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archives.bulbagarden.net/media/upload/thumb/f/fb/0001Bulbasaur.png/70px-0001Bulbasaur.png" draw:style-name="gr1" draw:text-style-name="P1" svg:width="0.7287in" svg:height="0.7287in" svg:x="0.889in" svg:y="0in">
            <draw:image xlink:href="https://archives.bulbagarden.net/media/upload/thumb/f/fb/0001Bulbasaur.png/70px-0001Bulbasaur.png" xlink:type="simple" xlink:show="embed" xlink:actuate="onLoad" draw:mime-type="image/png">
              <text:p/>
            </draw:image>
          </draw:frame>
          <draw:frame draw:z-index="1" draw:name="https://archives.bulbagarden.net/media/upload/thumb/8/81/0002Ivysaur.png/70px-0002Ivysaur.png" draw:style-name="gr1" draw:text-style-name="P1" svg:width="0.7287in" svg:height="0.7287in" svg:x="0.889in" svg:y="0.178in">
            <draw:image xlink:href="https://archives.bulbagarden.net/media/upload/thumb/8/81/0002Ivysaur.png/70px-0002Ivysaur.png" xlink:type="simple" xlink:show="embed" xlink:actuate="onLoad" draw:mime-type="image/png">
              <text:p/>
            </draw:image>
          </draw:frame>
          <draw:frame draw:z-index="2" draw:name="https://archives.bulbagarden.net/media/upload/thumb/6/6b/0003Venusaur.png/70px-0003Venusaur.png" draw:style-name="gr1" draw:text-style-name="P1" svg:width="0.7287in" svg:height="0.7287in" svg:x="0.889in" svg:y="0.3555in">
            <draw:image xlink:href="https://archives.bulbagarden.net/media/upload/thumb/6/6b/0003Venusaur.png/70px-0003Venusaur.png" xlink:type="simple" xlink:show="embed" xlink:actuate="onLoad" draw:mime-type="image/png">
              <text:p/>
            </draw:image>
          </draw:frame>
          <draw:frame draw:z-index="3" draw:name="https://archives.bulbagarden.net/media/upload/thumb/2/27/0004Charmander.png/70px-0004Charmander.png" draw:style-name="gr1" draw:text-style-name="P1" svg:width="0.7287in" svg:height="0.7287in" svg:x="0.889in" svg:y="0.5335in">
            <draw:image xlink:href="https://archives.bulbagarden.net/media/upload/thumb/2/27/0004Charmander.png/70px-0004Charmander.png" xlink:type="simple" xlink:show="embed" xlink:actuate="onLoad" draw:mime-type="image/png">
              <text:p/>
            </draw:image>
          </draw:frame>
          <draw:frame draw:z-index="4" draw:name="https://archives.bulbagarden.net/media/upload/thumb/0/05/0005Charmeleon.png/70px-0005Charmeleon.png" draw:style-name="gr1" draw:text-style-name="P1" svg:width="0.7287in" svg:height="0.7287in" svg:x="0.889in" svg:y="0.711in">
            <draw:image xlink:href="https://archives.bulbagarden.net/media/upload/thumb/0/05/0005Charmeleon.png/70px-0005Charmeleon.png" xlink:type="simple" xlink:show="embed" xlink:actuate="onLoad" draw:mime-type="image/png">
              <text:p/>
            </draw:image>
          </draw:frame>
          <draw:frame draw:z-index="5" draw:name="https://archives.bulbagarden.net/media/upload/thumb/3/38/0006Charizard.png/70px-0006Charizard.png" draw:style-name="gr1" draw:text-style-name="P1" svg:width="0.7287in" svg:height="0.7287in" svg:x="0.889in" svg:y="0.889in">
            <draw:image xlink:href="https://archives.bulbagarden.net/media/upload/thumb/3/38/0006Charizard.png/70px-0006Charizard.png" xlink:type="simple" xlink:show="embed" xlink:actuate="onLoad" draw:mime-type="image/png">
              <text:p/>
            </draw:image>
          </draw:frame>
          <draw:frame draw:z-index="6" draw:name="https://archives.bulbagarden.net/media/upload/thumb/5/54/0007Squirtle.png/70px-0007Squirtle.png" draw:style-name="gr1" draw:text-style-name="P1" svg:width="0.7287in" svg:height="0.7287in" svg:x="0.889in" svg:y="1.0665in">
            <draw:image xlink:href="https://archives.bulbagarden.net/media/upload/thumb/5/54/0007Squirtle.png/70px-0007Squirtle.png" xlink:type="simple" xlink:show="embed" xlink:actuate="onLoad" draw:mime-type="image/png">
              <text:p/>
            </draw:image>
          </draw:frame>
          <draw:frame draw:z-index="7" draw:name="https://archives.bulbagarden.net/media/upload/thumb/0/0f/0008Wartortle.png/70px-0008Wartortle.png" draw:style-name="gr1" draw:text-style-name="P1" svg:width="0.7287in" svg:height="0.7287in" svg:x="0.889in" svg:y="1.2445in">
            <draw:image xlink:href="https://archives.bulbagarden.net/media/upload/thumb/0/0f/0008Wartortle.png/70px-0008Wartortle.png" xlink:type="simple" xlink:show="embed" xlink:actuate="onLoad" draw:mime-type="image/png">
              <text:p/>
            </draw:image>
          </draw:frame>
          <draw:frame draw:z-index="8" draw:name="https://archives.bulbagarden.net/media/upload/thumb/0/0a/0009Blastoise.png/70px-0009Blastoise.png" draw:style-name="gr1" draw:text-style-name="P1" svg:width="0.7287in" svg:height="0.7287in" svg:x="0.889in" svg:y="1.422in">
            <draw:image xlink:href="https://archives.bulbagarden.net/media/upload/thumb/0/0a/0009Blastoise.png/70px-0009Blastoise.png" xlink:type="simple" xlink:show="embed" xlink:actuate="onLoad" draw:mime-type="image/png">
              <text:p/>
            </draw:image>
          </draw:frame>
          <draw:frame draw:z-index="9" draw:name="https://archives.bulbagarden.net/media/upload/thumb/5/5e/0010Caterpie.png/70px-0010Caterpie.png" draw:style-name="gr1" draw:text-style-name="P1" svg:width="0.7287in" svg:height="0.7287in" svg:x="0.889in" svg:y="1.6in">
            <draw:image xlink:href="https://archives.bulbagarden.net/media/upload/thumb/5/5e/0010Caterpie.png/70px-0010Caterpie.png" xlink:type="simple" xlink:show="embed" xlink:actuate="onLoad" draw:mime-type="image/png">
              <text:p/>
            </draw:image>
          </draw:frame>
          <draw:frame draw:z-index="10" draw:name="https://archives.bulbagarden.net/media/upload/thumb/d/da/0011Metapod.png/70px-0011Metapod.png" draw:style-name="gr1" draw:text-style-name="P1" svg:width="0.7287in" svg:height="0.7287in" svg:x="0.889in" svg:y="1.778in">
            <draw:image xlink:href="https://archives.bulbagarden.net/media/upload/thumb/d/da/0011Metapod.png/70px-0011Metapod.png" xlink:type="simple" xlink:show="embed" xlink:actuate="onLoad" draw:mime-type="image/png">
              <text:p/>
            </draw:image>
          </draw:frame>
          <draw:frame draw:z-index="11" draw:name="https://archives.bulbagarden.net/media/upload/thumb/5/55/0012Butterfree.png/70px-0012Butterfree.png" draw:style-name="gr1" draw:text-style-name="P1" svg:width="0.7287in" svg:height="0.7287in" svg:x="0.889in" svg:y="1.9555in">
            <draw:image xlink:href="https://archives.bulbagarden.net/media/upload/thumb/5/55/0012Butterfree.png/70px-0012Butterfree.png" xlink:type="simple" xlink:show="embed" xlink:actuate="onLoad" draw:mime-type="image/png">
              <text:p/>
            </draw:image>
          </draw:frame>
          <draw:frame draw:z-index="12" draw:name="https://archives.bulbagarden.net/media/upload/thumb/3/36/0013Weedle.png/70px-0013Weedle.png" draw:style-name="gr1" draw:text-style-name="P1" svg:width="0.7287in" svg:height="0.7287in" svg:x="0.889in" svg:y="2.1335in">
            <draw:image xlink:href="https://archives.bulbagarden.net/media/upload/thumb/3/36/0013Weedle.png/70px-0013Weedle.png" xlink:type="simple" xlink:show="embed" xlink:actuate="onLoad" draw:mime-type="image/png">
              <text:p/>
            </draw:image>
          </draw:frame>
          <draw:frame draw:z-index="13" draw:name="https://archives.bulbagarden.net/media/upload/thumb/f/f3/0014Kakuna.png/70px-0014Kakuna.png" draw:style-name="gr1" draw:text-style-name="P1" svg:width="0.7287in" svg:height="0.7287in" svg:x="0.889in" svg:y="2.311in">
            <draw:image xlink:href="https://archives.bulbagarden.net/media/upload/thumb/f/f3/0014Kakuna.png/70px-0014Kakuna.png" xlink:type="simple" xlink:show="embed" xlink:actuate="onLoad" draw:mime-type="image/png">
              <text:p/>
            </draw:image>
          </draw:frame>
          <draw:frame draw:z-index="14" draw:name="https://archives.bulbagarden.net/media/upload/thumb/f/f7/0015Beedrill.png/70px-0015Beedrill.png" draw:style-name="gr1" draw:text-style-name="P1" svg:width="0.7287in" svg:height="0.7287in" svg:x="0.889in" svg:y="2.489in">
            <draw:image xlink:href="https://archives.bulbagarden.net/media/upload/thumb/f/f7/0015Beedrill.png/70px-0015Beedrill.png" xlink:type="simple" xlink:show="embed" xlink:actuate="onLoad" draw:mime-type="image/png">
              <text:p/>
            </draw:image>
          </draw:frame>
          <draw:frame draw:z-index="15" draw:name="https://archives.bulbagarden.net/media/upload/thumb/0/0c/0016Pidgey.png/70px-0016Pidgey.png" draw:style-name="gr1" draw:text-style-name="P1" svg:width="0.7287in" svg:height="0.7287in" svg:x="0.889in" svg:y="2.6665in">
            <draw:image xlink:href="https://archives.bulbagarden.net/media/upload/thumb/0/0c/0016Pidgey.png/70px-0016Pidgey.png" xlink:type="simple" xlink:show="embed" xlink:actuate="onLoad" draw:mime-type="image/png">
              <text:p/>
            </draw:image>
          </draw:frame>
          <draw:frame draw:z-index="16" draw:name="https://archives.bulbagarden.net/media/upload/thumb/8/82/0017Pidgeotto.png/70px-0017Pidgeotto.png" draw:style-name="gr1" draw:text-style-name="P1" svg:width="0.7287in" svg:height="0.7287in" svg:x="0.889in" svg:y="2.8445in">
            <draw:image xlink:href="https://archives.bulbagarden.net/media/upload/thumb/8/82/0017Pidgeotto.png/70px-0017Pidgeotto.png" xlink:type="simple" xlink:show="embed" xlink:actuate="onLoad" draw:mime-type="image/png">
              <text:p/>
            </draw:image>
          </draw:frame>
          <draw:frame draw:z-index="17" draw:name="https://archives.bulbagarden.net/media/upload/thumb/7/73/0018Pidgeot.png/70px-0018Pidgeot.png" draw:style-name="gr1" draw:text-style-name="P1" svg:width="0.7287in" svg:height="0.7287in" svg:x="0.889in" svg:y="3.022in">
            <draw:image xlink:href="https://archives.bulbagarden.net/media/upload/thumb/7/73/0018Pidgeot.png/70px-0018Pidgeot.png" xlink:type="simple" xlink:show="embed" xlink:actuate="onLoad" draw:mime-type="image/png">
              <text:p/>
            </draw:image>
          </draw:frame>
          <draw:frame draw:z-index="18" draw:name="https://archives.bulbagarden.net/media/upload/thumb/a/aa/0019Rattata.png/70px-0019Rattata.png" draw:style-name="gr1" draw:text-style-name="P1" svg:width="0.7287in" svg:height="0.7287in" svg:x="0.889in" svg:y="3.2in">
            <draw:image xlink:href="https://archives.bulbagarden.net/media/upload/thumb/a/aa/0019Rattata.png/70px-0019Rattata.png" xlink:type="simple" xlink:show="embed" xlink:actuate="onLoad" draw:mime-type="image/png">
              <text:p/>
            </draw:image>
          </draw:frame>
          <draw:frame draw:z-index="19" draw:name="https://archives.bulbagarden.net/media/upload/thumb/2/2c/0020Raticate.png/70px-0020Raticate.png" draw:style-name="gr1" draw:text-style-name="P1" svg:width="0.7287in" svg:height="0.7287in" svg:x="0.889in" svg:y="3.378in">
            <draw:image xlink:href="https://archives.bulbagarden.net/media/upload/thumb/2/2c/0020Raticate.png/70px-0020Raticate.png" xlink:type="simple" xlink:show="embed" xlink:actuate="onLoad" draw:mime-type="image/png">
              <text:p/>
            </draw:image>
          </draw:frame>
          <draw:frame draw:z-index="20" draw:name="https://archives.bulbagarden.net/media/upload/thumb/2/2d/0021Spearow.png/70px-0021Spearow.png" draw:style-name="gr1" draw:text-style-name="P1" svg:width="0.7287in" svg:height="0.7287in" svg:x="0.889in" svg:y="3.5555in">
            <draw:image xlink:href="https://archives.bulbagarden.net/media/upload/thumb/2/2d/0021Spearow.png/70px-0021Spearow.png" xlink:type="simple" xlink:show="embed" xlink:actuate="onLoad" draw:mime-type="image/png">
              <text:p/>
            </draw:image>
          </draw:frame>
          <draw:frame draw:z-index="21" draw:name="https://archives.bulbagarden.net/media/upload/thumb/9/92/0022Fearow.png/70px-0022Fearow.png" draw:style-name="gr1" draw:text-style-name="P1" svg:width="0.7287in" svg:height="0.7287in" svg:x="0.889in" svg:y="3.7335in">
            <draw:image xlink:href="https://archives.bulbagarden.net/media/upload/thumb/9/92/0022Fearow.png/70px-0022Fearow.png" xlink:type="simple" xlink:show="embed" xlink:actuate="onLoad" draw:mime-type="image/png">
              <text:p/>
            </draw:image>
          </draw:frame>
          <draw:frame draw:z-index="22" draw:name="https://archives.bulbagarden.net/media/upload/thumb/d/d2/0023Ekans.png/70px-0023Ekans.png" draw:style-name="gr1" draw:text-style-name="P1" svg:width="0.7287in" svg:height="0.7287in" svg:x="0.889in" svg:y="3.911in">
            <draw:image xlink:href="https://archives.bulbagarden.net/media/upload/thumb/d/d2/0023Ekans.png/70px-0023Ekans.png" xlink:type="simple" xlink:show="embed" xlink:actuate="onLoad" draw:mime-type="image/png">
              <text:p/>
            </draw:image>
          </draw:frame>
          <draw:frame draw:z-index="23" draw:name="https://archives.bulbagarden.net/media/upload/thumb/5/51/0024Arbok.png/70px-0024Arbok.png" draw:style-name="gr1" draw:text-style-name="P1" svg:width="0.7287in" svg:height="0.7287in" svg:x="0.889in" svg:y="4.089in">
            <draw:image xlink:href="https://archives.bulbagarden.net/media/upload/thumb/5/51/0024Arbok.png/70px-0024Arbok.png" xlink:type="simple" xlink:show="embed" xlink:actuate="onLoad" draw:mime-type="image/png">
              <text:p/>
            </draw:image>
          </draw:frame>
          <draw:frame draw:z-index="24" draw:name="https://archives.bulbagarden.net/media/upload/thumb/4/4a/0025Pikachu.png/70px-0025Pikachu.png" draw:style-name="gr1" draw:text-style-name="P1" svg:width="0.7287in" svg:height="0.7287in" svg:x="0.889in" svg:y="4.2665in">
            <draw:image xlink:href="https://archives.bulbagarden.net/media/upload/thumb/4/4a/0025Pikachu.png/70px-0025Pikachu.png" xlink:type="simple" xlink:show="embed" xlink:actuate="onLoad" draw:mime-type="image/png">
              <text:p/>
            </draw:image>
          </draw:frame>
          <draw:frame draw:z-index="25" draw:name="https://archives.bulbagarden.net/media/upload/thumb/b/b0/0026Raichu.png/70px-0026Raichu.png" draw:style-name="gr1" draw:text-style-name="P1" svg:width="0.7287in" svg:height="0.7287in" svg:x="0.889in" svg:y="4.4445in">
            <draw:image xlink:href="https://archives.bulbagarden.net/media/upload/thumb/b/b0/0026Raichu.png/70px-0026Raichu.png" xlink:type="simple" xlink:show="embed" xlink:actuate="onLoad" draw:mime-type="image/png">
              <text:p/>
            </draw:image>
          </draw:frame>
          <draw:frame draw:z-index="26" draw:name="https://archives.bulbagarden.net/media/upload/thumb/e/e9/0027Sandshrew.png/70px-0027Sandshrew.png" draw:style-name="gr1" draw:text-style-name="P1" svg:width="0.7287in" svg:height="0.7287in" svg:x="0.889in" svg:y="4.622in">
            <draw:image xlink:href="https://archives.bulbagarden.net/media/upload/thumb/e/e9/0027Sandshrew.png/70px-0027Sandshrew.png" xlink:type="simple" xlink:show="embed" xlink:actuate="onLoad" draw:mime-type="image/png">
              <text:p/>
            </draw:image>
          </draw:frame>
          <draw:frame draw:z-index="27" draw:name="https://archives.bulbagarden.net/media/upload/thumb/a/a4/0028Sandslash.png/70px-0028Sandslash.png" draw:style-name="gr1" draw:text-style-name="P1" svg:width="0.7287in" svg:height="0.7287in" svg:x="0.889in" svg:y="4.8in">
            <draw:image xlink:href="https://archives.bulbagarden.net/media/upload/thumb/a/a4/0028Sandslash.png/70px-0028Sandslash.png" xlink:type="simple" xlink:show="embed" xlink:actuate="onLoad" draw:mime-type="image/png">
              <text:p/>
            </draw:image>
          </draw:frame>
          <draw:frame draw:z-index="28" draw:name="https://archives.bulbagarden.net/media/upload/thumb/b/b2/0029Nidoran.png/70px-0029Nidoran.png" draw:style-name="gr1" draw:text-style-name="P1" svg:width="0.7287in" svg:height="0.7287in" svg:x="0.889in" svg:y="4.978in">
            <draw:image xlink:href="https://archives.bulbagarden.net/media/upload/thumb/b/b2/0029Nidoran.png/70px-0029Nidoran.png" xlink:type="simple" xlink:show="embed" xlink:actuate="onLoad" draw:mime-type="image/png">
              <text:p/>
            </draw:image>
          </draw:frame>
          <draw:frame draw:z-index="29" draw:name="https://archives.bulbagarden.net/media/upload/thumb/e/ea/0030Nidorina.png/70px-0030Nidorina.png" draw:style-name="gr1" draw:text-style-name="P1" svg:width="0.7287in" svg:height="0.7287in" svg:x="0.889in" svg:y="5.1555in">
            <draw:image xlink:href="https://archives.bulbagarden.net/media/upload/thumb/e/ea/0030Nidorina.png/70px-0030Nidorina.png" xlink:type="simple" xlink:show="embed" xlink:actuate="onLoad" draw:mime-type="image/png">
              <text:p/>
            </draw:image>
          </draw:frame>
          <draw:frame draw:z-index="30" draw:name="https://archives.bulbagarden.net/media/upload/thumb/9/9d/0031Nidoqueen.png/70px-0031Nidoqueen.png" draw:style-name="gr1" draw:text-style-name="P1" svg:width="0.7287in" svg:height="0.7287in" svg:x="0.889in" svg:y="5.3335in">
            <draw:image xlink:href="https://archives.bulbagarden.net/media/upload/thumb/9/9d/0031Nidoqueen.png/70px-0031Nidoqueen.png" xlink:type="simple" xlink:show="embed" xlink:actuate="onLoad" draw:mime-type="image/png">
              <text:p/>
            </draw:image>
          </draw:frame>
          <draw:frame draw:z-index="31" draw:name="https://archives.bulbagarden.net/media/upload/thumb/8/8c/0032Nidoran.png/70px-0032Nidoran.png" draw:style-name="gr1" draw:text-style-name="P1" svg:width="0.7287in" svg:height="0.7287in" svg:x="0.889in" svg:y="5.511in">
            <draw:image xlink:href="https://archives.bulbagarden.net/media/upload/thumb/8/8c/0032Nidoran.png/70px-0032Nidoran.png" xlink:type="simple" xlink:show="embed" xlink:actuate="onLoad" draw:mime-type="image/png">
              <text:p/>
            </draw:image>
          </draw:frame>
          <draw:frame draw:z-index="32" draw:name="https://archives.bulbagarden.net/media/upload/thumb/1/1e/0033Nidorino.png/70px-0033Nidorino.png" draw:style-name="gr1" draw:text-style-name="P1" svg:width="0.7287in" svg:height="0.7287in" svg:x="0.889in" svg:y="5.689in">
            <draw:image xlink:href="https://archives.bulbagarden.net/media/upload/thumb/1/1e/0033Nidorino.png/70px-0033Nidorino.png" xlink:type="simple" xlink:show="embed" xlink:actuate="onLoad" draw:mime-type="image/png">
              <text:p/>
            </draw:image>
          </draw:frame>
          <draw:frame draw:z-index="33" draw:name="https://archives.bulbagarden.net/media/upload/thumb/2/21/0034Nidoking.png/70px-0034Nidoking.png" draw:style-name="gr1" draw:text-style-name="P1" svg:width="0.7287in" svg:height="0.7287in" svg:x="0.889in" svg:y="5.8665in">
            <draw:image xlink:href="https://archives.bulbagarden.net/media/upload/thumb/2/21/0034Nidoking.png/70px-0034Nidoking.png" xlink:type="simple" xlink:show="embed" xlink:actuate="onLoad" draw:mime-type="image/png">
              <text:p/>
            </draw:image>
          </draw:frame>
          <draw:frame draw:z-index="34" draw:name="https://archives.bulbagarden.net/media/upload/thumb/b/b7/0035Clefairy.png/70px-0035Clefairy.png" draw:style-name="gr1" draw:text-style-name="P1" svg:width="0.7287in" svg:height="0.7287in" svg:x="0.889in" svg:y="6.0445in">
            <draw:image xlink:href="https://archives.bulbagarden.net/media/upload/thumb/b/b7/0035Clefairy.png/70px-0035Clefairy.png" xlink:type="simple" xlink:show="embed" xlink:actuate="onLoad" draw:mime-type="image/png">
              <text:p/>
            </draw:image>
          </draw:frame>
          <draw:frame draw:z-index="35" draw:name="https://archives.bulbagarden.net/media/upload/thumb/a/a4/0036Clefable.png/70px-0036Clefable.png" draw:style-name="gr1" draw:text-style-name="P1" svg:width="0.7287in" svg:height="0.7287in" svg:x="0.889in" svg:y="6.222in">
            <draw:image xlink:href="https://archives.bulbagarden.net/media/upload/thumb/a/a4/0036Clefable.png/70px-0036Clefable.png" xlink:type="simple" xlink:show="embed" xlink:actuate="onLoad" draw:mime-type="image/png">
              <text:p/>
            </draw:image>
          </draw:frame>
          <draw:frame draw:z-index="36" draw:name="https://archives.bulbagarden.net/media/upload/thumb/0/06/0037Vulpix.png/70px-0037Vulpix.png" draw:style-name="gr1" draw:text-style-name="P1" svg:width="0.7287in" svg:height="0.7287in" svg:x="0.889in" svg:y="6.4in">
            <draw:image xlink:href="https://archives.bulbagarden.net/media/upload/thumb/0/06/0037Vulpix.png/70px-0037Vulpix.png" xlink:type="simple" xlink:show="embed" xlink:actuate="onLoad" draw:mime-type="image/png">
              <text:p/>
            </draw:image>
          </draw:frame>
          <draw:frame draw:z-index="37" draw:name="https://archives.bulbagarden.net/media/upload/thumb/3/3e/0038Ninetales.png/70px-0038Ninetales.png" draw:style-name="gr1" draw:text-style-name="P1" svg:width="0.7287in" svg:height="0.7287in" svg:x="0.889in" svg:y="6.578in">
            <draw:image xlink:href="https://archives.bulbagarden.net/media/upload/thumb/3/3e/0038Ninetales.png/70px-0038Ninetales.png" xlink:type="simple" xlink:show="embed" xlink:actuate="onLoad" draw:mime-type="image/png">
              <text:p/>
            </draw:image>
          </draw:frame>
          <draw:frame draw:z-index="38" draw:name="https://archives.bulbagarden.net/media/upload/thumb/3/3a/0039Jigglypuff.png/70px-0039Jigglypuff.png" draw:style-name="gr1" draw:text-style-name="P1" svg:width="0.7287in" svg:height="0.7287in" svg:x="0.889in" svg:y="6.7555in">
            <draw:image xlink:href="https://archives.bulbagarden.net/media/upload/thumb/3/3a/0039Jigglypuff.png/70px-0039Jigglypuff.png" xlink:type="simple" xlink:show="embed" xlink:actuate="onLoad" draw:mime-type="image/png">
              <text:p/>
            </draw:image>
          </draw:frame>
          <draw:frame draw:z-index="39" draw:name="https://archives.bulbagarden.net/media/upload/thumb/e/e2/0040Wigglytuff.png/70px-0040Wigglytuff.png" draw:style-name="gr1" draw:text-style-name="P1" svg:width="0.7287in" svg:height="0.7287in" svg:x="0.889in" svg:y="6.9335in">
            <draw:image xlink:href="https://archives.bulbagarden.net/media/upload/thumb/e/e2/0040Wigglytuff.png/70px-0040Wigglytuff.png" xlink:type="simple" xlink:show="embed" xlink:actuate="onLoad" draw:mime-type="image/png">
              <text:p/>
            </draw:image>
          </draw:frame>
          <draw:frame draw:z-index="40" draw:name="https://archives.bulbagarden.net/media/upload/thumb/4/4c/0041Zubat.png/70px-0041Zubat.png" draw:style-name="gr1" draw:text-style-name="P1" svg:width="0.7287in" svg:height="0.7287in" svg:x="0.889in" svg:y="7.111in">
            <draw:image xlink:href="https://archives.bulbagarden.net/media/upload/thumb/4/4c/0041Zubat.png/70px-0041Zubat.png" xlink:type="simple" xlink:show="embed" xlink:actuate="onLoad" draw:mime-type="image/png">
              <text:p/>
            </draw:image>
          </draw:frame>
          <draw:frame draw:z-index="41" draw:name="https://archives.bulbagarden.net/media/upload/thumb/7/76/0042Golbat.png/70px-0042Golbat.png" draw:style-name="gr1" draw:text-style-name="P1" svg:width="0.7287in" svg:height="0.7287in" svg:x="0.889in" svg:y="7.289in">
            <draw:image xlink:href="https://archives.bulbagarden.net/media/upload/thumb/7/76/0042Golbat.png/70px-0042Golbat.png" xlink:type="simple" xlink:show="embed" xlink:actuate="onLoad" draw:mime-type="image/png">
              <text:p/>
            </draw:image>
          </draw:frame>
          <draw:frame draw:z-index="42" draw:name="https://archives.bulbagarden.net/media/upload/thumb/1/16/0043Oddish.png/70px-0043Oddish.png" draw:style-name="gr1" draw:text-style-name="P1" svg:width="0.7287in" svg:height="0.7287in" svg:x="0.889in" svg:y="7.4665in">
            <draw:image xlink:href="https://archives.bulbagarden.net/media/upload/thumb/1/16/0043Oddish.png/70px-0043Oddish.png" xlink:type="simple" xlink:show="embed" xlink:actuate="onLoad" draw:mime-type="image/png">
              <text:p/>
            </draw:image>
          </draw:frame>
          <draw:frame draw:z-index="43" draw:name="https://archives.bulbagarden.net/media/upload/thumb/e/e0/0044Gloom.png/70px-0044Gloom.png" draw:style-name="gr1" draw:text-style-name="P1" svg:width="0.7287in" svg:height="0.7287in" svg:x="0.889in" svg:y="7.6445in">
            <draw:image xlink:href="https://archives.bulbagarden.net/media/upload/thumb/e/e0/0044Gloom.png/70px-0044Gloom.png" xlink:type="simple" xlink:show="embed" xlink:actuate="onLoad" draw:mime-type="image/png">
              <text:p/>
            </draw:image>
          </draw:frame>
          <draw:frame draw:z-index="44" draw:name="https://archives.bulbagarden.net/media/upload/thumb/8/89/0045Vileplume.png/70px-0045Vileplume.png" draw:style-name="gr1" draw:text-style-name="P1" svg:width="0.7287in" svg:height="0.7287in" svg:x="0.889in" svg:y="7.822in">
            <draw:image xlink:href="https://archives.bulbagarden.net/media/upload/thumb/8/89/0045Vileplume.png/70px-0045Vileplume.png" xlink:type="simple" xlink:show="embed" xlink:actuate="onLoad" draw:mime-type="image/png">
              <text:p/>
            </draw:image>
          </draw:frame>
          <draw:frame draw:z-index="45" draw:name="https://archives.bulbagarden.net/media/upload/thumb/8/8a/0046Paras.png/70px-0046Paras.png" draw:style-name="gr1" draw:text-style-name="P1" svg:width="0.7287in" svg:height="0.7287in" svg:x="0.889in" svg:y="8in">
            <draw:image xlink:href="https://archives.bulbagarden.net/media/upload/thumb/8/8a/0046Paras.png/70px-0046Paras.png" xlink:type="simple" xlink:show="embed" xlink:actuate="onLoad" draw:mime-type="image/png">
              <text:p/>
            </draw:image>
          </draw:frame>
          <draw:frame draw:z-index="46" draw:name="https://archives.bulbagarden.net/media/upload/thumb/7/7b/0047Parasect.png/70px-0047Parasect.png" draw:style-name="gr1" draw:text-style-name="P1" svg:width="0.7287in" svg:height="0.7287in" svg:x="0.889in" svg:y="8.178in">
            <draw:image xlink:href="https://archives.bulbagarden.net/media/upload/thumb/7/7b/0047Parasect.png/70px-0047Parasect.png" xlink:type="simple" xlink:show="embed" xlink:actuate="onLoad" draw:mime-type="image/png">
              <text:p/>
            </draw:image>
          </draw:frame>
          <draw:frame draw:z-index="47" draw:name="https://archives.bulbagarden.net/media/upload/thumb/2/2c/0048Venonat.png/70px-0048Venonat.png" draw:style-name="gr1" draw:text-style-name="P1" svg:width="0.7287in" svg:height="0.7287in" svg:x="0.889in" svg:y="8.3555in">
            <draw:image xlink:href="https://archives.bulbagarden.net/media/upload/thumb/2/2c/0048Venonat.png/70px-0048Venonat.png" xlink:type="simple" xlink:show="embed" xlink:actuate="onLoad" draw:mime-type="image/png">
              <text:p/>
            </draw:image>
          </draw:frame>
          <draw:frame draw:z-index="48" draw:name="https://archives.bulbagarden.net/media/upload/thumb/0/0e/0049Venomoth.png/70px-0049Venomoth.png" draw:style-name="gr1" draw:text-style-name="P1" svg:width="0.7287in" svg:height="0.7287in" svg:x="0.889in" svg:y="8.5335in">
            <draw:image xlink:href="https://archives.bulbagarden.net/media/upload/thumb/0/0e/0049Venomoth.png/70px-0049Venomoth.png" xlink:type="simple" xlink:show="embed" xlink:actuate="onLoad" draw:mime-type="image/png">
              <text:p/>
            </draw:image>
          </draw:frame>
          <draw:frame draw:z-index="49" draw:name="https://archives.bulbagarden.net/media/upload/thumb/a/a6/0050Diglett.png/70px-0050Diglett.png" draw:style-name="gr1" draw:text-style-name="P1" svg:width="0.7287in" svg:height="0.7287in" svg:x="0.889in" svg:y="8.711in">
            <draw:image xlink:href="https://archives.bulbagarden.net/media/upload/thumb/a/a6/0050Diglett.png/70px-0050Diglett.png" xlink:type="simple" xlink:show="embed" xlink:actuate="onLoad" draw:mime-type="image/png">
              <text:p/>
            </draw:image>
          </draw:frame>
          <draw:frame draw:z-index="50" draw:name="https://archives.bulbagarden.net/media/upload/thumb/8/88/0051Dugtrio.png/70px-0051Dugtrio.png" draw:style-name="gr1" draw:text-style-name="P1" svg:width="0.7287in" svg:height="0.7287in" svg:x="0.889in" svg:y="8.889in">
            <draw:image xlink:href="https://archives.bulbagarden.net/media/upload/thumb/8/88/0051Dugtrio.png/70px-0051Dugtrio.png" xlink:type="simple" xlink:show="embed" xlink:actuate="onLoad" draw:mime-type="image/png">
              <text:p/>
            </draw:image>
          </draw:frame>
          <draw:frame draw:z-index="51" draw:name="https://archives.bulbagarden.net/media/upload/thumb/d/d6/0052Meowth.png/70px-0052Meowth.png" draw:style-name="gr1" draw:text-style-name="P1" svg:width="0.7287in" svg:height="0.7287in" svg:x="0.889in" svg:y="9.0665in">
            <draw:image xlink:href="https://archives.bulbagarden.net/media/upload/thumb/d/d6/0052Meowth.png/70px-0052Meowth.png" xlink:type="simple" xlink:show="embed" xlink:actuate="onLoad" draw:mime-type="image/png">
              <text:p/>
            </draw:image>
          </draw:frame>
          <draw:frame draw:z-index="52" draw:name="https://archives.bulbagarden.net/media/upload/thumb/b/b0/0053Persian.png/70px-0053Persian.png" draw:style-name="gr1" draw:text-style-name="P1" svg:width="0.7287in" svg:height="0.7287in" svg:x="0.889in" svg:y="9.2445in">
            <draw:image xlink:href="https://archives.bulbagarden.net/media/upload/thumb/b/b0/0053Persian.png/70px-0053Persian.png" xlink:type="simple" xlink:show="embed" xlink:actuate="onLoad" draw:mime-type="image/png">
              <text:p/>
            </draw:image>
          </draw:frame>
          <draw:frame draw:z-index="53" draw:name="https://archives.bulbagarden.net/media/upload/thumb/3/3f/0054Psyduck.png/70px-0054Psyduck.png" draw:style-name="gr1" draw:text-style-name="P1" svg:width="0.7287in" svg:height="0.7287in" svg:x="0.889in" svg:y="9.422in">
            <draw:image xlink:href="https://archives.bulbagarden.net/media/upload/thumb/3/3f/0054Psyduck.png/70px-0054Psyduck.png" xlink:type="simple" xlink:show="embed" xlink:actuate="onLoad" draw:mime-type="image/png">
              <text:p/>
            </draw:image>
          </draw:frame>
          <draw:frame draw:z-index="54" draw:name="https://archives.bulbagarden.net/media/upload/thumb/e/ed/0055Golduck.png/70px-0055Golduck.png" draw:style-name="gr1" draw:text-style-name="P1" svg:width="0.7287in" svg:height="0.7287in" svg:x="0.889in" svg:y="9.6in">
            <draw:image xlink:href="https://archives.bulbagarden.net/media/upload/thumb/e/ed/0055Golduck.png/70px-0055Golduck.png" xlink:type="simple" xlink:show="embed" xlink:actuate="onLoad" draw:mime-type="image/png">
              <text:p/>
            </draw:image>
          </draw:frame>
          <draw:frame draw:z-index="55" draw:name="https://archives.bulbagarden.net/media/upload/thumb/f/fa/0056Mankey.png/70px-0056Mankey.png" draw:style-name="gr1" draw:text-style-name="P1" svg:width="0.7287in" svg:height="0.7287in" svg:x="0.889in" svg:y="9.778in">
            <draw:image xlink:href="https://archives.bulbagarden.net/media/upload/thumb/f/fa/0056Mankey.png/70px-0056Mankey.png" xlink:type="simple" xlink:show="embed" xlink:actuate="onLoad" draw:mime-type="image/png">
              <text:p/>
            </draw:image>
          </draw:frame>
          <draw:frame draw:z-index="56" draw:name="https://archives.bulbagarden.net/media/upload/thumb/2/2c/0057Primeape.png/70px-0057Primeape.png" draw:style-name="gr1" draw:text-style-name="P1" svg:width="0.7287in" svg:height="0.7287in" svg:x="0.889in" svg:y="9.9555in">
            <draw:image xlink:href="https://archives.bulbagarden.net/media/upload/thumb/2/2c/0057Primeape.png/70px-0057Primeape.png" xlink:type="simple" xlink:show="embed" xlink:actuate="onLoad" draw:mime-type="image/png">
              <text:p/>
            </draw:image>
          </draw:frame>
          <draw:frame draw:z-index="57" draw:name="https://archives.bulbagarden.net/media/upload/thumb/6/6a/0058Growlithe.png/70px-0058Growlithe.png" draw:style-name="gr1" draw:text-style-name="P1" svg:width="0.7287in" svg:height="0.7287in" svg:x="0.889in" svg:y="10.1335in">
            <draw:image xlink:href="https://archives.bulbagarden.net/media/upload/thumb/6/6a/0058Growlithe.png/70px-0058Growlithe.png" xlink:type="simple" xlink:show="embed" xlink:actuate="onLoad" draw:mime-type="image/png">
              <text:p/>
            </draw:image>
          </draw:frame>
          <draw:frame draw:z-index="58" draw:name="https://archives.bulbagarden.net/media/upload/thumb/4/42/0059Arcanine.png/70px-0059Arcanine.png" draw:style-name="gr1" draw:text-style-name="P1" svg:width="0.7287in" svg:height="0.7287in" svg:x="0.889in" svg:y="10.311in">
            <draw:image xlink:href="https://archives.bulbagarden.net/media/upload/thumb/4/42/0059Arcanine.png/70px-0059Arcanine.png" xlink:type="simple" xlink:show="embed" xlink:actuate="onLoad" draw:mime-type="image/png">
              <text:p/>
            </draw:image>
          </draw:frame>
          <draw:frame draw:z-index="59" draw:name="https://archives.bulbagarden.net/media/upload/thumb/e/e4/0060Poliwag.png/70px-0060Poliwag.png" draw:style-name="gr1" draw:text-style-name="P1" svg:width="0.7287in" svg:height="0.7287in" svg:x="0.889in" svg:y="10.489in">
            <draw:image xlink:href="https://archives.bulbagarden.net/media/upload/thumb/e/e4/0060Poliwag.png/70px-0060Poliwag.png" xlink:type="simple" xlink:show="embed" xlink:actuate="onLoad" draw:mime-type="image/png">
              <text:p/>
            </draw:image>
          </draw:frame>
          <draw:frame draw:z-index="60" draw:name="https://archives.bulbagarden.net/media/upload/thumb/f/fd/0061Poliwhirl.png/70px-0061Poliwhirl.png" draw:style-name="gr1" draw:text-style-name="P1" svg:width="0.7287in" svg:height="0.7287in" svg:x="0.889in" svg:y="10.6665in">
            <draw:image xlink:href="https://archives.bulbagarden.net/media/upload/thumb/f/fd/0061Poliwhirl.png/70px-0061Poliwhirl.png" xlink:type="simple" xlink:show="embed" xlink:actuate="onLoad" draw:mime-type="image/png">
              <text:p/>
            </draw:image>
          </draw:frame>
          <draw:frame draw:z-index="61" draw:name="https://archives.bulbagarden.net/media/upload/thumb/8/80/0062Poliwrath.png/70px-0062Poliwrath.png" draw:style-name="gr1" draw:text-style-name="P1" svg:width="0.7287in" svg:height="0.7287in" svg:x="0.889in" svg:y="10.8445in">
            <draw:image xlink:href="https://archives.bulbagarden.net/media/upload/thumb/8/80/0062Poliwrath.png/70px-0062Poliwrath.png" xlink:type="simple" xlink:show="embed" xlink:actuate="onLoad" draw:mime-type="image/png">
              <text:p/>
            </draw:image>
          </draw:frame>
          <draw:frame draw:z-index="62" draw:name="https://archives.bulbagarden.net/media/upload/thumb/b/bd/0063Abra.png/70px-0063Abra.png" draw:style-name="gr1" draw:text-style-name="P1" svg:width="0.7287in" svg:height="0.7287in" svg:x="0.889in" svg:y="11.022in">
            <draw:image xlink:href="https://archives.bulbagarden.net/media/upload/thumb/b/bd/0063Abra.png/70px-0063Abra.png" xlink:type="simple" xlink:show="embed" xlink:actuate="onLoad" draw:mime-type="image/png">
              <text:p/>
            </draw:image>
          </draw:frame>
          <draw:frame draw:z-index="63" draw:name="https://archives.bulbagarden.net/media/upload/thumb/a/af/0064Kadabra.png/70px-0064Kadabra.png" draw:style-name="gr1" draw:text-style-name="P1" svg:width="0.7287in" svg:height="0.7287in" svg:x="0.889in" svg:y="11.2in">
            <draw:image xlink:href="https://archives.bulbagarden.net/media/upload/thumb/a/af/0064Kadabra.png/70px-0064Kadabra.png" xlink:type="simple" xlink:show="embed" xlink:actuate="onLoad" draw:mime-type="image/png">
              <text:p/>
            </draw:image>
          </draw:frame>
          <draw:frame draw:z-index="64" draw:name="https://archives.bulbagarden.net/media/upload/thumb/b/bb/0065Alakazam.png/70px-0065Alakazam.png" draw:style-name="gr1" draw:text-style-name="P1" svg:width="0.7287in" svg:height="0.7287in" svg:x="0.889in" svg:y="11.378in">
            <draw:image xlink:href="https://archives.bulbagarden.net/media/upload/thumb/b/bb/0065Alakazam.png/70px-0065Alakazam.png" xlink:type="simple" xlink:show="embed" xlink:actuate="onLoad" draw:mime-type="image/png">
              <text:p/>
            </draw:image>
          </draw:frame>
          <draw:frame draw:z-index="65" draw:name="https://archives.bulbagarden.net/media/upload/thumb/0/02/0066Machop.png/70px-0066Machop.png" draw:style-name="gr1" draw:text-style-name="P1" svg:width="0.7287in" svg:height="0.7287in" svg:x="0.889in" svg:y="11.5555in">
            <draw:image xlink:href="https://archives.bulbagarden.net/media/upload/thumb/0/02/0066Machop.png/70px-0066Machop.png" xlink:type="simple" xlink:show="embed" xlink:actuate="onLoad" draw:mime-type="image/png">
              <text:p/>
            </draw:image>
          </draw:frame>
          <draw:frame draw:z-index="66" draw:name="https://archives.bulbagarden.net/media/upload/thumb/2/22/0067Machoke.png/70px-0067Machoke.png" draw:style-name="gr1" draw:text-style-name="P1" svg:width="0.7287in" svg:height="0.7287in" svg:x="0.889in" svg:y="11.7335in">
            <draw:image xlink:href="https://archives.bulbagarden.net/media/upload/thumb/2/22/0067Machoke.png/70px-0067Machoke.png" xlink:type="simple" xlink:show="embed" xlink:actuate="onLoad" draw:mime-type="image/png">
              <text:p/>
            </draw:image>
          </draw:frame>
          <draw:frame draw:z-index="67" draw:name="https://archives.bulbagarden.net/media/upload/thumb/8/82/0068Machamp.png/70px-0068Machamp.png" draw:style-name="gr1" draw:text-style-name="P1" svg:width="0.7287in" svg:height="0.7287in" svg:x="0.889in" svg:y="11.911in">
            <draw:image xlink:href="https://archives.bulbagarden.net/media/upload/thumb/8/82/0068Machamp.png/70px-0068Machamp.png" xlink:type="simple" xlink:show="embed" xlink:actuate="onLoad" draw:mime-type="image/png">
              <text:p/>
            </draw:image>
          </draw:frame>
          <draw:frame draw:z-index="68" draw:name="https://archives.bulbagarden.net/media/upload/thumb/6/66/0069Bellsprout.png/70px-0069Bellsprout.png" draw:style-name="gr1" draw:text-style-name="P1" svg:width="0.7287in" svg:height="0.7287in" svg:x="0.889in" svg:y="12.089in">
            <draw:image xlink:href="https://archives.bulbagarden.net/media/upload/thumb/6/66/0069Bellsprout.png/70px-0069Bellsprout.png" xlink:type="simple" xlink:show="embed" xlink:actuate="onLoad" draw:mime-type="image/png">
              <text:p/>
            </draw:image>
          </draw:frame>
          <draw:frame draw:z-index="69" draw:name="https://archives.bulbagarden.net/media/upload/thumb/c/c1/0070Weepinbell.png/70px-0070Weepinbell.png" draw:style-name="gr1" draw:text-style-name="P1" svg:width="0.7287in" svg:height="0.7287in" svg:x="0.889in" svg:y="12.2665in">
            <draw:image xlink:href="https://archives.bulbagarden.net/media/upload/thumb/c/c1/0070Weepinbell.png/70px-0070Weepinbell.png" xlink:type="simple" xlink:show="embed" xlink:actuate="onLoad" draw:mime-type="image/png">
              <text:p/>
            </draw:image>
          </draw:frame>
          <draw:frame draw:z-index="70" draw:name="https://archives.bulbagarden.net/media/upload/thumb/e/e9/0071Victreebel.png/70px-0071Victreebel.png" draw:style-name="gr1" draw:text-style-name="P1" svg:width="0.7287in" svg:height="0.7287in" svg:x="0.889in" svg:y="12.4445in">
            <draw:image xlink:href="https://archives.bulbagarden.net/media/upload/thumb/e/e9/0071Victreebel.png/70px-0071Victreebel.png" xlink:type="simple" xlink:show="embed" xlink:actuate="onLoad" draw:mime-type="image/png">
              <text:p/>
            </draw:image>
          </draw:frame>
          <draw:frame draw:z-index="71" draw:name="https://archives.bulbagarden.net/media/upload/thumb/6/6e/0072Tentacool.png/70px-0072Tentacool.png" draw:style-name="gr1" draw:text-style-name="P1" svg:width="0.7287in" svg:height="0.7287in" svg:x="0.889in" svg:y="12.622in">
            <draw:image xlink:href="https://archives.bulbagarden.net/media/upload/thumb/6/6e/0072Tentacool.png/70px-0072Tentacool.png" xlink:type="simple" xlink:show="embed" xlink:actuate="onLoad" draw:mime-type="image/png">
              <text:p/>
            </draw:image>
          </draw:frame>
          <draw:frame draw:z-index="72" draw:name="https://archives.bulbagarden.net/media/upload/thumb/c/cb/0073Tentacruel.png/70px-0073Tentacruel.png" draw:style-name="gr1" draw:text-style-name="P1" svg:width="0.7287in" svg:height="0.7287in" svg:x="0.889in" svg:y="12.8in">
            <draw:image xlink:href="https://archives.bulbagarden.net/media/upload/thumb/c/cb/0073Tentacruel.png/70px-0073Tentacruel.png" xlink:type="simple" xlink:show="embed" xlink:actuate="onLoad" draw:mime-type="image/png">
              <text:p/>
            </draw:image>
          </draw:frame>
          <draw:frame draw:z-index="73" draw:name="https://archives.bulbagarden.net/media/upload/thumb/9/97/0074Geodude.png/70px-0074Geodude.png" draw:style-name="gr1" draw:text-style-name="P1" svg:width="0.7287in" svg:height="0.7287in" svg:x="0.889in" svg:y="12.978in">
            <draw:image xlink:href="https://archives.bulbagarden.net/media/upload/thumb/9/97/0074Geodude.png/70px-0074Geodude.png" xlink:type="simple" xlink:show="embed" xlink:actuate="onLoad" draw:mime-type="image/png">
              <text:p/>
            </draw:image>
          </draw:frame>
          <draw:frame draw:z-index="74" draw:name="https://archives.bulbagarden.net/media/upload/thumb/d/d4/0075Graveler.png/70px-0075Graveler.png" draw:style-name="gr1" draw:text-style-name="P1" svg:width="0.7287in" svg:height="0.7287in" svg:x="0.889in" svg:y="13.1555in">
            <draw:image xlink:href="https://archives.bulbagarden.net/media/upload/thumb/d/d4/0075Graveler.png/70px-0075Graveler.png" xlink:type="simple" xlink:show="embed" xlink:actuate="onLoad" draw:mime-type="image/png">
              <text:p/>
            </draw:image>
          </draw:frame>
          <draw:frame draw:z-index="75" draw:name="https://archives.bulbagarden.net/media/upload/thumb/3/38/0076Golem.png/70px-0076Golem.png" draw:style-name="gr1" draw:text-style-name="P1" svg:width="0.7287in" svg:height="0.7287in" svg:x="0.889in" svg:y="13.3335in">
            <draw:image xlink:href="https://archives.bulbagarden.net/media/upload/thumb/3/38/0076Golem.png/70px-0076Golem.png" xlink:type="simple" xlink:show="embed" xlink:actuate="onLoad" draw:mime-type="image/png">
              <text:p/>
            </draw:image>
          </draw:frame>
          <draw:frame draw:z-index="76" draw:name="https://archives.bulbagarden.net/media/upload/thumb/c/c0/0077Ponyta.png/70px-0077Ponyta.png" draw:style-name="gr1" draw:text-style-name="P1" svg:width="0.7287in" svg:height="0.7287in" svg:x="0.889in" svg:y="13.511in">
            <draw:image xlink:href="https://archives.bulbagarden.net/media/upload/thumb/c/c0/0077Ponyta.png/70px-0077Ponyta.png" xlink:type="simple" xlink:show="embed" xlink:actuate="onLoad" draw:mime-type="image/png">
              <text:p/>
            </draw:image>
          </draw:frame>
          <draw:frame draw:z-index="77" draw:name="https://archives.bulbagarden.net/media/upload/thumb/a/a9/0078Rapidash.png/70px-0078Rapidash.png" draw:style-name="gr1" draw:text-style-name="P1" svg:width="0.7287in" svg:height="0.7287in" svg:x="0.889in" svg:y="13.689in">
            <draw:image xlink:href="https://archives.bulbagarden.net/media/upload/thumb/a/a9/0078Rapidash.png/70px-0078Rapidash.png" xlink:type="simple" xlink:show="embed" xlink:actuate="onLoad" draw:mime-type="image/png">
              <text:p/>
            </draw:image>
          </draw:frame>
          <draw:frame draw:z-index="78" draw:name="https://archives.bulbagarden.net/media/upload/thumb/1/19/0079Slowpoke.png/70px-0079Slowpoke.png" draw:style-name="gr1" draw:text-style-name="P1" svg:width="0.7287in" svg:height="0.7287in" svg:x="0.889in" svg:y="13.8665in">
            <draw:image xlink:href="https://archives.bulbagarden.net/media/upload/thumb/1/19/0079Slowpoke.png/70px-0079Slowpoke.png" xlink:type="simple" xlink:show="embed" xlink:actuate="onLoad" draw:mime-type="image/png">
              <text:p/>
            </draw:image>
          </draw:frame>
          <draw:frame draw:z-index="79" draw:name="https://archives.bulbagarden.net/media/upload/thumb/a/a3/0080Slowbro.png/70px-0080Slowbro.png" draw:style-name="gr1" draw:text-style-name="P1" svg:width="0.7287in" svg:height="0.7287in" svg:x="0.889in" svg:y="14.0445in">
            <draw:image xlink:href="https://archives.bulbagarden.net/media/upload/thumb/a/a3/0080Slowbro.png/70px-0080Slowbro.png" xlink:type="simple" xlink:show="embed" xlink:actuate="onLoad" draw:mime-type="image/png">
              <text:p/>
            </draw:image>
          </draw:frame>
          <draw:frame draw:z-index="80" draw:name="https://archives.bulbagarden.net/media/upload/thumb/a/a2/0081Magnemite.png/70px-0081Magnemite.png" draw:style-name="gr1" draw:text-style-name="P1" svg:width="0.7287in" svg:height="0.7287in" svg:x="0.889in" svg:y="14.222in">
            <draw:image xlink:href="https://archives.bulbagarden.net/media/upload/thumb/a/a2/0081Magnemite.png/70px-0081Magnemite.png" xlink:type="simple" xlink:show="embed" xlink:actuate="onLoad" draw:mime-type="image/png">
              <text:p/>
            </draw:image>
          </draw:frame>
          <draw:frame draw:z-index="81" draw:name="https://archives.bulbagarden.net/media/upload/thumb/d/d9/0082Magneton.png/70px-0082Magneton.png" draw:style-name="gr1" draw:text-style-name="P1" svg:width="0.7287in" svg:height="0.7287in" svg:x="0.889in" svg:y="14.4in">
            <draw:image xlink:href="https://archives.bulbagarden.net/media/upload/thumb/d/d9/0082Magneton.png/70px-0082Magneton.png" xlink:type="simple" xlink:show="embed" xlink:actuate="onLoad" draw:mime-type="image/png">
              <text:p/>
            </draw:image>
          </draw:frame>
          <draw:frame draw:z-index="82" draw:name="https://archives.bulbagarden.net/media/upload/thumb/9/99/0083Farfetch%27d.png/70px-0083Farfetch%27d.png" draw:style-name="gr1" draw:text-style-name="P1" svg:width="0.7287in" svg:height="0.7287in" svg:x="0.889in" svg:y="14.578in">
            <draw:image xlink:href="https://archives.bulbagarden.net/media/upload/thumb/9/99/0083Farfetch%27d.png/70px-0083Farfetch%27d.png" xlink:type="simple" xlink:show="embed" xlink:actuate="onLoad" draw:mime-type="image/png">
              <text:p/>
            </draw:image>
          </draw:frame>
          <draw:frame draw:z-index="83" draw:name="https://archives.bulbagarden.net/media/upload/thumb/b/b9/0084Doduo.png/70px-0084Doduo.png" draw:style-name="gr1" draw:text-style-name="P1" svg:width="0.7287in" svg:height="0.7287in" svg:x="0.889in" svg:y="14.7555in">
            <draw:image xlink:href="https://archives.bulbagarden.net/media/upload/thumb/b/b9/0084Doduo.png/70px-0084Doduo.png" xlink:type="simple" xlink:show="embed" xlink:actuate="onLoad" draw:mime-type="image/png">
              <text:p/>
            </draw:image>
          </draw:frame>
          <draw:frame draw:z-index="84" draw:name="https://archives.bulbagarden.net/media/upload/thumb/9/97/0085Dodrio.png/70px-0085Dodrio.png" draw:style-name="gr1" draw:text-style-name="P1" svg:width="0.7287in" svg:height="0.7287in" svg:x="0.889in" svg:y="14.9335in">
            <draw:image xlink:href="https://archives.bulbagarden.net/media/upload/thumb/9/97/0085Dodrio.png/70px-0085Dodrio.png" xlink:type="simple" xlink:show="embed" xlink:actuate="onLoad" draw:mime-type="image/png">
              <text:p/>
            </draw:image>
          </draw:frame>
          <draw:frame draw:z-index="85" draw:name="https://archives.bulbagarden.net/media/upload/thumb/2/22/0086Seel.png/70px-0086Seel.png" draw:style-name="gr1" draw:text-style-name="P1" svg:width="0.7287in" svg:height="0.7287in" svg:x="0.889in" svg:y="15.111in">
            <draw:image xlink:href="https://archives.bulbagarden.net/media/upload/thumb/2/22/0086Seel.png/70px-0086Seel.png" xlink:type="simple" xlink:show="embed" xlink:actuate="onLoad" draw:mime-type="image/png">
              <text:p/>
            </draw:image>
          </draw:frame>
          <draw:frame draw:z-index="86" draw:name="https://archives.bulbagarden.net/media/upload/thumb/2/2b/0087Dewgong.png/70px-0087Dewgong.png" draw:style-name="gr1" draw:text-style-name="P1" svg:width="0.7287in" svg:height="0.7287in" svg:x="0.889in" svg:y="15.289in">
            <draw:image xlink:href="https://archives.bulbagarden.net/media/upload/thumb/2/2b/0087Dewgong.png/70px-0087Dewgong.png" xlink:type="simple" xlink:show="embed" xlink:actuate="onLoad" draw:mime-type="image/png">
              <text:p/>
            </draw:image>
          </draw:frame>
          <draw:frame draw:z-index="87" draw:name="https://archives.bulbagarden.net/media/upload/thumb/e/eb/0088Grimer.png/70px-0088Grimer.png" draw:style-name="gr1" draw:text-style-name="P1" svg:width="0.7287in" svg:height="0.7287in" svg:x="0.889in" svg:y="15.4665in">
            <draw:image xlink:href="https://archives.bulbagarden.net/media/upload/thumb/e/eb/0088Grimer.png/70px-0088Grimer.png" xlink:type="simple" xlink:show="embed" xlink:actuate="onLoad" draw:mime-type="image/png">
              <text:p/>
            </draw:image>
          </draw:frame>
          <draw:frame draw:z-index="88" draw:name="https://archives.bulbagarden.net/media/upload/thumb/4/41/0089Muk.png/70px-0089Muk.png" draw:style-name="gr1" draw:text-style-name="P1" svg:width="0.7287in" svg:height="0.7287in" svg:x="0.889in" svg:y="15.6445in">
            <draw:image xlink:href="https://archives.bulbagarden.net/media/upload/thumb/4/41/0089Muk.png/70px-0089Muk.png" xlink:type="simple" xlink:show="embed" xlink:actuate="onLoad" draw:mime-type="image/png">
              <text:p/>
            </draw:image>
          </draw:frame>
          <draw:frame draw:z-index="89" draw:name="https://archives.bulbagarden.net/media/upload/thumb/3/3e/0090Shellder.png/70px-0090Shellder.png" draw:style-name="gr1" draw:text-style-name="P1" svg:width="0.7287in" svg:height="0.7287in" svg:x="0.889in" svg:y="15.822in">
            <draw:image xlink:href="https://archives.bulbagarden.net/media/upload/thumb/3/3e/0090Shellder.png/70px-0090Shellder.png" xlink:type="simple" xlink:show="embed" xlink:actuate="onLoad" draw:mime-type="image/png">
              <text:p/>
            </draw:image>
          </draw:frame>
          <draw:frame draw:z-index="90" draw:name="https://archives.bulbagarden.net/media/upload/thumb/9/90/0091Cloyster.png/70px-0091Cloyster.png" draw:style-name="gr1" draw:text-style-name="P1" svg:width="0.7287in" svg:height="0.7287in" svg:x="0.889in" svg:y="16in">
            <draw:image xlink:href="https://archives.bulbagarden.net/media/upload/thumb/9/90/0091Cloyster.png/70px-0091Cloyster.png" xlink:type="simple" xlink:show="embed" xlink:actuate="onLoad" draw:mime-type="image/png">
              <text:p/>
            </draw:image>
          </draw:frame>
          <draw:frame draw:z-index="91" draw:name="https://archives.bulbagarden.net/media/upload/thumb/c/c2/0092Gastly.png/70px-0092Gastly.png" draw:style-name="gr1" draw:text-style-name="P1" svg:width="0.7287in" svg:height="0.7287in" svg:x="0.889in" svg:y="16.178in">
            <draw:image xlink:href="https://archives.bulbagarden.net/media/upload/thumb/c/c2/0092Gastly.png/70px-0092Gastly.png" xlink:type="simple" xlink:show="embed" xlink:actuate="onLoad" draw:mime-type="image/png">
              <text:p/>
            </draw:image>
          </draw:frame>
          <draw:frame draw:z-index="92" draw:name="https://archives.bulbagarden.net/media/upload/thumb/d/d1/0093Haunter.png/70px-0093Haunter.png" draw:style-name="gr1" draw:text-style-name="P1" svg:width="0.7287in" svg:height="0.7287in" svg:x="0.889in" svg:y="16.3555in">
            <draw:image xlink:href="https://archives.bulbagarden.net/media/upload/thumb/d/d1/0093Haunter.png/70px-0093Haunter.png" xlink:type="simple" xlink:show="embed" xlink:actuate="onLoad" draw:mime-type="image/png">
              <text:p/>
            </draw:image>
          </draw:frame>
          <draw:frame draw:z-index="93" draw:name="https://archives.bulbagarden.net/media/upload/thumb/4/47/0094Gengar.png/70px-0094Gengar.png" draw:style-name="gr1" draw:text-style-name="P1" svg:width="0.7287in" svg:height="0.7287in" svg:x="0.889in" svg:y="16.5335in">
            <draw:image xlink:href="https://archives.bulbagarden.net/media/upload/thumb/4/47/0094Gengar.png/70px-0094Gengar.png" xlink:type="simple" xlink:show="embed" xlink:actuate="onLoad" draw:mime-type="image/png">
              <text:p/>
            </draw:image>
          </draw:frame>
          <draw:frame draw:z-index="94" draw:name="https://archives.bulbagarden.net/media/upload/thumb/b/b7/0095Onix.png/70px-0095Onix.png" draw:style-name="gr1" draw:text-style-name="P1" svg:width="0.7287in" svg:height="0.7287in" svg:x="0.889in" svg:y="16.711in">
            <draw:image xlink:href="https://archives.bulbagarden.net/media/upload/thumb/b/b7/0095Onix.png/70px-0095Onix.png" xlink:type="simple" xlink:show="embed" xlink:actuate="onLoad" draw:mime-type="image/png">
              <text:p/>
            </draw:image>
          </draw:frame>
          <draw:frame draw:z-index="95" draw:name="https://archives.bulbagarden.net/media/upload/thumb/e/e4/0096Drowzee.png/70px-0096Drowzee.png" draw:style-name="gr1" draw:text-style-name="P1" svg:width="0.7287in" svg:height="0.7287in" svg:x="0.889in" svg:y="16.889in">
            <draw:image xlink:href="https://archives.bulbagarden.net/media/upload/thumb/e/e4/0096Drowzee.png/70px-0096Drowzee.png" xlink:type="simple" xlink:show="embed" xlink:actuate="onLoad" draw:mime-type="image/png">
              <text:p/>
            </draw:image>
          </draw:frame>
          <draw:frame draw:z-index="96" draw:name="https://archives.bulbagarden.net/media/upload/thumb/4/4c/0097Hypno.png/70px-0097Hypno.png" draw:style-name="gr1" draw:text-style-name="P1" svg:width="0.7287in" svg:height="0.7287in" svg:x="0.889in" svg:y="17.0665in">
            <draw:image xlink:href="https://archives.bulbagarden.net/media/upload/thumb/4/4c/0097Hypno.png/70px-0097Hypno.png" xlink:type="simple" xlink:show="embed" xlink:actuate="onLoad" draw:mime-type="image/png">
              <text:p/>
            </draw:image>
          </draw:frame>
          <draw:frame draw:z-index="97" draw:name="https://archives.bulbagarden.net/media/upload/thumb/e/ed/0098Krabby.png/70px-0098Krabby.png" draw:style-name="gr1" draw:text-style-name="P1" svg:width="0.7287in" svg:height="0.7287in" svg:x="0.889in" svg:y="17.2445in">
            <draw:image xlink:href="https://archives.bulbagarden.net/media/upload/thumb/e/ed/0098Krabby.png/70px-0098Krabby.png" xlink:type="simple" xlink:show="embed" xlink:actuate="onLoad" draw:mime-type="image/png">
              <text:p/>
            </draw:image>
          </draw:frame>
          <draw:frame draw:z-index="98" draw:name="https://archives.bulbagarden.net/media/upload/thumb/a/ae/0099Kingler.png/70px-0099Kingler.png" draw:style-name="gr1" draw:text-style-name="P1" svg:width="0.7287in" svg:height="0.7287in" svg:x="0.889in" svg:y="17.422in">
            <draw:image xlink:href="https://archives.bulbagarden.net/media/upload/thumb/a/ae/0099Kingler.png/70px-0099Kingler.png" xlink:type="simple" xlink:show="embed" xlink:actuate="onLoad" draw:mime-type="image/png">
              <text:p/>
            </draw:image>
          </draw:frame>
          <draw:frame draw:z-index="99" draw:name="https://archives.bulbagarden.net/media/upload/thumb/5/55/0100Voltorb.png/70px-0100Voltorb.png" draw:style-name="gr1" draw:text-style-name="P1" svg:width="0.7287in" svg:height="0.7287in" svg:x="0.889in" svg:y="17.6in">
            <draw:image xlink:href="https://archives.bulbagarden.net/media/upload/thumb/5/55/0100Voltorb.png/70px-0100Voltorb.png" xlink:type="simple" xlink:show="embed" xlink:actuate="onLoad" draw:mime-type="image/png">
              <text:p/>
            </draw:image>
          </draw:frame>
          <draw:frame draw:z-index="100" draw:name="https://archives.bulbagarden.net/media/upload/thumb/d/db/0101Electrode.png/70px-0101Electrode.png" draw:style-name="gr1" draw:text-style-name="P1" svg:width="0.7287in" svg:height="0.7287in" svg:x="0.889in" svg:y="17.778in">
            <draw:image xlink:href="https://archives.bulbagarden.net/media/upload/thumb/d/db/0101Electrode.png/70px-0101Electrode.png" xlink:type="simple" xlink:show="embed" xlink:actuate="onLoad" draw:mime-type="image/png">
              <text:p/>
            </draw:image>
          </draw:frame>
          <draw:frame draw:z-index="101" draw:name="https://archives.bulbagarden.net/media/upload/thumb/6/60/0102Exeggcute.png/70px-0102Exeggcute.png" draw:style-name="gr1" draw:text-style-name="P1" svg:width="0.7287in" svg:height="0.7287in" svg:x="0.889in" svg:y="17.9555in">
            <draw:image xlink:href="https://archives.bulbagarden.net/media/upload/thumb/6/60/0102Exeggcute.png/70px-0102Exeggcute.png" xlink:type="simple" xlink:show="embed" xlink:actuate="onLoad" draw:mime-type="image/png">
              <text:p/>
            </draw:image>
          </draw:frame>
          <draw:frame draw:z-index="102" draw:name="https://archives.bulbagarden.net/media/upload/thumb/a/ae/0103Exeggutor.png/70px-0103Exeggutor.png" draw:style-name="gr1" draw:text-style-name="P1" svg:width="0.7287in" svg:height="0.7287in" svg:x="0.889in" svg:y="18.1335in">
            <draw:image xlink:href="https://archives.bulbagarden.net/media/upload/thumb/a/ae/0103Exeggutor.png/70px-0103Exeggutor.png" xlink:type="simple" xlink:show="embed" xlink:actuate="onLoad" draw:mime-type="image/png">
              <text:p/>
            </draw:image>
          </draw:frame>
          <draw:frame draw:z-index="103" draw:name="https://archives.bulbagarden.net/media/upload/thumb/1/19/0104Cubone.png/70px-0104Cubone.png" draw:style-name="gr1" draw:text-style-name="P1" svg:width="0.7287in" svg:height="0.7287in" svg:x="0.889in" svg:y="18.311in">
            <draw:image xlink:href="https://archives.bulbagarden.net/media/upload/thumb/1/19/0104Cubone.png/70px-0104Cubone.png" xlink:type="simple" xlink:show="embed" xlink:actuate="onLoad" draw:mime-type="image/png">
              <text:p/>
            </draw:image>
          </draw:frame>
          <draw:frame draw:z-index="104" draw:name="https://archives.bulbagarden.net/media/upload/thumb/a/a1/0105Marowak.png/70px-0105Marowak.png" draw:style-name="gr1" draw:text-style-name="P1" svg:width="0.7287in" svg:height="0.7287in" svg:x="0.889in" svg:y="18.489in">
            <draw:image xlink:href="https://archives.bulbagarden.net/media/upload/thumb/a/a1/0105Marowak.png/70px-0105Marowak.png" xlink:type="simple" xlink:show="embed" xlink:actuate="onLoad" draw:mime-type="image/png">
              <text:p/>
            </draw:image>
          </draw:frame>
          <draw:frame draw:z-index="105" draw:name="https://archives.bulbagarden.net/media/upload/thumb/0/00/0106Hitmonlee.png/70px-0106Hitmonlee.png" draw:style-name="gr1" draw:text-style-name="P1" svg:width="0.7287in" svg:height="0.7287in" svg:x="0.889in" svg:y="18.6665in">
            <draw:image xlink:href="https://archives.bulbagarden.net/media/upload/thumb/0/00/0106Hitmonlee.png/70px-0106Hitmonlee.png" xlink:type="simple" xlink:show="embed" xlink:actuate="onLoad" draw:mime-type="image/png">
              <text:p/>
            </draw:image>
          </draw:frame>
          <draw:frame draw:z-index="106" draw:name="https://archives.bulbagarden.net/media/upload/thumb/c/c0/0107Hitmonchan.png/70px-0107Hitmonchan.png" draw:style-name="gr1" draw:text-style-name="P1" svg:width="0.7287in" svg:height="0.7287in" svg:x="0.889in" svg:y="18.8445in">
            <draw:image xlink:href="https://archives.bulbagarden.net/media/upload/thumb/c/c0/0107Hitmonchan.png/70px-0107Hitmonchan.png" xlink:type="simple" xlink:show="embed" xlink:actuate="onLoad" draw:mime-type="image/png">
              <text:p/>
            </draw:image>
          </draw:frame>
          <draw:frame draw:z-index="107" draw:name="https://archives.bulbagarden.net/media/upload/thumb/f/f2/0108Lickitung.png/70px-0108Lickitung.png" draw:style-name="gr1" draw:text-style-name="P1" svg:width="0.7287in" svg:height="0.7287in" svg:x="0.889in" svg:y="19.022in">
            <draw:image xlink:href="https://archives.bulbagarden.net/media/upload/thumb/f/f2/0108Lickitung.png/70px-0108Lickitung.png" xlink:type="simple" xlink:show="embed" xlink:actuate="onLoad" draw:mime-type="image/png">
              <text:p/>
            </draw:image>
          </draw:frame>
          <draw:frame draw:z-index="108" draw:name="https://archives.bulbagarden.net/media/upload/thumb/1/16/0109Koffing.png/70px-0109Koffing.png" draw:style-name="gr1" draw:text-style-name="P1" svg:width="0.7287in" svg:height="0.7287in" svg:x="0.889in" svg:y="19.2in">
            <draw:image xlink:href="https://archives.bulbagarden.net/media/upload/thumb/1/16/0109Koffing.png/70px-0109Koffing.png" xlink:type="simple" xlink:show="embed" xlink:actuate="onLoad" draw:mime-type="image/png">
              <text:p/>
            </draw:image>
          </draw:frame>
          <draw:frame draw:z-index="109" draw:name="https://archives.bulbagarden.net/media/upload/thumb/7/72/0110Weezing.png/70px-0110Weezing.png" draw:style-name="gr1" draw:text-style-name="P1" svg:width="0.7287in" svg:height="0.7287in" svg:x="0.889in" svg:y="19.378in">
            <draw:image xlink:href="https://archives.bulbagarden.net/media/upload/thumb/7/72/0110Weezing.png/70px-0110Weezing.png" xlink:type="simple" xlink:show="embed" xlink:actuate="onLoad" draw:mime-type="image/png">
              <text:p/>
            </draw:image>
          </draw:frame>
          <draw:frame draw:z-index="110" draw:name="https://archives.bulbagarden.net/media/upload/thumb/7/7f/0111Rhyhorn.png/70px-0111Rhyhorn.png" draw:style-name="gr1" draw:text-style-name="P1" svg:width="0.7287in" svg:height="0.7287in" svg:x="0.889in" svg:y="19.5555in">
            <draw:image xlink:href="https://archives.bulbagarden.net/media/upload/thumb/7/7f/0111Rhyhorn.png/70px-0111Rhyhorn.png" xlink:type="simple" xlink:show="embed" xlink:actuate="onLoad" draw:mime-type="image/png">
              <text:p/>
            </draw:image>
          </draw:frame>
          <draw:frame draw:z-index="111" draw:name="https://archives.bulbagarden.net/media/upload/thumb/7/79/0112Rhydon.png/70px-0112Rhydon.png" draw:style-name="gr1" draw:text-style-name="P1" svg:width="0.7287in" svg:height="0.7287in" svg:x="0.889in" svg:y="19.7335in">
            <draw:image xlink:href="https://archives.bulbagarden.net/media/upload/thumb/7/79/0112Rhydon.png/70px-0112Rhydon.png" xlink:type="simple" xlink:show="embed" xlink:actuate="onLoad" draw:mime-type="image/png">
              <text:p/>
            </draw:image>
          </draw:frame>
          <draw:frame draw:z-index="112" draw:name="https://archives.bulbagarden.net/media/upload/thumb/c/c0/0113Chansey.png/70px-0113Chansey.png" draw:style-name="gr1" draw:text-style-name="P1" svg:width="0.7287in" svg:height="0.7287in" svg:x="0.889in" svg:y="19.911in">
            <draw:image xlink:href="https://archives.bulbagarden.net/media/upload/thumb/c/c0/0113Chansey.png/70px-0113Chansey.png" xlink:type="simple" xlink:show="embed" xlink:actuate="onLoad" draw:mime-type="image/png">
              <text:p/>
            </draw:image>
          </draw:frame>
          <draw:frame draw:z-index="113" draw:name="https://archives.bulbagarden.net/media/upload/thumb/2/22/0114Tangela.png/70px-0114Tangela.png" draw:style-name="gr1" draw:text-style-name="P1" svg:width="0.7287in" svg:height="0.7287in" svg:x="0.889in" svg:y="20.089in">
            <draw:image xlink:href="https://archives.bulbagarden.net/media/upload/thumb/2/22/0114Tangela.png/70px-0114Tangela.png" xlink:type="simple" xlink:show="embed" xlink:actuate="onLoad" draw:mime-type="image/png">
              <text:p/>
            </draw:image>
          </draw:frame>
          <draw:frame draw:z-index="114" draw:name="https://archives.bulbagarden.net/media/upload/thumb/e/e5/0115Kangaskhan.png/70px-0115Kangaskhan.png" draw:style-name="gr1" draw:text-style-name="P1" svg:width="0.7287in" svg:height="0.7287in" svg:x="0.889in" svg:y="20.2665in">
            <draw:image xlink:href="https://archives.bulbagarden.net/media/upload/thumb/e/e5/0115Kangaskhan.png/70px-0115Kangaskhan.png" xlink:type="simple" xlink:show="embed" xlink:actuate="onLoad" draw:mime-type="image/png">
              <text:p/>
            </draw:image>
          </draw:frame>
          <draw:frame draw:z-index="115" draw:name="https://archives.bulbagarden.net/media/upload/thumb/1/14/0116Horsea.png/70px-0116Horsea.png" draw:style-name="gr1" draw:text-style-name="P1" svg:width="0.7287in" svg:height="0.7287in" svg:x="0.889in" svg:y="20.4445in">
            <draw:image xlink:href="https://archives.bulbagarden.net/media/upload/thumb/1/14/0116Horsea.png/70px-0116Horsea.png" xlink:type="simple" xlink:show="embed" xlink:actuate="onLoad" draw:mime-type="image/png">
              <text:p/>
            </draw:image>
          </draw:frame>
          <draw:frame draw:z-index="116" draw:name="https://archives.bulbagarden.net/media/upload/thumb/2/22/0117Seadra.png/70px-0117Seadra.png" draw:style-name="gr1" draw:text-style-name="P1" svg:width="0.7287in" svg:height="0.7287in" svg:x="0.889in" svg:y="20.622in">
            <draw:image xlink:href="https://archives.bulbagarden.net/media/upload/thumb/2/22/0117Seadra.png/70px-0117Seadra.png" xlink:type="simple" xlink:show="embed" xlink:actuate="onLoad" draw:mime-type="image/png">
              <text:p/>
            </draw:image>
          </draw:frame>
          <draw:frame draw:z-index="117" draw:name="https://archives.bulbagarden.net/media/upload/thumb/b/b6/0118Goldeen.png/70px-0118Goldeen.png" draw:style-name="gr1" draw:text-style-name="P1" svg:width="0.7287in" svg:height="0.7287in" svg:x="0.889in" svg:y="20.8in">
            <draw:image xlink:href="https://archives.bulbagarden.net/media/upload/thumb/b/b6/0118Goldeen.png/70px-0118Goldeen.png" xlink:type="simple" xlink:show="embed" xlink:actuate="onLoad" draw:mime-type="image/png">
              <text:p/>
            </draw:image>
          </draw:frame>
          <draw:frame draw:z-index="118" draw:name="https://archives.bulbagarden.net/media/upload/thumb/7/76/0119Seaking.png/70px-0119Seaking.png" draw:style-name="gr1" draw:text-style-name="P1" svg:width="0.7287in" svg:height="0.7287in" svg:x="0.889in" svg:y="20.978in">
            <draw:image xlink:href="https://archives.bulbagarden.net/media/upload/thumb/7/76/0119Seaking.png/70px-0119Seaking.png" xlink:type="simple" xlink:show="embed" xlink:actuate="onLoad" draw:mime-type="image/png">
              <text:p/>
            </draw:image>
          </draw:frame>
          <draw:frame draw:z-index="119" draw:name="https://archives.bulbagarden.net/media/upload/thumb/3/38/0120Staryu.png/70px-0120Staryu.png" draw:style-name="gr1" draw:text-style-name="P1" svg:width="0.7287in" svg:height="0.7287in" svg:x="0.889in" svg:y="21.1555in">
            <draw:image xlink:href="https://archives.bulbagarden.net/media/upload/thumb/3/38/0120Staryu.png/70px-0120Staryu.png" xlink:type="simple" xlink:show="embed" xlink:actuate="onLoad" draw:mime-type="image/png">
              <text:p/>
            </draw:image>
          </draw:frame>
          <draw:frame draw:z-index="120" draw:name="https://archives.bulbagarden.net/media/upload/thumb/a/aa/0121Starmie.png/70px-0121Starmie.png" draw:style-name="gr1" draw:text-style-name="P1" svg:width="0.7287in" svg:height="0.7287in" svg:x="0.889in" svg:y="21.3335in">
            <draw:image xlink:href="https://archives.bulbagarden.net/media/upload/thumb/a/aa/0121Starmie.png/70px-0121Starmie.png" xlink:type="simple" xlink:show="embed" xlink:actuate="onLoad" draw:mime-type="image/png">
              <text:p/>
            </draw:image>
          </draw:frame>
          <draw:frame draw:z-index="121" draw:name="https://archives.bulbagarden.net/media/upload/thumb/f/fb/0122Mr._Mime.png/70px-0122Mr._Mime.png" draw:style-name="gr1" draw:text-style-name="P1" svg:width="0.7287in" svg:height="0.7287in" svg:x="0.889in" svg:y="21.511in">
            <draw:image xlink:href="https://archives.bulbagarden.net/media/upload/thumb/f/fb/0122Mr._Mime.png/70px-0122Mr._Mime.png" xlink:type="simple" xlink:show="embed" xlink:actuate="onLoad" draw:mime-type="image/png">
              <text:p/>
            </draw:image>
          </draw:frame>
          <draw:frame draw:z-index="122" draw:name="https://archives.bulbagarden.net/media/upload/thumb/8/81/0123Scyther.png/70px-0123Scyther.png" draw:style-name="gr1" draw:text-style-name="P1" svg:width="0.7287in" svg:height="0.7287in" svg:x="0.889in" svg:y="21.689in">
            <draw:image xlink:href="https://archives.bulbagarden.net/media/upload/thumb/8/81/0123Scyther.png/70px-0123Scyther.png" xlink:type="simple" xlink:show="embed" xlink:actuate="onLoad" draw:mime-type="image/png">
              <text:p/>
            </draw:image>
          </draw:frame>
          <draw:frame draw:z-index="123" draw:name="https://archives.bulbagarden.net/media/upload/thumb/0/07/0124Jynx.png/70px-0124Jynx.png" draw:style-name="gr1" draw:text-style-name="P1" svg:width="0.7287in" svg:height="0.7287in" svg:x="0.889in" svg:y="21.8665in">
            <draw:image xlink:href="https://archives.bulbagarden.net/media/upload/thumb/0/07/0124Jynx.png/70px-0124Jynx.png" xlink:type="simple" xlink:show="embed" xlink:actuate="onLoad" draw:mime-type="image/png">
              <text:p/>
            </draw:image>
          </draw:frame>
          <draw:frame draw:z-index="124" draw:name="https://archives.bulbagarden.net/media/upload/thumb/5/5c/0125Electabuzz.png/70px-0125Electabuzz.png" draw:style-name="gr1" draw:text-style-name="P1" svg:width="0.7287in" svg:height="0.7287in" svg:x="0.889in" svg:y="22.0445in">
            <draw:image xlink:href="https://archives.bulbagarden.net/media/upload/thumb/5/5c/0125Electabuzz.png/70px-0125Electabuzz.png" xlink:type="simple" xlink:show="embed" xlink:actuate="onLoad" draw:mime-type="image/png">
              <text:p/>
            </draw:image>
          </draw:frame>
          <draw:frame draw:z-index="125" draw:name="https://archives.bulbagarden.net/media/upload/thumb/7/72/0126Magmar.png/70px-0126Magmar.png" draw:style-name="gr1" draw:text-style-name="P1" svg:width="0.7287in" svg:height="0.7287in" svg:x="0.889in" svg:y="22.222in">
            <draw:image xlink:href="https://archives.bulbagarden.net/media/upload/thumb/7/72/0126Magmar.png/70px-0126Magmar.png" xlink:type="simple" xlink:show="embed" xlink:actuate="onLoad" draw:mime-type="image/png">
              <text:p/>
            </draw:image>
          </draw:frame>
          <draw:frame draw:z-index="126" draw:name="https://archives.bulbagarden.net/media/upload/thumb/a/a9/0127Pinsir.png/70px-0127Pinsir.png" draw:style-name="gr1" draw:text-style-name="P1" svg:width="0.7287in" svg:height="0.7287in" svg:x="0.889in" svg:y="22.4in">
            <draw:image xlink:href="https://archives.bulbagarden.net/media/upload/thumb/a/a9/0127Pinsir.png/70px-0127Pinsir.png" xlink:type="simple" xlink:show="embed" xlink:actuate="onLoad" draw:mime-type="image/png">
              <text:p/>
            </draw:image>
          </draw:frame>
          <draw:frame draw:z-index="127" draw:name="https://archives.bulbagarden.net/media/upload/thumb/a/ad/0128Tauros.png/70px-0128Tauros.png" draw:style-name="gr1" draw:text-style-name="P1" svg:width="0.7287in" svg:height="0.7287in" svg:x="0.889in" svg:y="22.578in">
            <draw:image xlink:href="https://archives.bulbagarden.net/media/upload/thumb/a/ad/0128Tauros.png/70px-0128Tauros.png" xlink:type="simple" xlink:show="embed" xlink:actuate="onLoad" draw:mime-type="image/png">
              <text:p/>
            </draw:image>
          </draw:frame>
          <draw:frame draw:z-index="128" draw:name="https://archives.bulbagarden.net/media/upload/thumb/d/d1/0129Magikarp.png/70px-0129Magikarp.png" draw:style-name="gr1" draw:text-style-name="P1" svg:width="0.7287in" svg:height="0.7287in" svg:x="0.889in" svg:y="22.7555in">
            <draw:image xlink:href="https://archives.bulbagarden.net/media/upload/thumb/d/d1/0129Magikarp.png/70px-0129Magikarp.png" xlink:type="simple" xlink:show="embed" xlink:actuate="onLoad" draw:mime-type="image/png">
              <text:p/>
            </draw:image>
          </draw:frame>
          <draw:frame draw:z-index="129" draw:name="https://archives.bulbagarden.net/media/upload/thumb/b/bc/0130Gyarados.png/70px-0130Gyarados.png" draw:style-name="gr1" draw:text-style-name="P1" svg:width="0.7287in" svg:height="0.7287in" svg:x="0.889in" svg:y="22.9335in">
            <draw:image xlink:href="https://archives.bulbagarden.net/media/upload/thumb/b/bc/0130Gyarados.png/70px-0130Gyarados.png" xlink:type="simple" xlink:show="embed" xlink:actuate="onLoad" draw:mime-type="image/png">
              <text:p/>
            </draw:image>
          </draw:frame>
          <draw:frame draw:z-index="130" draw:name="https://archives.bulbagarden.net/media/upload/thumb/9/99/0131Lapras.png/70px-0131Lapras.png" draw:style-name="gr1" draw:text-style-name="P1" svg:width="0.7287in" svg:height="0.7287in" svg:x="0.889in" svg:y="23.111in">
            <draw:image xlink:href="https://archives.bulbagarden.net/media/upload/thumb/9/99/0131Lapras.png/70px-0131Lapras.png" xlink:type="simple" xlink:show="embed" xlink:actuate="onLoad" draw:mime-type="image/png">
              <text:p/>
            </draw:image>
          </draw:frame>
          <draw:frame draw:z-index="131" draw:name="https://archives.bulbagarden.net/media/upload/thumb/2/25/0132Ditto.png/70px-0132Ditto.png" draw:style-name="gr1" draw:text-style-name="P1" svg:width="0.7287in" svg:height="0.7287in" svg:x="0.889in" svg:y="23.289in">
            <draw:image xlink:href="https://archives.bulbagarden.net/media/upload/thumb/2/25/0132Ditto.png/70px-0132Ditto.png" xlink:type="simple" xlink:show="embed" xlink:actuate="onLoad" draw:mime-type="image/png">
              <text:p/>
            </draw:image>
          </draw:frame>
          <draw:frame draw:z-index="132" draw:name="https://archives.bulbagarden.net/media/upload/thumb/4/4c/0133Eevee.png/70px-0133Eevee.png" draw:style-name="gr1" draw:text-style-name="P1" svg:width="0.7287in" svg:height="0.7287in" svg:x="0.889in" svg:y="23.4665in">
            <draw:image xlink:href="https://archives.bulbagarden.net/media/upload/thumb/4/4c/0133Eevee.png/70px-0133Eevee.png" xlink:type="simple" xlink:show="embed" xlink:actuate="onLoad" draw:mime-type="image/png">
              <text:p/>
            </draw:image>
          </draw:frame>
          <draw:frame draw:z-index="133" draw:name="https://archives.bulbagarden.net/media/upload/thumb/6/6d/0134Vaporeon.png/70px-0134Vaporeon.png" draw:style-name="gr1" draw:text-style-name="P1" svg:width="0.7287in" svg:height="0.7287in" svg:x="0.889in" svg:y="23.6445in">
            <draw:image xlink:href="https://archives.bulbagarden.net/media/upload/thumb/6/6d/0134Vaporeon.png/70px-0134Vaporeon.png" xlink:type="simple" xlink:show="embed" xlink:actuate="onLoad" draw:mime-type="image/png">
              <text:p/>
            </draw:image>
          </draw:frame>
          <draw:frame draw:z-index="134" draw:name="https://archives.bulbagarden.net/media/upload/thumb/e/e3/0135Jolteon.png/70px-0135Jolteon.png" draw:style-name="gr1" draw:text-style-name="P1" svg:width="0.7287in" svg:height="0.7287in" svg:x="0.889in" svg:y="23.822in">
            <draw:image xlink:href="https://archives.bulbagarden.net/media/upload/thumb/e/e3/0135Jolteon.png/70px-0135Jolteon.png" xlink:type="simple" xlink:show="embed" xlink:actuate="onLoad" draw:mime-type="image/png">
              <text:p/>
            </draw:image>
          </draw:frame>
          <draw:frame draw:z-index="135" draw:name="https://archives.bulbagarden.net/media/upload/thumb/f/f1/0136Flareon.png/70px-0136Flareon.png" draw:style-name="gr1" draw:text-style-name="P1" svg:width="0.7287in" svg:height="0.7287in" svg:x="0.889in" svg:y="24in">
            <draw:image xlink:href="https://archives.bulbagarden.net/media/upload/thumb/f/f1/0136Flareon.png/70px-0136Flareon.png" xlink:type="simple" xlink:show="embed" xlink:actuate="onLoad" draw:mime-type="image/png">
              <text:p/>
            </draw:image>
          </draw:frame>
          <draw:frame draw:z-index="136" draw:name="https://archives.bulbagarden.net/media/upload/thumb/8/8e/0137Porygon.png/70px-0137Porygon.png" draw:style-name="gr1" draw:text-style-name="P1" svg:width="0.7287in" svg:height="0.7287in" svg:x="0.889in" svg:y="24.178in">
            <draw:image xlink:href="https://archives.bulbagarden.net/media/upload/thumb/8/8e/0137Porygon.png/70px-0137Porygon.png" xlink:type="simple" xlink:show="embed" xlink:actuate="onLoad" draw:mime-type="image/png">
              <text:p/>
            </draw:image>
          </draw:frame>
          <draw:frame draw:z-index="137" draw:name="https://archives.bulbagarden.net/media/upload/thumb/e/e6/0138Omanyte.png/70px-0138Omanyte.png" draw:style-name="gr1" draw:text-style-name="P1" svg:width="0.7287in" svg:height="0.7287in" svg:x="0.889in" svg:y="24.3555in">
            <draw:image xlink:href="https://archives.bulbagarden.net/media/upload/thumb/e/e6/0138Omanyte.png/70px-0138Omanyte.png" xlink:type="simple" xlink:show="embed" xlink:actuate="onLoad" draw:mime-type="image/png">
              <text:p/>
            </draw:image>
          </draw:frame>
          <draw:frame draw:z-index="138" draw:name="https://archives.bulbagarden.net/media/upload/thumb/6/66/0139Omastar.png/70px-0139Omastar.png" draw:style-name="gr1" draw:text-style-name="P1" svg:width="0.7287in" svg:height="0.7287in" svg:x="0.889in" svg:y="24.5335in">
            <draw:image xlink:href="https://archives.bulbagarden.net/media/upload/thumb/6/66/0139Omastar.png/70px-0139Omastar.png" xlink:type="simple" xlink:show="embed" xlink:actuate="onLoad" draw:mime-type="image/png">
              <text:p/>
            </draw:image>
          </draw:frame>
          <draw:frame draw:z-index="139" draw:name="https://archives.bulbagarden.net/media/upload/thumb/d/d2/0140Kabuto.png/70px-0140Kabuto.png" draw:style-name="gr1" draw:text-style-name="P1" svg:width="0.7287in" svg:height="0.7287in" svg:x="0.889in" svg:y="24.711in">
            <draw:image xlink:href="https://archives.bulbagarden.net/media/upload/thumb/d/d2/0140Kabuto.png/70px-0140Kabuto.png" xlink:type="simple" xlink:show="embed" xlink:actuate="onLoad" draw:mime-type="image/png">
              <text:p/>
            </draw:image>
          </draw:frame>
          <draw:frame draw:z-index="140" draw:name="https://archives.bulbagarden.net/media/upload/thumb/4/41/0141Kabutops.png/70px-0141Kabutops.png" draw:style-name="gr1" draw:text-style-name="P1" svg:width="0.7287in" svg:height="0.7287in" svg:x="0.889in" svg:y="24.889in">
            <draw:image xlink:href="https://archives.bulbagarden.net/media/upload/thumb/4/41/0141Kabutops.png/70px-0141Kabutops.png" xlink:type="simple" xlink:show="embed" xlink:actuate="onLoad" draw:mime-type="image/png">
              <text:p/>
            </draw:image>
          </draw:frame>
          <draw:frame draw:z-index="141" draw:name="https://archives.bulbagarden.net/media/upload/thumb/2/2c/0142Aerodactyl.png/70px-0142Aerodactyl.png" draw:style-name="gr1" draw:text-style-name="P1" svg:width="0.7287in" svg:height="0.7287in" svg:x="0.889in" svg:y="25.0665in">
            <draw:image xlink:href="https://archives.bulbagarden.net/media/upload/thumb/2/2c/0142Aerodactyl.png/70px-0142Aerodactyl.png" xlink:type="simple" xlink:show="embed" xlink:actuate="onLoad" draw:mime-type="image/png">
              <text:p/>
            </draw:image>
          </draw:frame>
          <draw:frame draw:z-index="142" draw:name="https://archives.bulbagarden.net/media/upload/thumb/3/3f/0143Snorlax.png/70px-0143Snorlax.png" draw:style-name="gr1" draw:text-style-name="P1" svg:width="0.7287in" svg:height="0.7287in" svg:x="0.889in" svg:y="25.2445in">
            <draw:image xlink:href="https://archives.bulbagarden.net/media/upload/thumb/3/3f/0143Snorlax.png/70px-0143Snorlax.png" xlink:type="simple" xlink:show="embed" xlink:actuate="onLoad" draw:mime-type="image/png">
              <text:p/>
            </draw:image>
          </draw:frame>
          <draw:frame draw:z-index="143" draw:name="https://archives.bulbagarden.net/media/upload/thumb/d/d0/0144Articuno.png/70px-0144Articuno.png" draw:style-name="gr1" draw:text-style-name="P1" svg:width="0.7287in" svg:height="0.7287in" svg:x="0.889in" svg:y="25.422in">
            <draw:image xlink:href="https://archives.bulbagarden.net/media/upload/thumb/d/d0/0144Articuno.png/70px-0144Articuno.png" xlink:type="simple" xlink:show="embed" xlink:actuate="onLoad" draw:mime-type="image/png">
              <text:p/>
            </draw:image>
          </draw:frame>
          <draw:frame draw:z-index="144" draw:name="https://archives.bulbagarden.net/media/upload/thumb/c/c6/0145Zapdos.png/70px-0145Zapdos.png" draw:style-name="gr1" draw:text-style-name="P1" svg:width="0.7287in" svg:height="0.7287in" svg:x="0.889in" svg:y="25.6in">
            <draw:image xlink:href="https://archives.bulbagarden.net/media/upload/thumb/c/c6/0145Zapdos.png/70px-0145Zapdos.png" xlink:type="simple" xlink:show="embed" xlink:actuate="onLoad" draw:mime-type="image/png">
              <text:p/>
            </draw:image>
          </draw:frame>
          <draw:frame draw:z-index="145" draw:name="https://archives.bulbagarden.net/media/upload/thumb/2/21/0146Moltres.png/70px-0146Moltres.png" draw:style-name="gr1" draw:text-style-name="P1" svg:width="0.7287in" svg:height="0.7287in" svg:x="0.889in" svg:y="25.778in">
            <draw:image xlink:href="https://archives.bulbagarden.net/media/upload/thumb/2/21/0146Moltres.png/70px-0146Moltres.png" xlink:type="simple" xlink:show="embed" xlink:actuate="onLoad" draw:mime-type="image/png">
              <text:p/>
            </draw:image>
          </draw:frame>
          <draw:frame draw:z-index="146" draw:name="https://archives.bulbagarden.net/media/upload/thumb/a/ae/0147Dratini.png/70px-0147Dratini.png" draw:style-name="gr1" draw:text-style-name="P1" svg:width="0.7287in" svg:height="0.7287in" svg:x="0.889in" svg:y="25.9555in">
            <draw:image xlink:href="https://archives.bulbagarden.net/media/upload/thumb/a/ae/0147Dratini.png/70px-0147Dratini.png" xlink:type="simple" xlink:show="embed" xlink:actuate="onLoad" draw:mime-type="image/png">
              <text:p/>
            </draw:image>
          </draw:frame>
          <draw:frame draw:z-index="147" draw:name="https://archives.bulbagarden.net/media/upload/thumb/0/0d/0148Dragonair.png/70px-0148Dragonair.png" draw:style-name="gr1" draw:text-style-name="P1" svg:width="0.7287in" svg:height="0.7287in" svg:x="0.889in" svg:y="26.1335in">
            <draw:image xlink:href="https://archives.bulbagarden.net/media/upload/thumb/0/0d/0148Dragonair.png/70px-0148Dragonair.png" xlink:type="simple" xlink:show="embed" xlink:actuate="onLoad" draw:mime-type="image/png">
              <text:p/>
            </draw:image>
          </draw:frame>
          <draw:frame draw:z-index="148" draw:name="https://archives.bulbagarden.net/media/upload/thumb/1/1c/0149Dragonite.png/70px-0149Dragonite.png" draw:style-name="gr1" draw:text-style-name="P1" svg:width="0.7287in" svg:height="0.7287in" svg:x="0.889in" svg:y="26.311in">
            <draw:image xlink:href="https://archives.bulbagarden.net/media/upload/thumb/1/1c/0149Dragonite.png/70px-0149Dragonite.png" xlink:type="simple" xlink:show="embed" xlink:actuate="onLoad" draw:mime-type="image/png">
              <text:p/>
            </draw:image>
          </draw:frame>
          <draw:frame draw:z-index="149" draw:name="https://archives.bulbagarden.net/media/upload/thumb/8/89/0150Mewtwo.png/70px-0150Mewtwo.png" draw:style-name="gr1" draw:text-style-name="P1" svg:width="0.7287in" svg:height="0.7287in" svg:x="0.889in" svg:y="26.489in">
            <draw:image xlink:href="https://archives.bulbagarden.net/media/upload/thumb/8/89/0150Mewtwo.png/70px-0150Mewtwo.png" xlink:type="simple" xlink:show="embed" xlink:actuate="onLoad" draw:mime-type="image/png">
              <text:p/>
            </draw:image>
          </draw:frame>
          <draw:frame draw:z-index="150" draw:name="https://archives.bulbagarden.net/media/upload/thumb/9/9a/0151Mew.png/70px-0151Mew.png" draw:style-name="gr1" draw:text-style-name="P1" svg:width="0.7287in" svg:height="0.7287in" svg:x="0.889in" svg:y="26.6665in">
            <draw:image xlink:href="https://archives.bulbagarden.net/media/upload/thumb/9/9a/0151Mew.png/70px-0151Mew.png" xlink:type="simple" xlink:show="embed" xlink:actuate="onLoad" draw:mime-type="image/png">
              <text:p/>
            </draw:image>
          </draw:frame>
        </table:shapes>
        <table:table-column table:style-name="co1" table:number-columns-repeated="6" table:default-cell-style-name="ce1"/>
        <table:table-row table:style-name="ro1">
          <table:table-cell office:value-type="string" calcext:value-type="string">
            <text:p>#0001 </text:p>
          </table:table-cell>
          <table:table-cell office:value-type="string" calcext:value-type="string">
            <text:p><text:a xlink:href="https://bulbapedia.bulbagarden.net/wiki/Bulbasaur_(Pokémon)" xlink:type="simple"> </text:a> </text:p>
          </table:table-cell>
          <table:table-cell office:value-type="string" calcext:value-type="string">
            <text:p><text:a xlink:href="https://bulbapedia.bulbagarden.net/wiki/Bulbasaur_(Pokémon)" xlink:type="simple">Bulbasaur</text:a> </text:p>
          </table:table-cell>
          <table:table-cell office:value-type="string" calcext:value-type="string">
            <text:p><text:a xlink:href="https://wiki.xn--rckteqa2e.com/wiki/フシギダネ" xlink:type="simple">フシギダネ</text:a> </text:p>
          </table:table-cell>
          <table:table-cell office:value-type="string" calcext:value-type="string">
            <text:p>Fushigidane</text:p>
          </table:table-cell>
          <table:table-cell office:value-type="string" calcext:value-type="string">
            <text:p>Fushigidane </text:p>
          </table:table-cell>
        </table:table-row>
        <table:table-row table:style-name="ro1">
          <table:table-cell office:value-type="string" calcext:value-type="string">
            <text:p>#0002 </text:p>
          </table:table-cell>
          <table:table-cell office:value-type="string" calcext:value-type="string">
            <text:p><text:a xlink:href="https://bulbapedia.bulbagarden.net/wiki/Ivysaur_(Pokémon)" xlink:type="simple"> </text:a> </text:p>
          </table:table-cell>
          <table:table-cell office:value-type="string" calcext:value-type="string">
            <text:p><text:a xlink:href="https://bulbapedia.bulbagarden.net/wiki/Ivysaur_(Pokémon)" xlink:type="simple">Ivysaur</text:a> </text:p>
          </table:table-cell>
          <table:table-cell office:value-type="string" calcext:value-type="string">
            <text:p><text:a xlink:href="https://wiki.xn--rckteqa2e.com/wiki/フシギソウ" xlink:type="simple">フシギソウ</text:a> </text:p>
          </table:table-cell>
          <table:table-cell office:value-type="string" calcext:value-type="string">
            <text:p>Fushigisō</text:p>
          </table:table-cell>
          <table:table-cell office:value-type="string" calcext:value-type="string">
            <text:p>Fushigisou </text:p>
          </table:table-cell>
        </table:table-row>
        <table:table-row table:style-name="ro1">
          <table:table-cell office:value-type="string" calcext:value-type="string">
            <text:p>#0003 </text:p>
          </table:table-cell>
          <table:table-cell office:value-type="string" calcext:value-type="string">
            <text:p><text:a xlink:href="https://bulbapedia.bulbagarden.net/wiki/Venusaur_(Pokémon)" xlink:type="simple"> </text:a> </text:p>
          </table:table-cell>
          <table:table-cell office:value-type="string" calcext:value-type="string">
            <text:p><text:a xlink:href="https://bulbapedia.bulbagarden.net/wiki/Venusaur_(Pokémon)" xlink:type="simple">Venusaur</text:a> </text:p>
          </table:table-cell>
          <table:table-cell office:value-type="string" calcext:value-type="string">
            <text:p><text:a xlink:href="https://wiki.xn--rckteqa2e.com/wiki/フシギバナ" xlink:type="simple">フシギバナ</text:a> </text:p>
          </table:table-cell>
          <table:table-cell office:value-type="string" calcext:value-type="string">
            <text:p>Fushigibana</text:p>
          </table:table-cell>
          <table:table-cell office:value-type="string" calcext:value-type="string">
            <text:p>Fushigibana </text:p>
          </table:table-cell>
        </table:table-row>
        <table:table-row table:style-name="ro1">
          <table:table-cell office:value-type="string" calcext:value-type="string">
            <text:p>#0004 </text:p>
          </table:table-cell>
          <table:table-cell office:value-type="string" calcext:value-type="string">
            <text:p><text:a xlink:href="https://bulbapedia.bulbagarden.net/wiki/Charmander_(Pokémon)" xlink:type="simple"> </text:a> </text:p>
          </table:table-cell>
          <table:table-cell office:value-type="string" calcext:value-type="string">
            <text:p><text:a xlink:href="https://bulbapedia.bulbagarden.net/wiki/Charmander_(Pokémon)" xlink:type="simple">Charmander</text:a> </text:p>
          </table:table-cell>
          <table:table-cell office:value-type="string" calcext:value-type="string">
            <text:p><text:a xlink:href="https://wiki.xn--rckteqa2e.com/wiki/ヒトカゲ" xlink:type="simple">ヒトカゲ</text:a> </text:p>
          </table:table-cell>
          <table:table-cell office:value-type="string" calcext:value-type="string">
            <text:p>Hitokage</text:p>
          </table:table-cell>
          <table:table-cell office:value-type="string" calcext:value-type="string">
            <text:p>Hitokage </text:p>
          </table:table-cell>
        </table:table-row>
        <table:table-row table:style-name="ro1">
          <table:table-cell office:value-type="string" calcext:value-type="string">
            <text:p>#0005 </text:p>
          </table:table-cell>
          <table:table-cell office:value-type="string" calcext:value-type="string">
            <text:p><text:a xlink:href="https://bulbapedia.bulbagarden.net/wiki/Charmeleon_(Pokémon)" xlink:type="simple"> </text:a> </text:p>
          </table:table-cell>
          <table:table-cell office:value-type="string" calcext:value-type="string">
            <text:p><text:a xlink:href="https://bulbapedia.bulbagarden.net/wiki/Charmeleon_(Pokémon)" xlink:type="simple">Charmeleon</text:a> </text:p>
          </table:table-cell>
          <table:table-cell office:value-type="string" calcext:value-type="string">
            <text:p><text:a xlink:href="https://wiki.xn--rckteqa2e.com/wiki/リザード" xlink:type="simple">リザード</text:a> </text:p>
          </table:table-cell>
          <table:table-cell office:value-type="string" calcext:value-type="string">
            <text:p>Rizādo</text:p>
          </table:table-cell>
          <table:table-cell office:value-type="string" calcext:value-type="string">
            <text:p>Lizardo </text:p>
          </table:table-cell>
        </table:table-row>
        <table:table-row table:style-name="ro1">
          <table:table-cell office:value-type="string" calcext:value-type="string">
            <text:p>#0006 </text:p>
          </table:table-cell>
          <table:table-cell office:value-type="string" calcext:value-type="string">
            <text:p><text:a xlink:href="https://bulbapedia.bulbagarden.net/wiki/Charizard_(Pokémon)" xlink:type="simple"> </text:a> </text:p>
          </table:table-cell>
          <table:table-cell office:value-type="string" calcext:value-type="string">
            <text:p><text:a xlink:href="https://bulbapedia.bulbagarden.net/wiki/Charizard_(Pokémon)" xlink:type="simple">Charizard</text:a> </text:p>
          </table:table-cell>
          <table:table-cell office:value-type="string" calcext:value-type="string">
            <text:p><text:a xlink:href="https://wiki.xn--rckteqa2e.com/wiki/リザードン" xlink:type="simple">リザードン</text:a> </text:p>
          </table:table-cell>
          <table:table-cell office:value-type="string" calcext:value-type="string">
            <text:p>Rizādon</text:p>
          </table:table-cell>
          <table:table-cell office:value-type="string" calcext:value-type="string">
            <text:p>Lizardon </text:p>
          </table:table-cell>
        </table:table-row>
        <table:table-row table:style-name="ro1">
          <table:table-cell office:value-type="string" calcext:value-type="string">
            <text:p>#0007 </text:p>
          </table:table-cell>
          <table:table-cell office:value-type="string" calcext:value-type="string">
            <text:p><text:a xlink:href="https://bulbapedia.bulbagarden.net/wiki/Squirtle_(Pokémon)" xlink:type="simple"> </text:a> </text:p>
          </table:table-cell>
          <table:table-cell office:value-type="string" calcext:value-type="string">
            <text:p><text:a xlink:href="https://bulbapedia.bulbagarden.net/wiki/Squirtle_(Pokémon)" xlink:type="simple">Squirtle</text:a> </text:p>
          </table:table-cell>
          <table:table-cell office:value-type="string" calcext:value-type="string">
            <text:p><text:a xlink:href="https://wiki.xn--rckteqa2e.com/wiki/ゼニガメ" xlink:type="simple">ゼニガメ</text:a> </text:p>
          </table:table-cell>
          <table:table-cell office:value-type="string" calcext:value-type="string">
            <text:p>Zenigame</text:p>
          </table:table-cell>
          <table:table-cell office:value-type="string" calcext:value-type="string">
            <text:p>Zenigame </text:p>
          </table:table-cell>
        </table:table-row>
        <table:table-row table:style-name="ro1">
          <table:table-cell office:value-type="string" calcext:value-type="string">
            <text:p>#0008 </text:p>
          </table:table-cell>
          <table:table-cell office:value-type="string" calcext:value-type="string">
            <text:p><text:a xlink:href="https://bulbapedia.bulbagarden.net/wiki/Wartortle_(Pokémon)" xlink:type="simple"> </text:a> </text:p>
          </table:table-cell>
          <table:table-cell office:value-type="string" calcext:value-type="string">
            <text:p><text:a xlink:href="https://bulbapedia.bulbagarden.net/wiki/Wartortle_(Pokémon)" xlink:type="simple">Wartortle</text:a> </text:p>
          </table:table-cell>
          <table:table-cell office:value-type="string" calcext:value-type="string">
            <text:p><text:a xlink:href="https://wiki.xn--rckteqa2e.com/wiki/カメール" xlink:type="simple">カメール</text:a> </text:p>
          </table:table-cell>
          <table:table-cell office:value-type="string" calcext:value-type="string">
            <text:p>Kamēru</text:p>
          </table:table-cell>
          <table:table-cell office:value-type="string" calcext:value-type="string">
            <text:p>Kameil </text:p>
          </table:table-cell>
        </table:table-row>
        <table:table-row table:style-name="ro1">
          <table:table-cell office:value-type="string" calcext:value-type="string">
            <text:p>#0009 </text:p>
          </table:table-cell>
          <table:table-cell office:value-type="string" calcext:value-type="string">
            <text:p><text:a xlink:href="https://bulbapedia.bulbagarden.net/wiki/Blastoise_(Pokémon)" xlink:type="simple"> </text:a> </text:p>
          </table:table-cell>
          <table:table-cell office:value-type="string" calcext:value-type="string">
            <text:p><text:a xlink:href="https://bulbapedia.bulbagarden.net/wiki/Blastoise_(Pokémon)" xlink:type="simple">Blastoise</text:a> </text:p>
          </table:table-cell>
          <table:table-cell office:value-type="string" calcext:value-type="string">
            <text:p><text:a xlink:href="https://wiki.xn--rckteqa2e.com/wiki/カメックス" xlink:type="simple">カメックス</text:a> </text:p>
          </table:table-cell>
          <table:table-cell office:value-type="string" calcext:value-type="string">
            <text:p>Kamekkusu</text:p>
          </table:table-cell>
          <table:table-cell office:value-type="string" calcext:value-type="string">
            <text:p>Kamex </text:p>
          </table:table-cell>
        </table:table-row>
        <table:table-row table:style-name="ro1">
          <table:table-cell office:value-type="string" calcext:value-type="string">
            <text:p>#0010 </text:p>
          </table:table-cell>
          <table:table-cell office:value-type="string" calcext:value-type="string">
            <text:p><text:a xlink:href="https://bulbapedia.bulbagarden.net/wiki/Caterpie_(Pokémon)" xlink:type="simple"> </text:a> </text:p>
          </table:table-cell>
          <table:table-cell office:value-type="string" calcext:value-type="string">
            <text:p><text:a xlink:href="https://bulbapedia.bulbagarden.net/wiki/Caterpie_(Pokémon)" xlink:type="simple">Caterpie</text:a> </text:p>
          </table:table-cell>
          <table:table-cell office:value-type="string" calcext:value-type="string">
            <text:p><text:a xlink:href="https://wiki.xn--rckteqa2e.com/wiki/キャタピー" xlink:type="simple">キャタピー</text:a> </text:p>
          </table:table-cell>
          <table:table-cell office:value-type="string" calcext:value-type="string">
            <text:p>Kyatapī</text:p>
          </table:table-cell>
          <table:table-cell office:value-type="string" calcext:value-type="string">
            <text:p>Caterpie </text:p>
          </table:table-cell>
        </table:table-row>
        <table:table-row table:style-name="ro1">
          <table:table-cell office:value-type="string" calcext:value-type="string">
            <text:p>#0011 </text:p>
          </table:table-cell>
          <table:table-cell office:value-type="string" calcext:value-type="string">
            <text:p><text:a xlink:href="https://bulbapedia.bulbagarden.net/wiki/Metapod_(Pokémon)" xlink:type="simple"> </text:a> </text:p>
          </table:table-cell>
          <table:table-cell office:value-type="string" calcext:value-type="string">
            <text:p><text:a xlink:href="https://bulbapedia.bulbagarden.net/wiki/Metapod_(Pokémon)" xlink:type="simple">Metapod</text:a> </text:p>
          </table:table-cell>
          <table:table-cell office:value-type="string" calcext:value-type="string">
            <text:p><text:a xlink:href="https://wiki.xn--rckteqa2e.com/wiki/トランセル" xlink:type="simple">トランセル</text:a> </text:p>
          </table:table-cell>
          <table:table-cell office:value-type="string" calcext:value-type="string">
            <text:p>Toranseru</text:p>
          </table:table-cell>
          <table:table-cell office:value-type="string" calcext:value-type="string">
            <text:p>Transel </text:p>
          </table:table-cell>
        </table:table-row>
        <table:table-row table:style-name="ro1">
          <table:table-cell office:value-type="string" calcext:value-type="string">
            <text:p>#0012 </text:p>
          </table:table-cell>
          <table:table-cell office:value-type="string" calcext:value-type="string">
            <text:p><text:a xlink:href="https://bulbapedia.bulbagarden.net/wiki/Butterfree_(Pokémon)" xlink:type="simple"> </text:a> </text:p>
          </table:table-cell>
          <table:table-cell office:value-type="string" calcext:value-type="string">
            <text:p><text:a xlink:href="https://bulbapedia.bulbagarden.net/wiki/Butterfree_(Pokémon)" xlink:type="simple">Butterfree</text:a> </text:p>
          </table:table-cell>
          <table:table-cell office:value-type="string" calcext:value-type="string">
            <text:p><text:a xlink:href="https://wiki.xn--rckteqa2e.com/wiki/バタフリー" xlink:type="simple">バタフリー</text:a> </text:p>
          </table:table-cell>
          <table:table-cell office:value-type="string" calcext:value-type="string">
            <text:p>Batafurī</text:p>
          </table:table-cell>
          <table:table-cell office:value-type="string" calcext:value-type="string">
            <text:p>Butterfree </text:p>
          </table:table-cell>
        </table:table-row>
        <table:table-row table:style-name="ro1">
          <table:table-cell office:value-type="string" calcext:value-type="string">
            <text:p>#0013 </text:p>
          </table:table-cell>
          <table:table-cell office:value-type="string" calcext:value-type="string">
            <text:p><text:a xlink:href="https://bulbapedia.bulbagarden.net/wiki/Weedle_(Pokémon)" xlink:type="simple"> </text:a> </text:p>
          </table:table-cell>
          <table:table-cell office:value-type="string" calcext:value-type="string">
            <text:p><text:a xlink:href="https://bulbapedia.bulbagarden.net/wiki/Weedle_(Pokémon)" xlink:type="simple">Weedle</text:a> </text:p>
          </table:table-cell>
          <table:table-cell office:value-type="string" calcext:value-type="string">
            <text:p><text:a xlink:href="https://wiki.xn--rckteqa2e.com/wiki/ビードル" xlink:type="simple">ビードル</text:a> </text:p>
          </table:table-cell>
          <table:table-cell office:value-type="string" calcext:value-type="string">
            <text:p>Bīdoru</text:p>
          </table:table-cell>
          <table:table-cell office:value-type="string" calcext:value-type="string">
            <text:p>Beedle </text:p>
          </table:table-cell>
        </table:table-row>
        <table:table-row table:style-name="ro1">
          <table:table-cell office:value-type="string" calcext:value-type="string">
            <text:p>#0014 </text:p>
          </table:table-cell>
          <table:table-cell office:value-type="string" calcext:value-type="string">
            <text:p><text:a xlink:href="https://bulbapedia.bulbagarden.net/wiki/Kakuna_(Pokémon)" xlink:type="simple"> </text:a> </text:p>
          </table:table-cell>
          <table:table-cell office:value-type="string" calcext:value-type="string">
            <text:p><text:a xlink:href="https://bulbapedia.bulbagarden.net/wiki/Kakuna_(Pokémon)" xlink:type="simple">Kakuna</text:a> </text:p>
          </table:table-cell>
          <table:table-cell office:value-type="string" calcext:value-type="string">
            <text:p><text:a xlink:href="https://wiki.xn--rckteqa2e.com/wiki/コクーン" xlink:type="simple">コクーン</text:a> </text:p>
          </table:table-cell>
          <table:table-cell office:value-type="string" calcext:value-type="string">
            <text:p>Kokūn</text:p>
          </table:table-cell>
          <table:table-cell office:value-type="string" calcext:value-type="string">
            <text:p>Cocoon </text:p>
          </table:table-cell>
        </table:table-row>
        <table:table-row table:style-name="ro1">
          <table:table-cell office:value-type="string" calcext:value-type="string">
            <text:p>#0015 </text:p>
          </table:table-cell>
          <table:table-cell office:value-type="string" calcext:value-type="string">
            <text:p><text:a xlink:href="https://bulbapedia.bulbagarden.net/wiki/Beedrill_(Pokémon)" xlink:type="simple"> </text:a> </text:p>
          </table:table-cell>
          <table:table-cell office:value-type="string" calcext:value-type="string">
            <text:p><text:a xlink:href="https://bulbapedia.bulbagarden.net/wiki/Beedrill_(Pokémon)" xlink:type="simple">Beedrill</text:a> </text:p>
          </table:table-cell>
          <table:table-cell office:value-type="string" calcext:value-type="string">
            <text:p><text:a xlink:href="https://wiki.xn--rckteqa2e.com/wiki/スピアー" xlink:type="simple">スピアー</text:a> </text:p>
          </table:table-cell>
          <table:table-cell office:value-type="string" calcext:value-type="string">
            <text:p>Supiā</text:p>
          </table:table-cell>
          <table:table-cell office:value-type="string" calcext:value-type="string">
            <text:p>Spear </text:p>
          </table:table-cell>
        </table:table-row>
        <table:table-row table:style-name="ro1">
          <table:table-cell office:value-type="string" calcext:value-type="string">
            <text:p>#0016 </text:p>
          </table:table-cell>
          <table:table-cell office:value-type="string" calcext:value-type="string">
            <text:p><text:a xlink:href="https://bulbapedia.bulbagarden.net/wiki/Pidgey_(Pokémon)" xlink:type="simple"> </text:a> </text:p>
          </table:table-cell>
          <table:table-cell office:value-type="string" calcext:value-type="string">
            <text:p><text:a xlink:href="https://bulbapedia.bulbagarden.net/wiki/Pidgey_(Pokémon)" xlink:type="simple">Pidgey</text:a> </text:p>
          </table:table-cell>
          <table:table-cell office:value-type="string" calcext:value-type="string">
            <text:p><text:a xlink:href="https://wiki.xn--rckteqa2e.com/wiki/ポッポ" xlink:type="simple">ポッポ</text:a> </text:p>
          </table:table-cell>
          <table:table-cell office:value-type="string" calcext:value-type="string">
            <text:p>Poppo</text:p>
          </table:table-cell>
          <table:table-cell office:value-type="string" calcext:value-type="string">
            <text:p>Poppo </text:p>
          </table:table-cell>
        </table:table-row>
        <table:table-row table:style-name="ro1">
          <table:table-cell office:value-type="string" calcext:value-type="string">
            <text:p>#0017 </text:p>
          </table:table-cell>
          <table:table-cell office:value-type="string" calcext:value-type="string">
            <text:p><text:a xlink:href="https://bulbapedia.bulbagarden.net/wiki/Pidgeotto_(Pokémon)" xlink:type="simple"> </text:a> </text:p>
          </table:table-cell>
          <table:table-cell office:value-type="string" calcext:value-type="string">
            <text:p><text:a xlink:href="https://bulbapedia.bulbagarden.net/wiki/Pidgeotto_(Pokémon)" xlink:type="simple">Pidgeotto</text:a> </text:p>
          </table:table-cell>
          <table:table-cell office:value-type="string" calcext:value-type="string">
            <text:p><text:a xlink:href="https://wiki.xn--rckteqa2e.com/wiki/ピジョン" xlink:type="simple">ピジョン</text:a> </text:p>
          </table:table-cell>
          <table:table-cell office:value-type="string" calcext:value-type="string">
            <text:p>Pijon</text:p>
          </table:table-cell>
          <table:table-cell office:value-type="string" calcext:value-type="string">
            <text:p>Pigeon* </text:p>
          </table:table-cell>
        </table:table-row>
        <table:table-row table:style-name="ro1">
          <table:table-cell office:value-type="string" calcext:value-type="string">
            <text:p>#0018 </text:p>
          </table:table-cell>
          <table:table-cell office:value-type="string" calcext:value-type="string">
            <text:p><text:a xlink:href="https://bulbapedia.bulbagarden.net/wiki/Pidgeot_(Pokémon)" xlink:type="simple"> </text:a> </text:p>
          </table:table-cell>
          <table:table-cell office:value-type="string" calcext:value-type="string">
            <text:p><text:a xlink:href="https://bulbapedia.bulbagarden.net/wiki/Pidgeot_(Pokémon)" xlink:type="simple">Pidgeot</text:a> </text:p>
          </table:table-cell>
          <table:table-cell office:value-type="string" calcext:value-type="string">
            <text:p><text:a xlink:href="https://wiki.xn--rckteqa2e.com/wiki/ピジョット" xlink:type="simple">ピジョット</text:a> </text:p>
          </table:table-cell>
          <table:table-cell office:value-type="string" calcext:value-type="string">
            <text:p>Pijotto</text:p>
          </table:table-cell>
          <table:table-cell office:value-type="string" calcext:value-type="string">
            <text:p>Pigeot* </text:p>
          </table:table-cell>
        </table:table-row>
        <table:table-row table:style-name="ro1">
          <table:table-cell office:value-type="string" calcext:value-type="string">
            <text:p>#0019 </text:p>
          </table:table-cell>
          <table:table-cell office:value-type="string" calcext:value-type="string">
            <text:p><text:a xlink:href="https://bulbapedia.bulbagarden.net/wiki/Rattata_(Pokémon)" xlink:type="simple"> </text:a> </text:p>
          </table:table-cell>
          <table:table-cell office:value-type="string" calcext:value-type="string">
            <text:p><text:a xlink:href="https://bulbapedia.bulbagarden.net/wiki/Rattata_(Pokémon)" xlink:type="simple">Rattata</text:a> </text:p>
          </table:table-cell>
          <table:table-cell office:value-type="string" calcext:value-type="string">
            <text:p><text:a xlink:href="https://wiki.xn--rckteqa2e.com/wiki/コラッタ" xlink:type="simple">コラッタ</text:a> </text:p>
          </table:table-cell>
          <table:table-cell office:value-type="string" calcext:value-type="string">
            <text:p>Koratta</text:p>
          </table:table-cell>
          <table:table-cell office:value-type="string" calcext:value-type="string">
            <text:p>Koratta </text:p>
          </table:table-cell>
        </table:table-row>
        <table:table-row table:style-name="ro1">
          <table:table-cell office:value-type="string" calcext:value-type="string">
            <text:p>#0020 </text:p>
          </table:table-cell>
          <table:table-cell office:value-type="string" calcext:value-type="string">
            <text:p><text:a xlink:href="https://bulbapedia.bulbagarden.net/wiki/Raticate_(Pokémon)" xlink:type="simple"> </text:a> </text:p>
          </table:table-cell>
          <table:table-cell office:value-type="string" calcext:value-type="string">
            <text:p><text:a xlink:href="https://bulbapedia.bulbagarden.net/wiki/Raticate_(Pokémon)" xlink:type="simple">Raticate</text:a> </text:p>
          </table:table-cell>
          <table:table-cell office:value-type="string" calcext:value-type="string">
            <text:p><text:a xlink:href="https://wiki.xn--rckteqa2e.com/wiki/ラッタ" xlink:type="simple">ラッタ</text:a> </text:p>
          </table:table-cell>
          <table:table-cell office:value-type="string" calcext:value-type="string">
            <text:p>Ratta</text:p>
          </table:table-cell>
          <table:table-cell office:value-type="string" calcext:value-type="string">
            <text:p>Ratta </text:p>
          </table:table-cell>
        </table:table-row>
        <table:table-row table:style-name="ro1">
          <table:table-cell office:value-type="string" calcext:value-type="string">
            <text:p>#0021 </text:p>
          </table:table-cell>
          <table:table-cell office:value-type="string" calcext:value-type="string">
            <text:p><text:a xlink:href="https://bulbapedia.bulbagarden.net/wiki/Spearow_(Pokémon)" xlink:type="simple"> </text:a> </text:p>
          </table:table-cell>
          <table:table-cell office:value-type="string" calcext:value-type="string">
            <text:p><text:a xlink:href="https://bulbapedia.bulbagarden.net/wiki/Spearow_(Pokémon)" xlink:type="simple">Spearow</text:a> </text:p>
          </table:table-cell>
          <table:table-cell office:value-type="string" calcext:value-type="string">
            <text:p><text:a xlink:href="https://wiki.xn--rckteqa2e.com/wiki/オニスズメ" xlink:type="simple">オニスズメ</text:a> </text:p>
          </table:table-cell>
          <table:table-cell office:value-type="string" calcext:value-type="string">
            <text:p>Onisuzume</text:p>
          </table:table-cell>
          <table:table-cell office:value-type="string" calcext:value-type="string">
            <text:p>Onisuzume </text:p>
          </table:table-cell>
        </table:table-row>
        <table:table-row table:style-name="ro1">
          <table:table-cell office:value-type="string" calcext:value-type="string">
            <text:p>#0022 </text:p>
          </table:table-cell>
          <table:table-cell office:value-type="string" calcext:value-type="string">
            <text:p><text:a xlink:href="https://bulbapedia.bulbagarden.net/wiki/Fearow_(Pokémon)" xlink:type="simple"> </text:a> </text:p>
          </table:table-cell>
          <table:table-cell office:value-type="string" calcext:value-type="string">
            <text:p><text:a xlink:href="https://bulbapedia.bulbagarden.net/wiki/Fearow_(Pokémon)" xlink:type="simple">Fearow</text:a> </text:p>
          </table:table-cell>
          <table:table-cell office:value-type="string" calcext:value-type="string">
            <text:p><text:a xlink:href="https://wiki.xn--rckteqa2e.com/wiki/オニドリル" xlink:type="simple">オニドリル</text:a> </text:p>
          </table:table-cell>
          <table:table-cell office:value-type="string" calcext:value-type="string">
            <text:p>Onidoriru</text:p>
          </table:table-cell>
          <table:table-cell office:value-type="string" calcext:value-type="string">
            <text:p>Onidrill </text:p>
          </table:table-cell>
        </table:table-row>
        <table:table-row table:style-name="ro1">
          <table:table-cell office:value-type="string" calcext:value-type="string">
            <text:p>#0023 </text:p>
          </table:table-cell>
          <table:table-cell office:value-type="string" calcext:value-type="string">
            <text:p><text:a xlink:href="https://bulbapedia.bulbagarden.net/wiki/Ekans_(Pokémon)" xlink:type="simple"> </text:a> </text:p>
          </table:table-cell>
          <table:table-cell office:value-type="string" calcext:value-type="string">
            <text:p><text:a xlink:href="https://bulbapedia.bulbagarden.net/wiki/Ekans_(Pokémon)" xlink:type="simple">Ekans</text:a> </text:p>
          </table:table-cell>
          <table:table-cell office:value-type="string" calcext:value-type="string">
            <text:p><text:a xlink:href="https://wiki.xn--rckteqa2e.com/wiki/アーボ" xlink:type="simple">アーボ</text:a> </text:p>
          </table:table-cell>
          <table:table-cell office:value-type="string" calcext:value-type="string">
            <text:p>Ābo</text:p>
          </table:table-cell>
          <table:table-cell office:value-type="string" calcext:value-type="string">
            <text:p>Arbo </text:p>
          </table:table-cell>
        </table:table-row>
        <table:table-row table:style-name="ro1">
          <table:table-cell office:value-type="string" calcext:value-type="string">
            <text:p>#0024 </text:p>
          </table:table-cell>
          <table:table-cell office:value-type="string" calcext:value-type="string">
            <text:p><text:a xlink:href="https://bulbapedia.bulbagarden.net/wiki/Arbok_(Pokémon)" xlink:type="simple"> </text:a> </text:p>
          </table:table-cell>
          <table:table-cell office:value-type="string" calcext:value-type="string">
            <text:p><text:a xlink:href="https://bulbapedia.bulbagarden.net/wiki/Arbok_(Pokémon)" xlink:type="simple">Arbok</text:a> </text:p>
          </table:table-cell>
          <table:table-cell office:value-type="string" calcext:value-type="string">
            <text:p><text:a xlink:href="https://wiki.xn--rckteqa2e.com/wiki/アーボック" xlink:type="simple">アーボック</text:a> </text:p>
          </table:table-cell>
          <table:table-cell office:value-type="string" calcext:value-type="string">
            <text:p>Ābokku</text:p>
          </table:table-cell>
          <table:table-cell office:value-type="string" calcext:value-type="string">
            <text:p>Arbok </text:p>
          </table:table-cell>
        </table:table-row>
        <table:table-row table:style-name="ro1">
          <table:table-cell office:value-type="string" calcext:value-type="string">
            <text:p>#0025 </text:p>
          </table:table-cell>
          <table:table-cell office:value-type="string" calcext:value-type="string">
            <text:p><text:a xlink:href="https://bulbapedia.bulbagarden.net/wiki/Pikachu_(Pokémon)" xlink:type="simple"> </text:a> </text:p>
          </table:table-cell>
          <table:table-cell office:value-type="string" calcext:value-type="string">
            <text:p><text:a xlink:href="https://bulbapedia.bulbagarden.net/wiki/Pikachu_(Pokémon)" xlink:type="simple">Pikachu</text:a> </text:p>
          </table:table-cell>
          <table:table-cell office:value-type="string" calcext:value-type="string">
            <text:p><text:a xlink:href="https://wiki.xn--rckteqa2e.com/wiki/ピカチュウ" xlink:type="simple">ピカチュウ</text:a> </text:p>
          </table:table-cell>
          <table:table-cell office:value-type="string" calcext:value-type="string">
            <text:p>Pikachū</text:p>
          </table:table-cell>
          <table:table-cell office:value-type="string" calcext:value-type="string">
            <text:p>Pikachu </text:p>
          </table:table-cell>
        </table:table-row>
        <table:table-row table:style-name="ro1">
          <table:table-cell office:value-type="string" calcext:value-type="string">
            <text:p>#0026 </text:p>
          </table:table-cell>
          <table:table-cell office:value-type="string" calcext:value-type="string">
            <text:p><text:a xlink:href="https://bulbapedia.bulbagarden.net/wiki/Raichu_(Pokémon)" xlink:type="simple"> </text:a> </text:p>
          </table:table-cell>
          <table:table-cell office:value-type="string" calcext:value-type="string">
            <text:p><text:a xlink:href="https://bulbapedia.bulbagarden.net/wiki/Raichu_(Pokémon)" xlink:type="simple">Raichu</text:a> </text:p>
          </table:table-cell>
          <table:table-cell office:value-type="string" calcext:value-type="string">
            <text:p><text:a xlink:href="https://wiki.xn--rckteqa2e.com/wiki/ライチュウ" xlink:type="simple">ライチュウ</text:a> </text:p>
          </table:table-cell>
          <table:table-cell office:value-type="string" calcext:value-type="string">
            <text:p>Raichū</text:p>
          </table:table-cell>
          <table:table-cell office:value-type="string" calcext:value-type="string">
            <text:p>Raichu </text:p>
          </table:table-cell>
        </table:table-row>
        <table:table-row table:style-name="ro1">
          <table:table-cell office:value-type="string" calcext:value-type="string">
            <text:p>#0027 </text:p>
          </table:table-cell>
          <table:table-cell office:value-type="string" calcext:value-type="string">
            <text:p><text:a xlink:href="https://bulbapedia.bulbagarden.net/wiki/Sandshrew_(Pokémon)" xlink:type="simple"> </text:a> </text:p>
          </table:table-cell>
          <table:table-cell office:value-type="string" calcext:value-type="string">
            <text:p><text:a xlink:href="https://bulbapedia.bulbagarden.net/wiki/Sandshrew_(Pokémon)" xlink:type="simple">Sandshrew</text:a> </text:p>
          </table:table-cell>
          <table:table-cell office:value-type="string" calcext:value-type="string">
            <text:p><text:a xlink:href="https://wiki.xn--rckteqa2e.com/wiki/サンド" xlink:type="simple">サンド</text:a> </text:p>
          </table:table-cell>
          <table:table-cell office:value-type="string" calcext:value-type="string">
            <text:p>Sando</text:p>
          </table:table-cell>
          <table:table-cell office:value-type="string" calcext:value-type="string">
            <text:p>Sand </text:p>
          </table:table-cell>
        </table:table-row>
        <table:table-row table:style-name="ro1">
          <table:table-cell office:value-type="string" calcext:value-type="string">
            <text:p>#0028 </text:p>
          </table:table-cell>
          <table:table-cell office:value-type="string" calcext:value-type="string">
            <text:p><text:a xlink:href="https://bulbapedia.bulbagarden.net/wiki/Sandslash_(Pokémon)" xlink:type="simple"> </text:a> </text:p>
          </table:table-cell>
          <table:table-cell office:value-type="string" calcext:value-type="string">
            <text:p><text:a xlink:href="https://bulbapedia.bulbagarden.net/wiki/Sandslash_(Pokémon)" xlink:type="simple">Sandslash</text:a> </text:p>
          </table:table-cell>
          <table:table-cell office:value-type="string" calcext:value-type="string">
            <text:p><text:a xlink:href="https://wiki.xn--rckteqa2e.com/wiki/サンドパン" xlink:type="simple">サンドパン</text:a> </text:p>
          </table:table-cell>
          <table:table-cell office:value-type="string" calcext:value-type="string">
            <text:p>Sandopan</text:p>
          </table:table-cell>
          <table:table-cell office:value-type="string" calcext:value-type="string">
            <text:p>Sandpan </text:p>
          </table:table-cell>
        </table:table-row>
        <table:table-row table:style-name="ro1">
          <table:table-cell office:value-type="string" calcext:value-type="string">
            <text:p>#0029 </text:p>
          </table:table-cell>
          <table:table-cell office:value-type="string" calcext:value-type="string">
            <text:p><text:a xlink:href="https://bulbapedia.bulbagarden.net/wiki/Nidoran♀_(Pokémon)" xlink:type="simple"> </text:a> </text:p>
          </table:table-cell>
          <table:table-cell office:value-type="string" calcext:value-type="string">
            <text:p><text:a xlink:href="https://bulbapedia.bulbagarden.net/wiki/Nidoran♀_(Pokémon)" xlink:type="simple">Nidoran♀</text:a> </text:p>
          </table:table-cell>
          <table:table-cell office:value-type="string" calcext:value-type="string">
            <text:p><text:a xlink:href="https://wiki.xn--rckteqa2e.com/wiki/ニドラン♀" xlink:type="simple">ニドラン♀</text:a> </text:p>
          </table:table-cell>
          <table:table-cell office:value-type="string" calcext:value-type="string">
            <text:p>Nidoran Mesu</text:p>
          </table:table-cell>
          <table:table-cell office:value-type="string" calcext:value-type="string">
            <text:p>Nidoran♀ </text:p>
          </table:table-cell>
        </table:table-row>
        <table:table-row table:style-name="ro1">
          <table:table-cell office:value-type="string" calcext:value-type="string">
            <text:p>#0030 </text:p>
          </table:table-cell>
          <table:table-cell office:value-type="string" calcext:value-type="string">
            <text:p><text:a xlink:href="https://bulbapedia.bulbagarden.net/wiki/Nidorina_(Pokémon)" xlink:type="simple"> </text:a> </text:p>
          </table:table-cell>
          <table:table-cell office:value-type="string" calcext:value-type="string">
            <text:p><text:a xlink:href="https://bulbapedia.bulbagarden.net/wiki/Nidorina_(Pokémon)" xlink:type="simple">Nidorina</text:a> </text:p>
          </table:table-cell>
          <table:table-cell office:value-type="string" calcext:value-type="string">
            <text:p><text:a xlink:href="https://wiki.xn--rckteqa2e.com/wiki/ニドリーナ" xlink:type="simple">ニドリーナ</text:a> </text:p>
          </table:table-cell>
          <table:table-cell office:value-type="string" calcext:value-type="string">
            <text:p>Nidorīna</text:p>
          </table:table-cell>
          <table:table-cell office:value-type="string" calcext:value-type="string">
            <text:p>Nidorina* </text:p>
          </table:table-cell>
        </table:table-row>
        <table:table-row table:style-name="ro1">
          <table:table-cell office:value-type="string" calcext:value-type="string">
            <text:p>#0031 </text:p>
          </table:table-cell>
          <table:table-cell office:value-type="string" calcext:value-type="string">
            <text:p><text:a xlink:href="https://bulbapedia.bulbagarden.net/wiki/Nidoqueen_(Pokémon)" xlink:type="simple"> </text:a> </text:p>
          </table:table-cell>
          <table:table-cell office:value-type="string" calcext:value-type="string">
            <text:p><text:a xlink:href="https://bulbapedia.bulbagarden.net/wiki/Nidoqueen_(Pokémon)" xlink:type="simple">Nidoqueen</text:a> </text:p>
          </table:table-cell>
          <table:table-cell office:value-type="string" calcext:value-type="string">
            <text:p><text:a xlink:href="https://wiki.xn--rckteqa2e.com/wiki/ニドクイン" xlink:type="simple">ニドクイン</text:a> </text:p>
          </table:table-cell>
          <table:table-cell office:value-type="string" calcext:value-type="string">
            <text:p>Nidokuin</text:p>
          </table:table-cell>
          <table:table-cell office:value-type="string" calcext:value-type="string">
            <text:p>Nidoqueen </text:p>
          </table:table-cell>
        </table:table-row>
        <table:table-row table:style-name="ro1">
          <table:table-cell office:value-type="string" calcext:value-type="string">
            <text:p>#0032 </text:p>
          </table:table-cell>
          <table:table-cell office:value-type="string" calcext:value-type="string">
            <text:p><text:a xlink:href="https://bulbapedia.bulbagarden.net/wiki/Nidoran♂_(Pokémon)" xlink:type="simple"> </text:a> </text:p>
          </table:table-cell>
          <table:table-cell office:value-type="string" calcext:value-type="string">
            <text:p><text:a xlink:href="https://bulbapedia.bulbagarden.net/wiki/Nidoran♂_(Pokémon)" xlink:type="simple">Nidoran♂</text:a> </text:p>
          </table:table-cell>
          <table:table-cell office:value-type="string" calcext:value-type="string">
            <text:p><text:a xlink:href="https://wiki.xn--rckteqa2e.com/wiki/ニドラン♂" xlink:type="simple">ニドラン♂</text:a> </text:p>
          </table:table-cell>
          <table:table-cell office:value-type="string" calcext:value-type="string">
            <text:p>Nidoran Osu</text:p>
          </table:table-cell>
          <table:table-cell office:value-type="string" calcext:value-type="string">
            <text:p>Nidoran♂ </text:p>
          </table:table-cell>
        </table:table-row>
        <table:table-row table:style-name="ro1">
          <table:table-cell office:value-type="string" calcext:value-type="string">
            <text:p>#0033 </text:p>
          </table:table-cell>
          <table:table-cell office:value-type="string" calcext:value-type="string">
            <text:p><text:a xlink:href="https://bulbapedia.bulbagarden.net/wiki/Nidorino_(Pokémon)" xlink:type="simple"> </text:a> </text:p>
          </table:table-cell>
          <table:table-cell office:value-type="string" calcext:value-type="string">
            <text:p><text:a xlink:href="https://bulbapedia.bulbagarden.net/wiki/Nidorino_(Pokémon)" xlink:type="simple">Nidorino</text:a> </text:p>
          </table:table-cell>
          <table:table-cell office:value-type="string" calcext:value-type="string">
            <text:p><text:a xlink:href="https://wiki.xn--rckteqa2e.com/wiki/ニドリーノ" xlink:type="simple">ニドリーノ</text:a> </text:p>
          </table:table-cell>
          <table:table-cell office:value-type="string" calcext:value-type="string">
            <text:p>Nidorīno</text:p>
          </table:table-cell>
          <table:table-cell office:value-type="string" calcext:value-type="string">
            <text:p>Nidorino* </text:p>
          </table:table-cell>
        </table:table-row>
        <table:table-row table:style-name="ro1">
          <table:table-cell office:value-type="string" calcext:value-type="string">
            <text:p>#0034 </text:p>
          </table:table-cell>
          <table:table-cell office:value-type="string" calcext:value-type="string">
            <text:p><text:a xlink:href="https://bulbapedia.bulbagarden.net/wiki/Nidoking_(Pokémon)" xlink:type="simple"> </text:a> </text:p>
          </table:table-cell>
          <table:table-cell office:value-type="string" calcext:value-type="string">
            <text:p><text:a xlink:href="https://bulbapedia.bulbagarden.net/wiki/Nidoking_(Pokémon)" xlink:type="simple">Nidoking</text:a> </text:p>
          </table:table-cell>
          <table:table-cell office:value-type="string" calcext:value-type="string">
            <text:p><text:a xlink:href="https://wiki.xn--rckteqa2e.com/wiki/ニドキング" xlink:type="simple">ニドキング</text:a> </text:p>
          </table:table-cell>
          <table:table-cell office:value-type="string" calcext:value-type="string">
            <text:p>Nidokingu</text:p>
          </table:table-cell>
          <table:table-cell office:value-type="string" calcext:value-type="string">
            <text:p>Nidoking </text:p>
          </table:table-cell>
        </table:table-row>
        <table:table-row table:style-name="ro1">
          <table:table-cell office:value-type="string" calcext:value-type="string">
            <text:p>#0035 </text:p>
          </table:table-cell>
          <table:table-cell office:value-type="string" calcext:value-type="string">
            <text:p><text:a xlink:href="https://bulbapedia.bulbagarden.net/wiki/Clefairy_(Pokémon)" xlink:type="simple"> </text:a> </text:p>
          </table:table-cell>
          <table:table-cell office:value-type="string" calcext:value-type="string">
            <text:p><text:a xlink:href="https://bulbapedia.bulbagarden.net/wiki/Clefairy_(Pokémon)" xlink:type="simple">Clefairy</text:a> </text:p>
          </table:table-cell>
          <table:table-cell office:value-type="string" calcext:value-type="string">
            <text:p><text:a xlink:href="https://wiki.xn--rckteqa2e.com/wiki/ピッピ" xlink:type="simple">ピッピ</text:a> </text:p>
          </table:table-cell>
          <table:table-cell office:value-type="string" calcext:value-type="string">
            <text:p>Pippi</text:p>
          </table:table-cell>
          <table:table-cell office:value-type="string" calcext:value-type="string">
            <text:p>Pippi </text:p>
          </table:table-cell>
        </table:table-row>
        <table:table-row table:style-name="ro1">
          <table:table-cell office:value-type="string" calcext:value-type="string">
            <text:p>#0036 </text:p>
          </table:table-cell>
          <table:table-cell office:value-type="string" calcext:value-type="string">
            <text:p><text:a xlink:href="https://bulbapedia.bulbagarden.net/wiki/Clefable_(Pokémon)" xlink:type="simple"> </text:a> </text:p>
          </table:table-cell>
          <table:table-cell office:value-type="string" calcext:value-type="string">
            <text:p><text:a xlink:href="https://bulbapedia.bulbagarden.net/wiki/Clefable_(Pokémon)" xlink:type="simple">Clefable</text:a> </text:p>
          </table:table-cell>
          <table:table-cell office:value-type="string" calcext:value-type="string">
            <text:p><text:a xlink:href="https://wiki.xn--rckteqa2e.com/wiki/ピクシー" xlink:type="simple">ピクシー</text:a> </text:p>
          </table:table-cell>
          <table:table-cell office:value-type="string" calcext:value-type="string">
            <text:p>Pikushī</text:p>
          </table:table-cell>
          <table:table-cell office:value-type="string" calcext:value-type="string">
            <text:p>Pixy* </text:p>
          </table:table-cell>
        </table:table-row>
        <table:table-row table:style-name="ro1">
          <table:table-cell office:value-type="string" calcext:value-type="string">
            <text:p>#0037 </text:p>
          </table:table-cell>
          <table:table-cell office:value-type="string" calcext:value-type="string">
            <text:p><text:a xlink:href="https://bulbapedia.bulbagarden.net/wiki/Vulpix_(Pokémon)" xlink:type="simple"> </text:a> </text:p>
          </table:table-cell>
          <table:table-cell office:value-type="string" calcext:value-type="string">
            <text:p><text:a xlink:href="https://bulbapedia.bulbagarden.net/wiki/Vulpix_(Pokémon)" xlink:type="simple">Vulpix</text:a> </text:p>
          </table:table-cell>
          <table:table-cell office:value-type="string" calcext:value-type="string">
            <text:p><text:a xlink:href="https://wiki.xn--rckteqa2e.com/wiki/ロコン" xlink:type="simple">ロコン</text:a> </text:p>
          </table:table-cell>
          <table:table-cell office:value-type="string" calcext:value-type="string">
            <text:p>Rokon</text:p>
          </table:table-cell>
          <table:table-cell office:value-type="string" calcext:value-type="string">
            <text:p>Rokon </text:p>
          </table:table-cell>
        </table:table-row>
        <table:table-row table:style-name="ro1">
          <table:table-cell office:value-type="string" calcext:value-type="string">
            <text:p>#0038 </text:p>
          </table:table-cell>
          <table:table-cell office:value-type="string" calcext:value-type="string">
            <text:p><text:a xlink:href="https://bulbapedia.bulbagarden.net/wiki/Ninetales_(Pokémon)" xlink:type="simple"> </text:a> </text:p>
          </table:table-cell>
          <table:table-cell office:value-type="string" calcext:value-type="string">
            <text:p><text:a xlink:href="https://bulbapedia.bulbagarden.net/wiki/Ninetales_(Pokémon)" xlink:type="simple">Ninetales</text:a> </text:p>
          </table:table-cell>
          <table:table-cell office:value-type="string" calcext:value-type="string">
            <text:p><text:a xlink:href="https://wiki.xn--rckteqa2e.com/wiki/キュウコン" xlink:type="simple">キュウコン</text:a> </text:p>
          </table:table-cell>
          <table:table-cell office:value-type="string" calcext:value-type="string">
            <text:p>Kyūkon</text:p>
          </table:table-cell>
          <table:table-cell office:value-type="string" calcext:value-type="string">
            <text:p>Kyukon </text:p>
          </table:table-cell>
        </table:table-row>
        <table:table-row table:style-name="ro1">
          <table:table-cell office:value-type="string" calcext:value-type="string">
            <text:p>#0039 </text:p>
          </table:table-cell>
          <table:table-cell office:value-type="string" calcext:value-type="string">
            <text:p><text:a xlink:href="https://bulbapedia.bulbagarden.net/wiki/Jigglypuff_(Pokémon)" xlink:type="simple"> </text:a> </text:p>
          </table:table-cell>
          <table:table-cell office:value-type="string" calcext:value-type="string">
            <text:p><text:a xlink:href="https://bulbapedia.bulbagarden.net/wiki/Jigglypuff_(Pokémon)" xlink:type="simple">Jigglypuff</text:a> </text:p>
          </table:table-cell>
          <table:table-cell office:value-type="string" calcext:value-type="string">
            <text:p><text:a xlink:href="https://wiki.xn--rckteqa2e.com/wiki/プリン" xlink:type="simple">プリン</text:a> </text:p>
          </table:table-cell>
          <table:table-cell office:value-type="string" calcext:value-type="string">
            <text:p>Purin</text:p>
          </table:table-cell>
          <table:table-cell office:value-type="string" calcext:value-type="string">
            <text:p>Purin </text:p>
          </table:table-cell>
        </table:table-row>
        <table:table-row table:style-name="ro1">
          <table:table-cell office:value-type="string" calcext:value-type="string">
            <text:p>#0040 </text:p>
          </table:table-cell>
          <table:table-cell office:value-type="string" calcext:value-type="string">
            <text:p><text:a xlink:href="https://bulbapedia.bulbagarden.net/wiki/Wigglytuff_(Pokémon)" xlink:type="simple"> </text:a> </text:p>
          </table:table-cell>
          <table:table-cell office:value-type="string" calcext:value-type="string">
            <text:p><text:a xlink:href="https://bulbapedia.bulbagarden.net/wiki/Wigglytuff_(Pokémon)" xlink:type="simple">Wigglytuff</text:a> </text:p>
          </table:table-cell>
          <table:table-cell office:value-type="string" calcext:value-type="string">
            <text:p><text:a xlink:href="https://wiki.xn--rckteqa2e.com/wiki/プクリン" xlink:type="simple">プクリン</text:a> </text:p>
          </table:table-cell>
          <table:table-cell office:value-type="string" calcext:value-type="string">
            <text:p>Pukurin</text:p>
          </table:table-cell>
          <table:table-cell office:value-type="string" calcext:value-type="string">
            <text:p>Pukurin </text:p>
          </table:table-cell>
        </table:table-row>
        <table:table-row table:style-name="ro1">
          <table:table-cell office:value-type="string" calcext:value-type="string">
            <text:p>#0041 </text:p>
          </table:table-cell>
          <table:table-cell office:value-type="string" calcext:value-type="string">
            <text:p><text:a xlink:href="https://bulbapedia.bulbagarden.net/wiki/Zubat_(Pokémon)" xlink:type="simple"> </text:a> </text:p>
          </table:table-cell>
          <table:table-cell office:value-type="string" calcext:value-type="string">
            <text:p><text:a xlink:href="https://bulbapedia.bulbagarden.net/wiki/Zubat_(Pokémon)" xlink:type="simple">Zubat</text:a> </text:p>
          </table:table-cell>
          <table:table-cell office:value-type="string" calcext:value-type="string">
            <text:p><text:a xlink:href="https://wiki.xn--rckteqa2e.com/wiki/ズバット" xlink:type="simple">ズバット</text:a> </text:p>
          </table:table-cell>
          <table:table-cell office:value-type="string" calcext:value-type="string">
            <text:p>Zubatto</text:p>
          </table:table-cell>
          <table:table-cell office:value-type="string" calcext:value-type="string">
            <text:p>Zubat </text:p>
          </table:table-cell>
        </table:table-row>
        <table:table-row table:style-name="ro1">
          <table:table-cell office:value-type="string" calcext:value-type="string">
            <text:p>#0042 </text:p>
          </table:table-cell>
          <table:table-cell office:value-type="string" calcext:value-type="string">
            <text:p><text:a xlink:href="https://bulbapedia.bulbagarden.net/wiki/Golbat_(Pokémon)" xlink:type="simple"> </text:a> </text:p>
          </table:table-cell>
          <table:table-cell office:value-type="string" calcext:value-type="string">
            <text:p><text:a xlink:href="https://bulbapedia.bulbagarden.net/wiki/Golbat_(Pokémon)" xlink:type="simple">Golbat</text:a> </text:p>
          </table:table-cell>
          <table:table-cell office:value-type="string" calcext:value-type="string">
            <text:p><text:a xlink:href="https://wiki.xn--rckteqa2e.com/wiki/ゴルバット" xlink:type="simple">ゴルバット</text:a> </text:p>
          </table:table-cell>
          <table:table-cell office:value-type="string" calcext:value-type="string">
            <text:p>Gorubatto</text:p>
          </table:table-cell>
          <table:table-cell office:value-type="string" calcext:value-type="string">
            <text:p>Golbat </text:p>
          </table:table-cell>
        </table:table-row>
        <table:table-row table:style-name="ro1">
          <table:table-cell office:value-type="string" calcext:value-type="string">
            <text:p>#0043 </text:p>
          </table:table-cell>
          <table:table-cell office:value-type="string" calcext:value-type="string">
            <text:p><text:a xlink:href="https://bulbapedia.bulbagarden.net/wiki/Oddish_(Pokémon)" xlink:type="simple"> </text:a> </text:p>
          </table:table-cell>
          <table:table-cell office:value-type="string" calcext:value-type="string">
            <text:p><text:a xlink:href="https://bulbapedia.bulbagarden.net/wiki/Oddish_(Pokémon)" xlink:type="simple">Oddish</text:a> </text:p>
          </table:table-cell>
          <table:table-cell office:value-type="string" calcext:value-type="string">
            <text:p><text:a xlink:href="https://wiki.xn--rckteqa2e.com/wiki/ナゾノクサ" xlink:type="simple">ナゾノクサ</text:a> </text:p>
          </table:table-cell>
          <table:table-cell office:value-type="string" calcext:value-type="string">
            <text:p>Nazonokusa</text:p>
          </table:table-cell>
          <table:table-cell office:value-type="string" calcext:value-type="string">
            <text:p>Nazonokusa </text:p>
          </table:table-cell>
        </table:table-row>
        <table:table-row table:style-name="ro1">
          <table:table-cell office:value-type="string" calcext:value-type="string">
            <text:p>#0044 </text:p>
          </table:table-cell>
          <table:table-cell office:value-type="string" calcext:value-type="string">
            <text:p><text:a xlink:href="https://bulbapedia.bulbagarden.net/wiki/Gloom_(Pokémon)" xlink:type="simple"> </text:a> </text:p>
          </table:table-cell>
          <table:table-cell office:value-type="string" calcext:value-type="string">
            <text:p><text:a xlink:href="https://bulbapedia.bulbagarden.net/wiki/Gloom_(Pokémon)" xlink:type="simple">Gloom</text:a> </text:p>
          </table:table-cell>
          <table:table-cell office:value-type="string" calcext:value-type="string">
            <text:p><text:a xlink:href="https://wiki.xn--rckteqa2e.com/wiki/クサイハナ" xlink:type="simple">クサイハナ</text:a> </text:p>
          </table:table-cell>
          <table:table-cell office:value-type="string" calcext:value-type="string">
            <text:p>Kusaihana</text:p>
          </table:table-cell>
          <table:table-cell office:value-type="string" calcext:value-type="string">
            <text:p>Kusaihana </text:p>
          </table:table-cell>
        </table:table-row>
        <table:table-row table:style-name="ro1">
          <table:table-cell office:value-type="string" calcext:value-type="string">
            <text:p>#0045 </text:p>
          </table:table-cell>
          <table:table-cell office:value-type="string" calcext:value-type="string">
            <text:p><text:a xlink:href="https://bulbapedia.bulbagarden.net/wiki/Vileplume_(Pokémon)" xlink:type="simple"> </text:a> </text:p>
          </table:table-cell>
          <table:table-cell office:value-type="string" calcext:value-type="string">
            <text:p><text:a xlink:href="https://bulbapedia.bulbagarden.net/wiki/Vileplume_(Pokémon)" xlink:type="simple">Vileplume</text:a> </text:p>
          </table:table-cell>
          <table:table-cell office:value-type="string" calcext:value-type="string">
            <text:p><text:a xlink:href="https://wiki.xn--rckteqa2e.com/wiki/ラフレシア" xlink:type="simple">ラフレシア</text:a> </text:p>
          </table:table-cell>
          <table:table-cell office:value-type="string" calcext:value-type="string">
            <text:p>Rafureshia</text:p>
          </table:table-cell>
          <table:table-cell office:value-type="string" calcext:value-type="string">
            <text:p>Ruffresia* </text:p>
          </table:table-cell>
        </table:table-row>
        <table:table-row table:style-name="ro1">
          <table:table-cell office:value-type="string" calcext:value-type="string">
            <text:p>#0046 </text:p>
          </table:table-cell>
          <table:table-cell office:value-type="string" calcext:value-type="string">
            <text:p><text:a xlink:href="https://bulbapedia.bulbagarden.net/wiki/Paras_(Pokémon)" xlink:type="simple"> </text:a> </text:p>
          </table:table-cell>
          <table:table-cell office:value-type="string" calcext:value-type="string">
            <text:p><text:a xlink:href="https://bulbapedia.bulbagarden.net/wiki/Paras_(Pokémon)" xlink:type="simple">Paras</text:a> </text:p>
          </table:table-cell>
          <table:table-cell office:value-type="string" calcext:value-type="string">
            <text:p><text:a xlink:href="https://wiki.xn--rckteqa2e.com/wiki/パラス" xlink:type="simple">パラス</text:a> </text:p>
          </table:table-cell>
          <table:table-cell office:value-type="string" calcext:value-type="string">
            <text:p>Parasu</text:p>
          </table:table-cell>
          <table:table-cell office:value-type="string" calcext:value-type="string">
            <text:p>Paras </text:p>
          </table:table-cell>
        </table:table-row>
        <table:table-row table:style-name="ro1">
          <table:table-cell office:value-type="string" calcext:value-type="string">
            <text:p>#0047 </text:p>
          </table:table-cell>
          <table:table-cell office:value-type="string" calcext:value-type="string">
            <text:p><text:a xlink:href="https://bulbapedia.bulbagarden.net/wiki/Parasect_(Pokémon)" xlink:type="simple"> </text:a> </text:p>
          </table:table-cell>
          <table:table-cell office:value-type="string" calcext:value-type="string">
            <text:p><text:a xlink:href="https://bulbapedia.bulbagarden.net/wiki/Parasect_(Pokémon)" xlink:type="simple">Parasect</text:a> </text:p>
          </table:table-cell>
          <table:table-cell office:value-type="string" calcext:value-type="string">
            <text:p><text:a xlink:href="https://wiki.xn--rckteqa2e.com/wiki/パラセクト" xlink:type="simple">パラセクト</text:a> </text:p>
          </table:table-cell>
          <table:table-cell office:value-type="string" calcext:value-type="string">
            <text:p>Parasekuto</text:p>
          </table:table-cell>
          <table:table-cell office:value-type="string" calcext:value-type="string">
            <text:p>Parasect </text:p>
          </table:table-cell>
        </table:table-row>
        <table:table-row table:style-name="ro1">
          <table:table-cell office:value-type="string" calcext:value-type="string">
            <text:p>#0048 </text:p>
          </table:table-cell>
          <table:table-cell office:value-type="string" calcext:value-type="string">
            <text:p><text:a xlink:href="https://bulbapedia.bulbagarden.net/wiki/Venonat_(Pokémon)" xlink:type="simple"> </text:a> </text:p>
          </table:table-cell>
          <table:table-cell office:value-type="string" calcext:value-type="string">
            <text:p><text:a xlink:href="https://bulbapedia.bulbagarden.net/wiki/Venonat_(Pokémon)" xlink:type="simple">Venonat</text:a> </text:p>
          </table:table-cell>
          <table:table-cell office:value-type="string" calcext:value-type="string">
            <text:p><text:a xlink:href="https://wiki.xn--rckteqa2e.com/wiki/コンパン" xlink:type="simple">コンパン</text:a> </text:p>
          </table:table-cell>
          <table:table-cell office:value-type="string" calcext:value-type="string">
            <text:p>Konpan</text:p>
          </table:table-cell>
          <table:table-cell office:value-type="string" calcext:value-type="string">
            <text:p>Kongpang </text:p>
          </table:table-cell>
        </table:table-row>
        <table:table-row table:style-name="ro1">
          <table:table-cell office:value-type="string" calcext:value-type="string">
            <text:p>#0049 </text:p>
          </table:table-cell>
          <table:table-cell office:value-type="string" calcext:value-type="string">
            <text:p><text:a xlink:href="https://bulbapedia.bulbagarden.net/wiki/Venomoth_(Pokémon)" xlink:type="simple"> </text:a> </text:p>
          </table:table-cell>
          <table:table-cell office:value-type="string" calcext:value-type="string">
            <text:p><text:a xlink:href="https://bulbapedia.bulbagarden.net/wiki/Venomoth_(Pokémon)" xlink:type="simple">Venomoth</text:a> </text:p>
          </table:table-cell>
          <table:table-cell office:value-type="string" calcext:value-type="string">
            <text:p><text:a xlink:href="https://wiki.xn--rckteqa2e.com/wiki/モルフォン" xlink:type="simple">モルフォン</text:a> </text:p>
          </table:table-cell>
          <table:table-cell office:value-type="string" calcext:value-type="string">
            <text:p>Morufon</text:p>
          </table:table-cell>
          <table:table-cell office:value-type="string" calcext:value-type="string">
            <text:p>Morphon </text:p>
          </table:table-cell>
        </table:table-row>
        <table:table-row table:style-name="ro1">
          <table:table-cell office:value-type="string" calcext:value-type="string">
            <text:p>#0050 </text:p>
          </table:table-cell>
          <table:table-cell office:value-type="string" calcext:value-type="string">
            <text:p><text:a xlink:href="https://bulbapedia.bulbagarden.net/wiki/Diglett_(Pokémon)" xlink:type="simple"> </text:a> </text:p>
          </table:table-cell>
          <table:table-cell office:value-type="string" calcext:value-type="string">
            <text:p><text:a xlink:href="https://bulbapedia.bulbagarden.net/wiki/Diglett_(Pokémon)" xlink:type="simple">Diglett</text:a> </text:p>
          </table:table-cell>
          <table:table-cell office:value-type="string" calcext:value-type="string">
            <text:p><text:a xlink:href="https://wiki.xn--rckteqa2e.com/wiki/ディグダ" xlink:type="simple">ディグダ</text:a> </text:p>
          </table:table-cell>
          <table:table-cell office:value-type="string" calcext:value-type="string">
            <text:p>Diguda</text:p>
          </table:table-cell>
          <table:table-cell office:value-type="string" calcext:value-type="string">
            <text:p>Digda </text:p>
          </table:table-cell>
        </table:table-row>
        <table:table-row table:style-name="ro1">
          <table:table-cell office:value-type="string" calcext:value-type="string">
            <text:p>#0051 </text:p>
          </table:table-cell>
          <table:table-cell office:value-type="string" calcext:value-type="string">
            <text:p><text:a xlink:href="https://bulbapedia.bulbagarden.net/wiki/Dugtrio_(Pokémon)" xlink:type="simple"> </text:a> </text:p>
          </table:table-cell>
          <table:table-cell office:value-type="string" calcext:value-type="string">
            <text:p><text:a xlink:href="https://bulbapedia.bulbagarden.net/wiki/Dugtrio_(Pokémon)" xlink:type="simple">Dugtrio</text:a> </text:p>
          </table:table-cell>
          <table:table-cell office:value-type="string" calcext:value-type="string">
            <text:p><text:a xlink:href="https://wiki.xn--rckteqa2e.com/wiki/ダグトリオ" xlink:type="simple">ダグトリオ</text:a> </text:p>
          </table:table-cell>
          <table:table-cell office:value-type="string" calcext:value-type="string">
            <text:p>Dagutorio</text:p>
          </table:table-cell>
          <table:table-cell office:value-type="string" calcext:value-type="string">
            <text:p>Dugtrio </text:p>
          </table:table-cell>
        </table:table-row>
        <table:table-row table:style-name="ro1">
          <table:table-cell office:value-type="string" calcext:value-type="string">
            <text:p>#0052 </text:p>
          </table:table-cell>
          <table:table-cell office:value-type="string" calcext:value-type="string">
            <text:p><text:a xlink:href="https://bulbapedia.bulbagarden.net/wiki/Meowth_(Pokémon)" xlink:type="simple"> </text:a> </text:p>
          </table:table-cell>
          <table:table-cell office:value-type="string" calcext:value-type="string">
            <text:p><text:a xlink:href="https://bulbapedia.bulbagarden.net/wiki/Meowth_(Pokémon)" xlink:type="simple">Meowth</text:a> </text:p>
          </table:table-cell>
          <table:table-cell office:value-type="string" calcext:value-type="string">
            <text:p><text:a xlink:href="https://wiki.xn--rckteqa2e.com/wiki/ニャース" xlink:type="simple">ニャース</text:a> </text:p>
          </table:table-cell>
          <table:table-cell office:value-type="string" calcext:value-type="string">
            <text:p>Nyāsu</text:p>
          </table:table-cell>
          <table:table-cell office:value-type="string" calcext:value-type="string">
            <text:p>Nyarth* </text:p>
          </table:table-cell>
        </table:table-row>
        <table:table-row table:style-name="ro1">
          <table:table-cell office:value-type="string" calcext:value-type="string">
            <text:p>#0053 </text:p>
          </table:table-cell>
          <table:table-cell office:value-type="string" calcext:value-type="string">
            <text:p><text:a xlink:href="https://bulbapedia.bulbagarden.net/wiki/Persian_(Pokémon)" xlink:type="simple"> </text:a> </text:p>
          </table:table-cell>
          <table:table-cell office:value-type="string" calcext:value-type="string">
            <text:p><text:a xlink:href="https://bulbapedia.bulbagarden.net/wiki/Persian_(Pokémon)" xlink:type="simple">Persian</text:a> </text:p>
          </table:table-cell>
          <table:table-cell office:value-type="string" calcext:value-type="string">
            <text:p><text:a xlink:href="https://wiki.xn--rckteqa2e.com/wiki/ペルシアン" xlink:type="simple">ペルシアン</text:a> </text:p>
          </table:table-cell>
          <table:table-cell office:value-type="string" calcext:value-type="string">
            <text:p>Perushian</text:p>
          </table:table-cell>
          <table:table-cell office:value-type="string" calcext:value-type="string">
            <text:p>Persian </text:p>
          </table:table-cell>
        </table:table-row>
        <table:table-row table:style-name="ro1">
          <table:table-cell office:value-type="string" calcext:value-type="string">
            <text:p>#0054 </text:p>
          </table:table-cell>
          <table:table-cell office:value-type="string" calcext:value-type="string">
            <text:p><text:a xlink:href="https://bulbapedia.bulbagarden.net/wiki/Psyduck_(Pokémon)" xlink:type="simple"> </text:a> </text:p>
          </table:table-cell>
          <table:table-cell office:value-type="string" calcext:value-type="string">
            <text:p><text:a xlink:href="https://bulbapedia.bulbagarden.net/wiki/Psyduck_(Pokémon)" xlink:type="simple">Psyduck</text:a> </text:p>
          </table:table-cell>
          <table:table-cell office:value-type="string" calcext:value-type="string">
            <text:p><text:a xlink:href="https://wiki.xn--rckteqa2e.com/wiki/コダック" xlink:type="simple">コダック</text:a> </text:p>
          </table:table-cell>
          <table:table-cell office:value-type="string" calcext:value-type="string">
            <text:p>Kodakku</text:p>
          </table:table-cell>
          <table:table-cell office:value-type="string" calcext:value-type="string">
            <text:p>Koduck* </text:p>
          </table:table-cell>
        </table:table-row>
        <table:table-row table:style-name="ro1">
          <table:table-cell office:value-type="string" calcext:value-type="string">
            <text:p>#0055 </text:p>
          </table:table-cell>
          <table:table-cell office:value-type="string" calcext:value-type="string">
            <text:p><text:a xlink:href="https://bulbapedia.bulbagarden.net/wiki/Golduck_(Pokémon)" xlink:type="simple"> </text:a> </text:p>
          </table:table-cell>
          <table:table-cell office:value-type="string" calcext:value-type="string">
            <text:p><text:a xlink:href="https://bulbapedia.bulbagarden.net/wiki/Golduck_(Pokémon)" xlink:type="simple">Golduck</text:a> </text:p>
          </table:table-cell>
          <table:table-cell office:value-type="string" calcext:value-type="string">
            <text:p><text:a xlink:href="https://wiki.xn--rckteqa2e.com/wiki/ゴルダック" xlink:type="simple">ゴルダック</text:a> </text:p>
          </table:table-cell>
          <table:table-cell office:value-type="string" calcext:value-type="string">
            <text:p>Gorudakku</text:p>
          </table:table-cell>
          <table:table-cell office:value-type="string" calcext:value-type="string">
            <text:p>Golduck* </text:p>
          </table:table-cell>
        </table:table-row>
        <table:table-row table:style-name="ro1">
          <table:table-cell office:value-type="string" calcext:value-type="string">
            <text:p>#0056 </text:p>
          </table:table-cell>
          <table:table-cell office:value-type="string" calcext:value-type="string">
            <text:p><text:a xlink:href="https://bulbapedia.bulbagarden.net/wiki/Mankey_(Pokémon)" xlink:type="simple"> </text:a> </text:p>
          </table:table-cell>
          <table:table-cell office:value-type="string" calcext:value-type="string">
            <text:p><text:a xlink:href="https://bulbapedia.bulbagarden.net/wiki/Mankey_(Pokémon)" xlink:type="simple">Mankey</text:a> </text:p>
          </table:table-cell>
          <table:table-cell office:value-type="string" calcext:value-type="string">
            <text:p><text:a xlink:href="https://wiki.xn--rckteqa2e.com/wiki/マンキー" xlink:type="simple">マンキー</text:a> </text:p>
          </table:table-cell>
          <table:table-cell office:value-type="string" calcext:value-type="string">
            <text:p>Mankī</text:p>
          </table:table-cell>
          <table:table-cell office:value-type="string" calcext:value-type="string">
            <text:p>Mankey </text:p>
          </table:table-cell>
        </table:table-row>
        <table:table-row table:style-name="ro1">
          <table:table-cell office:value-type="string" calcext:value-type="string">
            <text:p>#0057 </text:p>
          </table:table-cell>
          <table:table-cell office:value-type="string" calcext:value-type="string">
            <text:p><text:a xlink:href="https://bulbapedia.bulbagarden.net/wiki/Primeape_(Pokémon)" xlink:type="simple"> </text:a> </text:p>
          </table:table-cell>
          <table:table-cell office:value-type="string" calcext:value-type="string">
            <text:p><text:a xlink:href="https://bulbapedia.bulbagarden.net/wiki/Primeape_(Pokémon)" xlink:type="simple">Primeape</text:a> </text:p>
          </table:table-cell>
          <table:table-cell office:value-type="string" calcext:value-type="string">
            <text:p><text:a xlink:href="https://wiki.xn--rckteqa2e.com/wiki/オコリザル" xlink:type="simple">オコリザル</text:a> </text:p>
          </table:table-cell>
          <table:table-cell office:value-type="string" calcext:value-type="string">
            <text:p>Okorizaru</text:p>
          </table:table-cell>
          <table:table-cell office:value-type="string" calcext:value-type="string">
            <text:p>Okorizaru </text:p>
          </table:table-cell>
        </table:table-row>
        <table:table-row table:style-name="ro1">
          <table:table-cell office:value-type="string" calcext:value-type="string">
            <text:p>#0058 </text:p>
          </table:table-cell>
          <table:table-cell office:value-type="string" calcext:value-type="string">
            <text:p><text:a xlink:href="https://bulbapedia.bulbagarden.net/wiki/Growlithe_(Pokémon)" xlink:type="simple"> </text:a> </text:p>
          </table:table-cell>
          <table:table-cell office:value-type="string" calcext:value-type="string">
            <text:p><text:a xlink:href="https://bulbapedia.bulbagarden.net/wiki/Growlithe_(Pokémon)" xlink:type="simple">Growlithe</text:a> </text:p>
          </table:table-cell>
          <table:table-cell office:value-type="string" calcext:value-type="string">
            <text:p><text:a xlink:href="https://wiki.xn--rckteqa2e.com/wiki/ガーディ" xlink:type="simple">ガーディ</text:a> </text:p>
          </table:table-cell>
          <table:table-cell office:value-type="string" calcext:value-type="string">
            <text:p>Gādi</text:p>
          </table:table-cell>
          <table:table-cell office:value-type="string" calcext:value-type="string">
            <text:p>Gardie </text:p>
          </table:table-cell>
        </table:table-row>
        <table:table-row table:style-name="ro1">
          <table:table-cell office:value-type="string" calcext:value-type="string">
            <text:p>#0059 </text:p>
          </table:table-cell>
          <table:table-cell office:value-type="string" calcext:value-type="string">
            <text:p><text:a xlink:href="https://bulbapedia.bulbagarden.net/wiki/Arcanine_(Pokémon)" xlink:type="simple"> </text:a> </text:p>
          </table:table-cell>
          <table:table-cell office:value-type="string" calcext:value-type="string">
            <text:p><text:a xlink:href="https://bulbapedia.bulbagarden.net/wiki/Arcanine_(Pokémon)" xlink:type="simple">Arcanine</text:a> </text:p>
          </table:table-cell>
          <table:table-cell office:value-type="string" calcext:value-type="string">
            <text:p><text:a xlink:href="https://wiki.xn--rckteqa2e.com/wiki/ウインディ" xlink:type="simple">ウインディ</text:a> </text:p>
          </table:table-cell>
          <table:table-cell office:value-type="string" calcext:value-type="string">
            <text:p>Uindi</text:p>
          </table:table-cell>
          <table:table-cell office:value-type="string" calcext:value-type="string">
            <text:p>Windie </text:p>
          </table:table-cell>
        </table:table-row>
        <table:table-row table:style-name="ro1">
          <table:table-cell office:value-type="string" calcext:value-type="string">
            <text:p>#0060 </text:p>
          </table:table-cell>
          <table:table-cell office:value-type="string" calcext:value-type="string">
            <text:p><text:a xlink:href="https://bulbapedia.bulbagarden.net/wiki/Poliwag_(Pokémon)" xlink:type="simple"> </text:a> </text:p>
          </table:table-cell>
          <table:table-cell office:value-type="string" calcext:value-type="string">
            <text:p><text:a xlink:href="https://bulbapedia.bulbagarden.net/wiki/Poliwag_(Pokémon)" xlink:type="simple">Poliwag</text:a> </text:p>
          </table:table-cell>
          <table:table-cell office:value-type="string" calcext:value-type="string">
            <text:p><text:a xlink:href="https://wiki.xn--rckteqa2e.com/wiki/ニョロモ" xlink:type="simple">ニョロモ</text:a> </text:p>
          </table:table-cell>
          <table:table-cell office:value-type="string" calcext:value-type="string">
            <text:p>Nyoromo</text:p>
          </table:table-cell>
          <table:table-cell office:value-type="string" calcext:value-type="string">
            <text:p>Nyoromo </text:p>
          </table:table-cell>
        </table:table-row>
        <table:table-row table:style-name="ro1">
          <table:table-cell office:value-type="string" calcext:value-type="string">
            <text:p>#0061 </text:p>
          </table:table-cell>
          <table:table-cell office:value-type="string" calcext:value-type="string">
            <text:p><text:a xlink:href="https://bulbapedia.bulbagarden.net/wiki/Poliwhirl_(Pokémon)" xlink:type="simple"> </text:a> </text:p>
          </table:table-cell>
          <table:table-cell office:value-type="string" calcext:value-type="string">
            <text:p><text:a xlink:href="https://bulbapedia.bulbagarden.net/wiki/Poliwhirl_(Pokémon)" xlink:type="simple">Poliwhirl</text:a> </text:p>
          </table:table-cell>
          <table:table-cell office:value-type="string" calcext:value-type="string">
            <text:p><text:a xlink:href="https://wiki.xn--rckteqa2e.com/wiki/ニョロゾ" xlink:type="simple">ニョロゾ</text:a> </text:p>
          </table:table-cell>
          <table:table-cell office:value-type="string" calcext:value-type="string">
            <text:p>Nyorozo</text:p>
          </table:table-cell>
          <table:table-cell office:value-type="string" calcext:value-type="string">
            <text:p>Nyorozo </text:p>
          </table:table-cell>
        </table:table-row>
        <table:table-row table:style-name="ro1">
          <table:table-cell office:value-type="string" calcext:value-type="string">
            <text:p>#0062 </text:p>
          </table:table-cell>
          <table:table-cell office:value-type="string" calcext:value-type="string">
            <text:p><text:a xlink:href="https://bulbapedia.bulbagarden.net/wiki/Poliwrath_(Pokémon)" xlink:type="simple"> </text:a> </text:p>
          </table:table-cell>
          <table:table-cell office:value-type="string" calcext:value-type="string">
            <text:p><text:a xlink:href="https://bulbapedia.bulbagarden.net/wiki/Poliwrath_(Pokémon)" xlink:type="simple">Poliwrath</text:a> </text:p>
          </table:table-cell>
          <table:table-cell office:value-type="string" calcext:value-type="string">
            <text:p><text:a xlink:href="https://wiki.xn--rckteqa2e.com/wiki/ニョロボン" xlink:type="simple">ニョロボン</text:a> </text:p>
          </table:table-cell>
          <table:table-cell office:value-type="string" calcext:value-type="string">
            <text:p>Nyorobon</text:p>
          </table:table-cell>
          <table:table-cell office:value-type="string" calcext:value-type="string">
            <text:p>Nyorobon </text:p>
          </table:table-cell>
        </table:table-row>
        <table:table-row table:style-name="ro1">
          <table:table-cell office:value-type="string" calcext:value-type="string">
            <text:p>#0063 </text:p>
          </table:table-cell>
          <table:table-cell office:value-type="string" calcext:value-type="string">
            <text:p><text:a xlink:href="https://bulbapedia.bulbagarden.net/wiki/Abra_(Pokémon)" xlink:type="simple"> </text:a> </text:p>
          </table:table-cell>
          <table:table-cell office:value-type="string" calcext:value-type="string">
            <text:p><text:a xlink:href="https://bulbapedia.bulbagarden.net/wiki/Abra_(Pokémon)" xlink:type="simple">Abra</text:a> </text:p>
          </table:table-cell>
          <table:table-cell office:value-type="string" calcext:value-type="string">
            <text:p><text:a xlink:href="https://wiki.xn--rckteqa2e.com/wiki/ケーシィ" xlink:type="simple">ケーシィ</text:a> </text:p>
          </table:table-cell>
          <table:table-cell office:value-type="string" calcext:value-type="string">
            <text:p>Kēshī</text:p>
          </table:table-cell>
          <table:table-cell office:value-type="string" calcext:value-type="string">
            <text:p>Casey* </text:p>
          </table:table-cell>
        </table:table-row>
        <table:table-row table:style-name="ro1">
          <table:table-cell office:value-type="string" calcext:value-type="string">
            <text:p>#0064 </text:p>
          </table:table-cell>
          <table:table-cell office:value-type="string" calcext:value-type="string">
            <text:p><text:a xlink:href="https://bulbapedia.bulbagarden.net/wiki/Kadabra_(Pokémon)" xlink:type="simple"> </text:a> </text:p>
          </table:table-cell>
          <table:table-cell office:value-type="string" calcext:value-type="string">
            <text:p><text:a xlink:href="https://bulbapedia.bulbagarden.net/wiki/Kadabra_(Pokémon)" xlink:type="simple">Kadabra</text:a> </text:p>
          </table:table-cell>
          <table:table-cell office:value-type="string" calcext:value-type="string">
            <text:p><text:a xlink:href="https://wiki.xn--rckteqa2e.com/wiki/ユンゲラー" xlink:type="simple">ユンゲラー</text:a> </text:p>
          </table:table-cell>
          <table:table-cell office:value-type="string" calcext:value-type="string">
            <text:p>Yungerā</text:p>
          </table:table-cell>
          <table:table-cell office:value-type="string" calcext:value-type="string">
            <text:p>Yungerer* </text:p>
          </table:table-cell>
        </table:table-row>
        <table:table-row table:style-name="ro1">
          <table:table-cell office:value-type="string" calcext:value-type="string">
            <text:p>#0065 </text:p>
          </table:table-cell>
          <table:table-cell office:value-type="string" calcext:value-type="string">
            <text:p><text:a xlink:href="https://bulbapedia.bulbagarden.net/wiki/Alakazam_(Pokémon)" xlink:type="simple"> </text:a> </text:p>
          </table:table-cell>
          <table:table-cell office:value-type="string" calcext:value-type="string">
            <text:p><text:a xlink:href="https://bulbapedia.bulbagarden.net/wiki/Alakazam_(Pokémon)" xlink:type="simple">Alakazam</text:a> </text:p>
          </table:table-cell>
          <table:table-cell office:value-type="string" calcext:value-type="string">
            <text:p><text:a xlink:href="https://wiki.xn--rckteqa2e.com/wiki/フーディン" xlink:type="simple">フーディン</text:a> </text:p>
          </table:table-cell>
          <table:table-cell office:value-type="string" calcext:value-type="string">
            <text:p>Fūdin</text:p>
          </table:table-cell>
          <table:table-cell office:value-type="string" calcext:value-type="string">
            <text:p>Foodin </text:p>
          </table:table-cell>
        </table:table-row>
        <table:table-row table:style-name="ro1">
          <table:table-cell office:value-type="string" calcext:value-type="string">
            <text:p>#0066 </text:p>
          </table:table-cell>
          <table:table-cell office:value-type="string" calcext:value-type="string">
            <text:p><text:a xlink:href="https://bulbapedia.bulbagarden.net/wiki/Machop_(Pokémon)" xlink:type="simple"> </text:a> </text:p>
          </table:table-cell>
          <table:table-cell office:value-type="string" calcext:value-type="string">
            <text:p><text:a xlink:href="https://bulbapedia.bulbagarden.net/wiki/Machop_(Pokémon)" xlink:type="simple">Machop</text:a> </text:p>
          </table:table-cell>
          <table:table-cell office:value-type="string" calcext:value-type="string">
            <text:p><text:a xlink:href="https://wiki.xn--rckteqa2e.com/wiki/ワンリキー" xlink:type="simple">ワンリキー</text:a> </text:p>
          </table:table-cell>
          <table:table-cell office:value-type="string" calcext:value-type="string">
            <text:p>Wanrikī</text:p>
          </table:table-cell>
          <table:table-cell office:value-type="string" calcext:value-type="string">
            <text:p>Wanriky* </text:p>
          </table:table-cell>
        </table:table-row>
        <table:table-row table:style-name="ro1">
          <table:table-cell office:value-type="string" calcext:value-type="string">
            <text:p>#0067 </text:p>
          </table:table-cell>
          <table:table-cell office:value-type="string" calcext:value-type="string">
            <text:p><text:a xlink:href="https://bulbapedia.bulbagarden.net/wiki/Machoke_(Pokémon)" xlink:type="simple"> </text:a> </text:p>
          </table:table-cell>
          <table:table-cell office:value-type="string" calcext:value-type="string">
            <text:p><text:a xlink:href="https://bulbapedia.bulbagarden.net/wiki/Machoke_(Pokémon)" xlink:type="simple">Machoke</text:a> </text:p>
          </table:table-cell>
          <table:table-cell office:value-type="string" calcext:value-type="string">
            <text:p><text:a xlink:href="https://wiki.xn--rckteqa2e.com/wiki/ゴーリキー" xlink:type="simple">ゴーリキー</text:a> </text:p>
          </table:table-cell>
          <table:table-cell office:value-type="string" calcext:value-type="string">
            <text:p>Gōrikī</text:p>
          </table:table-cell>
          <table:table-cell office:value-type="string" calcext:value-type="string">
            <text:p>Goriky* </text:p>
          </table:table-cell>
        </table:table-row>
        <table:table-row table:style-name="ro1">
          <table:table-cell office:value-type="string" calcext:value-type="string">
            <text:p>#0068 </text:p>
          </table:table-cell>
          <table:table-cell office:value-type="string" calcext:value-type="string">
            <text:p><text:a xlink:href="https://bulbapedia.bulbagarden.net/wiki/Machamp_(Pokémon)" xlink:type="simple"> </text:a> </text:p>
          </table:table-cell>
          <table:table-cell office:value-type="string" calcext:value-type="string">
            <text:p><text:a xlink:href="https://bulbapedia.bulbagarden.net/wiki/Machamp_(Pokémon)" xlink:type="simple">Machamp</text:a> </text:p>
          </table:table-cell>
          <table:table-cell office:value-type="string" calcext:value-type="string">
            <text:p><text:a xlink:href="https://wiki.xn--rckteqa2e.com/wiki/カイリキー" xlink:type="simple">カイリキー</text:a> </text:p>
          </table:table-cell>
          <table:table-cell office:value-type="string" calcext:value-type="string">
            <text:p>Kairikī</text:p>
          </table:table-cell>
          <table:table-cell office:value-type="string" calcext:value-type="string">
            <text:p>Kairiky* </text:p>
          </table:table-cell>
        </table:table-row>
        <table:table-row table:style-name="ro1">
          <table:table-cell office:value-type="string" calcext:value-type="string">
            <text:p>#0069 </text:p>
          </table:table-cell>
          <table:table-cell office:value-type="string" calcext:value-type="string">
            <text:p><text:a xlink:href="https://bulbapedia.bulbagarden.net/wiki/Bellsprout_(Pokémon)" xlink:type="simple"> </text:a> </text:p>
          </table:table-cell>
          <table:table-cell office:value-type="string" calcext:value-type="string">
            <text:p><text:a xlink:href="https://bulbapedia.bulbagarden.net/wiki/Bellsprout_(Pokémon)" xlink:type="simple">Bellsprout</text:a> </text:p>
          </table:table-cell>
          <table:table-cell office:value-type="string" calcext:value-type="string">
            <text:p><text:a xlink:href="https://wiki.xn--rckteqa2e.com/wiki/マダツボミ" xlink:type="simple">マダツボミ</text:a> </text:p>
          </table:table-cell>
          <table:table-cell office:value-type="string" calcext:value-type="string">
            <text:p>Madatsubomi</text:p>
          </table:table-cell>
          <table:table-cell office:value-type="string" calcext:value-type="string">
            <text:p>Madatsubomi </text:p>
          </table:table-cell>
        </table:table-row>
        <table:table-row table:style-name="ro1">
          <table:table-cell office:value-type="string" calcext:value-type="string">
            <text:p>#0070 </text:p>
          </table:table-cell>
          <table:table-cell office:value-type="string" calcext:value-type="string">
            <text:p><text:a xlink:href="https://bulbapedia.bulbagarden.net/wiki/Weepinbell_(Pokémon)" xlink:type="simple"> </text:a> </text:p>
          </table:table-cell>
          <table:table-cell office:value-type="string" calcext:value-type="string">
            <text:p><text:a xlink:href="https://bulbapedia.bulbagarden.net/wiki/Weepinbell_(Pokémon)" xlink:type="simple">Weepinbell</text:a> </text:p>
          </table:table-cell>
          <table:table-cell office:value-type="string" calcext:value-type="string">
            <text:p><text:a xlink:href="https://wiki.xn--rckteqa2e.com/wiki/ウツドン" xlink:type="simple">ウツドン</text:a> </text:p>
          </table:table-cell>
          <table:table-cell office:value-type="string" calcext:value-type="string">
            <text:p>Utsudon</text:p>
          </table:table-cell>
          <table:table-cell office:value-type="string" calcext:value-type="string">
            <text:p>Utsudon </text:p>
          </table:table-cell>
        </table:table-row>
        <table:table-row table:style-name="ro1">
          <table:table-cell office:value-type="string" calcext:value-type="string">
            <text:p>#0071 </text:p>
          </table:table-cell>
          <table:table-cell office:value-type="string" calcext:value-type="string">
            <text:p><text:a xlink:href="https://bulbapedia.bulbagarden.net/wiki/Victreebel_(Pokémon)" xlink:type="simple"> </text:a> </text:p>
          </table:table-cell>
          <table:table-cell office:value-type="string" calcext:value-type="string">
            <text:p><text:a xlink:href="https://bulbapedia.bulbagarden.net/wiki/Victreebel_(Pokémon)" xlink:type="simple">Victreebel</text:a> </text:p>
          </table:table-cell>
          <table:table-cell office:value-type="string" calcext:value-type="string">
            <text:p><text:a xlink:href="https://wiki.xn--rckteqa2e.com/wiki/ウツボット" xlink:type="simple">ウツボット</text:a> </text:p>
          </table:table-cell>
          <table:table-cell office:value-type="string" calcext:value-type="string">
            <text:p>Utsubotto</text:p>
          </table:table-cell>
          <table:table-cell office:value-type="string" calcext:value-type="string">
            <text:p>Utsubot </text:p>
          </table:table-cell>
        </table:table-row>
        <table:table-row table:style-name="ro1">
          <table:table-cell office:value-type="string" calcext:value-type="string">
            <text:p>#0072 </text:p>
          </table:table-cell>
          <table:table-cell office:value-type="string" calcext:value-type="string">
            <text:p><text:a xlink:href="https://bulbapedia.bulbagarden.net/wiki/Tentacool_(Pokémon)" xlink:type="simple"> </text:a> </text:p>
          </table:table-cell>
          <table:table-cell office:value-type="string" calcext:value-type="string">
            <text:p><text:a xlink:href="https://bulbapedia.bulbagarden.net/wiki/Tentacool_(Pokémon)" xlink:type="simple">Tentacool</text:a> </text:p>
          </table:table-cell>
          <table:table-cell office:value-type="string" calcext:value-type="string">
            <text:p><text:a xlink:href="https://wiki.xn--rckteqa2e.com/wiki/メノクラゲ" xlink:type="simple">メノクラゲ</text:a> </text:p>
          </table:table-cell>
          <table:table-cell office:value-type="string" calcext:value-type="string">
            <text:p>Menokurage</text:p>
          </table:table-cell>
          <table:table-cell office:value-type="string" calcext:value-type="string">
            <text:p>Menokurage </text:p>
          </table:table-cell>
        </table:table-row>
        <table:table-row table:style-name="ro1">
          <table:table-cell office:value-type="string" calcext:value-type="string">
            <text:p>#0073 </text:p>
          </table:table-cell>
          <table:table-cell office:value-type="string" calcext:value-type="string">
            <text:p><text:a xlink:href="https://bulbapedia.bulbagarden.net/wiki/Tentacruel_(Pokémon)" xlink:type="simple"> </text:a> </text:p>
          </table:table-cell>
          <table:table-cell office:value-type="string" calcext:value-type="string">
            <text:p><text:a xlink:href="https://bulbapedia.bulbagarden.net/wiki/Tentacruel_(Pokémon)" xlink:type="simple">Tentacruel</text:a> </text:p>
          </table:table-cell>
          <table:table-cell office:value-type="string" calcext:value-type="string">
            <text:p><text:a xlink:href="https://wiki.xn--rckteqa2e.com/wiki/ドククラゲ" xlink:type="simple">ドククラゲ</text:a> </text:p>
          </table:table-cell>
          <table:table-cell office:value-type="string" calcext:value-type="string">
            <text:p>Dokukurage</text:p>
          </table:table-cell>
          <table:table-cell office:value-type="string" calcext:value-type="string">
            <text:p>Dokukurage </text:p>
          </table:table-cell>
        </table:table-row>
        <table:table-row table:style-name="ro1">
          <table:table-cell office:value-type="string" calcext:value-type="string">
            <text:p>#0074 </text:p>
          </table:table-cell>
          <table:table-cell office:value-type="string" calcext:value-type="string">
            <text:p><text:a xlink:href="https://bulbapedia.bulbagarden.net/wiki/Geodude_(Pokémon)" xlink:type="simple"> </text:a> </text:p>
          </table:table-cell>
          <table:table-cell office:value-type="string" calcext:value-type="string">
            <text:p><text:a xlink:href="https://bulbapedia.bulbagarden.net/wiki/Geodude_(Pokémon)" xlink:type="simple">Geodude</text:a> </text:p>
          </table:table-cell>
          <table:table-cell office:value-type="string" calcext:value-type="string">
            <text:p><text:a xlink:href="https://wiki.xn--rckteqa2e.com/wiki/イシツブテ" xlink:type="simple">イシツブテ</text:a> </text:p>
          </table:table-cell>
          <table:table-cell office:value-type="string" calcext:value-type="string">
            <text:p>Ishitsubute</text:p>
          </table:table-cell>
          <table:table-cell office:value-type="string" calcext:value-type="string">
            <text:p>Isitsubute* </text:p>
          </table:table-cell>
        </table:table-row>
        <table:table-row table:style-name="ro1">
          <table:table-cell office:value-type="string" calcext:value-type="string">
            <text:p>#0075 </text:p>
          </table:table-cell>
          <table:table-cell office:value-type="string" calcext:value-type="string">
            <text:p><text:a xlink:href="https://bulbapedia.bulbagarden.net/wiki/Graveler_(Pokémon)" xlink:type="simple"> </text:a> </text:p>
          </table:table-cell>
          <table:table-cell office:value-type="string" calcext:value-type="string">
            <text:p><text:a xlink:href="https://bulbapedia.bulbagarden.net/wiki/Graveler_(Pokémon)" xlink:type="simple">Graveler</text:a> </text:p>
          </table:table-cell>
          <table:table-cell office:value-type="string" calcext:value-type="string">
            <text:p><text:a xlink:href="https://wiki.xn--rckteqa2e.com/wiki/ゴローン" xlink:type="simple">ゴローン</text:a> </text:p>
          </table:table-cell>
          <table:table-cell office:value-type="string" calcext:value-type="string">
            <text:p>Gorōn</text:p>
          </table:table-cell>
          <table:table-cell office:value-type="string" calcext:value-type="string">
            <text:p>Golone </text:p>
          </table:table-cell>
        </table:table-row>
        <table:table-row table:style-name="ro1">
          <table:table-cell office:value-type="string" calcext:value-type="string">
            <text:p>#0076 </text:p>
          </table:table-cell>
          <table:table-cell office:value-type="string" calcext:value-type="string">
            <text:p><text:a xlink:href="https://bulbapedia.bulbagarden.net/wiki/Golem_(Pokémon)" xlink:type="simple"> </text:a> </text:p>
          </table:table-cell>
          <table:table-cell office:value-type="string" calcext:value-type="string">
            <text:p><text:a xlink:href="https://bulbapedia.bulbagarden.net/wiki/Golem_(Pokémon)" xlink:type="simple">Golem</text:a> </text:p>
          </table:table-cell>
          <table:table-cell office:value-type="string" calcext:value-type="string">
            <text:p><text:a xlink:href="https://wiki.xn--rckteqa2e.com/wiki/ゴローニャ" xlink:type="simple">ゴローニャ</text:a> </text:p>
          </table:table-cell>
          <table:table-cell office:value-type="string" calcext:value-type="string">
            <text:p>Gorōnya</text:p>
          </table:table-cell>
          <table:table-cell office:value-type="string" calcext:value-type="string">
            <text:p>Golonya </text:p>
          </table:table-cell>
        </table:table-row>
        <table:table-row table:style-name="ro1">
          <table:table-cell office:value-type="string" calcext:value-type="string">
            <text:p>#0077 </text:p>
          </table:table-cell>
          <table:table-cell office:value-type="string" calcext:value-type="string">
            <text:p><text:a xlink:href="https://bulbapedia.bulbagarden.net/wiki/Ponyta_(Pokémon)" xlink:type="simple"> </text:a> </text:p>
          </table:table-cell>
          <table:table-cell office:value-type="string" calcext:value-type="string">
            <text:p><text:a xlink:href="https://bulbapedia.bulbagarden.net/wiki/Ponyta_(Pokémon)" xlink:type="simple">Ponyta</text:a> </text:p>
          </table:table-cell>
          <table:table-cell office:value-type="string" calcext:value-type="string">
            <text:p><text:a xlink:href="https://wiki.xn--rckteqa2e.com/wiki/ポニータ" xlink:type="simple">ポニータ</text:a> </text:p>
          </table:table-cell>
          <table:table-cell office:value-type="string" calcext:value-type="string">
            <text:p>Ponīta</text:p>
          </table:table-cell>
          <table:table-cell office:value-type="string" calcext:value-type="string">
            <text:p>Ponyta </text:p>
          </table:table-cell>
        </table:table-row>
        <table:table-row table:style-name="ro1">
          <table:table-cell office:value-type="string" calcext:value-type="string">
            <text:p>#0078 </text:p>
          </table:table-cell>
          <table:table-cell office:value-type="string" calcext:value-type="string">
            <text:p><text:a xlink:href="https://bulbapedia.bulbagarden.net/wiki/Rapidash_(Pokémon)" xlink:type="simple"> </text:a> </text:p>
          </table:table-cell>
          <table:table-cell office:value-type="string" calcext:value-type="string">
            <text:p><text:a xlink:href="https://bulbapedia.bulbagarden.net/wiki/Rapidash_(Pokémon)" xlink:type="simple">Rapidash</text:a> </text:p>
          </table:table-cell>
          <table:table-cell office:value-type="string" calcext:value-type="string">
            <text:p><text:a xlink:href="https://wiki.xn--rckteqa2e.com/wiki/ギャロップ" xlink:type="simple">ギャロップ</text:a> </text:p>
          </table:table-cell>
          <table:table-cell office:value-type="string" calcext:value-type="string">
            <text:p>Gyaroppu</text:p>
          </table:table-cell>
          <table:table-cell office:value-type="string" calcext:value-type="string">
            <text:p>Gallop </text:p>
          </table:table-cell>
        </table:table-row>
        <table:table-row table:style-name="ro1">
          <table:table-cell office:value-type="string" calcext:value-type="string">
            <text:p>#0079 </text:p>
          </table:table-cell>
          <table:table-cell office:value-type="string" calcext:value-type="string">
            <text:p><text:a xlink:href="https://bulbapedia.bulbagarden.net/wiki/Slowpoke_(Pokémon)" xlink:type="simple"> </text:a> </text:p>
          </table:table-cell>
          <table:table-cell office:value-type="string" calcext:value-type="string">
            <text:p><text:a xlink:href="https://bulbapedia.bulbagarden.net/wiki/Slowpoke_(Pokémon)" xlink:type="simple">Slowpoke</text:a> </text:p>
          </table:table-cell>
          <table:table-cell office:value-type="string" calcext:value-type="string">
            <text:p><text:a xlink:href="https://wiki.xn--rckteqa2e.com/wiki/ヤドン" xlink:type="simple">ヤドン</text:a> </text:p>
          </table:table-cell>
          <table:table-cell office:value-type="string" calcext:value-type="string">
            <text:p>Yadon</text:p>
          </table:table-cell>
          <table:table-cell office:value-type="string" calcext:value-type="string">
            <text:p>Yadon </text:p>
          </table:table-cell>
        </table:table-row>
        <table:table-row table:style-name="ro1">
          <table:table-cell office:value-type="string" calcext:value-type="string">
            <text:p>#0080 </text:p>
          </table:table-cell>
          <table:table-cell office:value-type="string" calcext:value-type="string">
            <text:p><text:a xlink:href="https://bulbapedia.bulbagarden.net/wiki/Slowbro_(Pokémon)" xlink:type="simple"> </text:a> </text:p>
          </table:table-cell>
          <table:table-cell office:value-type="string" calcext:value-type="string">
            <text:p><text:a xlink:href="https://bulbapedia.bulbagarden.net/wiki/Slowbro_(Pokémon)" xlink:type="simple">Slowbro</text:a> </text:p>
          </table:table-cell>
          <table:table-cell office:value-type="string" calcext:value-type="string">
            <text:p><text:a xlink:href="https://wiki.xn--rckteqa2e.com/wiki/ヤドラン" xlink:type="simple">ヤドラン</text:a> </text:p>
          </table:table-cell>
          <table:table-cell office:value-type="string" calcext:value-type="string">
            <text:p>Yadoran</text:p>
          </table:table-cell>
          <table:table-cell office:value-type="string" calcext:value-type="string">
            <text:p>Yadoran </text:p>
          </table:table-cell>
        </table:table-row>
        <table:table-row table:style-name="ro1">
          <table:table-cell office:value-type="string" calcext:value-type="string">
            <text:p>#0081 </text:p>
          </table:table-cell>
          <table:table-cell office:value-type="string" calcext:value-type="string">
            <text:p><text:a xlink:href="https://bulbapedia.bulbagarden.net/wiki/Magnemite_(Pokémon)" xlink:type="simple"> </text:a> </text:p>
          </table:table-cell>
          <table:table-cell office:value-type="string" calcext:value-type="string">
            <text:p><text:a xlink:href="https://bulbapedia.bulbagarden.net/wiki/Magnemite_(Pokémon)" xlink:type="simple">Magnemite</text:a> </text:p>
          </table:table-cell>
          <table:table-cell office:value-type="string" calcext:value-type="string">
            <text:p><text:a xlink:href="https://wiki.xn--rckteqa2e.com/wiki/コイル" xlink:type="simple">コイル</text:a> </text:p>
          </table:table-cell>
          <table:table-cell office:value-type="string" calcext:value-type="string">
            <text:p>Koiru</text:p>
          </table:table-cell>
          <table:table-cell office:value-type="string" calcext:value-type="string">
            <text:p>Coil </text:p>
          </table:table-cell>
        </table:table-row>
        <table:table-row table:style-name="ro1">
          <table:table-cell office:value-type="string" calcext:value-type="string">
            <text:p>#0082 </text:p>
          </table:table-cell>
          <table:table-cell office:value-type="string" calcext:value-type="string">
            <text:p><text:a xlink:href="https://bulbapedia.bulbagarden.net/wiki/Magneton_(Pokémon)" xlink:type="simple"> </text:a> </text:p>
          </table:table-cell>
          <table:table-cell office:value-type="string" calcext:value-type="string">
            <text:p><text:a xlink:href="https://bulbapedia.bulbagarden.net/wiki/Magneton_(Pokémon)" xlink:type="simple">Magneton</text:a> </text:p>
          </table:table-cell>
          <table:table-cell office:value-type="string" calcext:value-type="string">
            <text:p><text:a xlink:href="https://wiki.xn--rckteqa2e.com/wiki/レアコイル" xlink:type="simple">レアコイル</text:a> </text:p>
          </table:table-cell>
          <table:table-cell office:value-type="string" calcext:value-type="string">
            <text:p>Reakoiru</text:p>
          </table:table-cell>
          <table:table-cell office:value-type="string" calcext:value-type="string">
            <text:p>Rarecoil </text:p>
          </table:table-cell>
        </table:table-row>
        <table:table-row table:style-name="ro1">
          <table:table-cell office:value-type="string" calcext:value-type="string">
            <text:p>#0083 </text:p>
          </table:table-cell>
          <table:table-cell office:value-type="string" calcext:value-type="string">
            <text:p><text:a xlink:href="https://bulbapedia.bulbagarden.net/wiki/Farfetch%27d_(Pokémon)" xlink:type="simple"> </text:a> </text:p>
          </table:table-cell>
          <table:table-cell office:value-type="string" calcext:value-type="string">
            <text:p><text:a xlink:href="https://bulbapedia.bulbagarden.net/wiki/Farfetch%27d_(Pokémon)" xlink:type="simple">Farfetch'd</text:a> </text:p>
          </table:table-cell>
          <table:table-cell office:value-type="string" calcext:value-type="string">
            <text:p><text:a xlink:href="https://wiki.xn--rckteqa2e.com/wiki/カモネギ" xlink:type="simple">カモネギ</text:a> </text:p>
          </table:table-cell>
          <table:table-cell office:value-type="string" calcext:value-type="string">
            <text:p>Kamonegi</text:p>
          </table:table-cell>
          <table:table-cell office:value-type="string" calcext:value-type="string">
            <text:p>Kamonegi </text:p>
          </table:table-cell>
        </table:table-row>
        <table:table-row table:style-name="ro1">
          <table:table-cell office:value-type="string" calcext:value-type="string">
            <text:p>#0084 </text:p>
          </table:table-cell>
          <table:table-cell office:value-type="string" calcext:value-type="string">
            <text:p><text:a xlink:href="https://bulbapedia.bulbagarden.net/wiki/Doduo_(Pokémon)" xlink:type="simple"> </text:a> </text:p>
          </table:table-cell>
          <table:table-cell office:value-type="string" calcext:value-type="string">
            <text:p><text:a xlink:href="https://bulbapedia.bulbagarden.net/wiki/Doduo_(Pokémon)" xlink:type="simple">Doduo</text:a> </text:p>
          </table:table-cell>
          <table:table-cell office:value-type="string" calcext:value-type="string">
            <text:p><text:a xlink:href="https://wiki.xn--rckteqa2e.com/wiki/ドードー" xlink:type="simple">ドードー</text:a> </text:p>
          </table:table-cell>
          <table:table-cell office:value-type="string" calcext:value-type="string">
            <text:p>Dōdō</text:p>
          </table:table-cell>
          <table:table-cell office:value-type="string" calcext:value-type="string">
            <text:p>Dodo </text:p>
          </table:table-cell>
        </table:table-row>
        <table:table-row table:style-name="ro1">
          <table:table-cell office:value-type="string" calcext:value-type="string">
            <text:p>#0085 </text:p>
          </table:table-cell>
          <table:table-cell office:value-type="string" calcext:value-type="string">
            <text:p><text:a xlink:href="https://bulbapedia.bulbagarden.net/wiki/Dodrio_(Pokémon)" xlink:type="simple"> </text:a> </text:p>
          </table:table-cell>
          <table:table-cell office:value-type="string" calcext:value-type="string">
            <text:p><text:a xlink:href="https://bulbapedia.bulbagarden.net/wiki/Dodrio_(Pokémon)" xlink:type="simple">Dodrio</text:a> </text:p>
          </table:table-cell>
          <table:table-cell office:value-type="string" calcext:value-type="string">
            <text:p><text:a xlink:href="https://wiki.xn--rckteqa2e.com/wiki/ドードリオ" xlink:type="simple">ドードリオ</text:a> </text:p>
          </table:table-cell>
          <table:table-cell office:value-type="string" calcext:value-type="string">
            <text:p>Dōdorio</text:p>
          </table:table-cell>
          <table:table-cell office:value-type="string" calcext:value-type="string">
            <text:p>Dodorio </text:p>
          </table:table-cell>
        </table:table-row>
        <table:table-row table:style-name="ro1">
          <table:table-cell office:value-type="string" calcext:value-type="string">
            <text:p>#0086 </text:p>
          </table:table-cell>
          <table:table-cell office:value-type="string" calcext:value-type="string">
            <text:p><text:a xlink:href="https://bulbapedia.bulbagarden.net/wiki/Seel_(Pokémon)" xlink:type="simple"> </text:a> </text:p>
          </table:table-cell>
          <table:table-cell office:value-type="string" calcext:value-type="string">
            <text:p><text:a xlink:href="https://bulbapedia.bulbagarden.net/wiki/Seel_(Pokémon)" xlink:type="simple">Seel</text:a> </text:p>
          </table:table-cell>
          <table:table-cell office:value-type="string" calcext:value-type="string">
            <text:p><text:a xlink:href="https://wiki.xn--rckteqa2e.com/wiki/パウワウ" xlink:type="simple">パウワウ</text:a> </text:p>
          </table:table-cell>
          <table:table-cell office:value-type="string" calcext:value-type="string">
            <text:p>Pauwau</text:p>
          </table:table-cell>
          <table:table-cell office:value-type="string" calcext:value-type="string">
            <text:p>Pawou* </text:p>
          </table:table-cell>
        </table:table-row>
        <table:table-row table:style-name="ro1">
          <table:table-cell office:value-type="string" calcext:value-type="string">
            <text:p>#0087 </text:p>
          </table:table-cell>
          <table:table-cell office:value-type="string" calcext:value-type="string">
            <text:p><text:a xlink:href="https://bulbapedia.bulbagarden.net/wiki/Dewgong_(Pokémon)" xlink:type="simple"> </text:a> </text:p>
          </table:table-cell>
          <table:table-cell office:value-type="string" calcext:value-type="string">
            <text:p><text:a xlink:href="https://bulbapedia.bulbagarden.net/wiki/Dewgong_(Pokémon)" xlink:type="simple">Dewgong</text:a> </text:p>
          </table:table-cell>
          <table:table-cell office:value-type="string" calcext:value-type="string">
            <text:p><text:a xlink:href="https://wiki.xn--rckteqa2e.com/wiki/ジュゴン" xlink:type="simple">ジュゴン</text:a> </text:p>
          </table:table-cell>
          <table:table-cell office:value-type="string" calcext:value-type="string">
            <text:p>Jugon</text:p>
          </table:table-cell>
          <table:table-cell office:value-type="string" calcext:value-type="string">
            <text:p>Jugon </text:p>
          </table:table-cell>
        </table:table-row>
        <table:table-row table:style-name="ro1">
          <table:table-cell office:value-type="string" calcext:value-type="string">
            <text:p>#0088 </text:p>
          </table:table-cell>
          <table:table-cell office:value-type="string" calcext:value-type="string">
            <text:p><text:a xlink:href="https://bulbapedia.bulbagarden.net/wiki/Grimer_(Pokémon)" xlink:type="simple"> </text:a> </text:p>
          </table:table-cell>
          <table:table-cell office:value-type="string" calcext:value-type="string">
            <text:p><text:a xlink:href="https://bulbapedia.bulbagarden.net/wiki/Grimer_(Pokémon)" xlink:type="simple">Grimer</text:a> </text:p>
          </table:table-cell>
          <table:table-cell office:value-type="string" calcext:value-type="string">
            <text:p><text:a xlink:href="https://wiki.xn--rckteqa2e.com/wiki/ベトベター" xlink:type="simple">ベトベター</text:a> </text:p>
          </table:table-cell>
          <table:table-cell office:value-type="string" calcext:value-type="string">
            <text:p>Betobetā</text:p>
          </table:table-cell>
          <table:table-cell office:value-type="string" calcext:value-type="string">
            <text:p>Betbeter* </text:p>
          </table:table-cell>
        </table:table-row>
        <table:table-row table:style-name="ro1">
          <table:table-cell office:value-type="string" calcext:value-type="string">
            <text:p>#0089 </text:p>
          </table:table-cell>
          <table:table-cell office:value-type="string" calcext:value-type="string">
            <text:p><text:a xlink:href="https://bulbapedia.bulbagarden.net/wiki/Muk_(Pokémon)" xlink:type="simple"> </text:a> </text:p>
          </table:table-cell>
          <table:table-cell office:value-type="string" calcext:value-type="string">
            <text:p><text:a xlink:href="https://bulbapedia.bulbagarden.net/wiki/Muk_(Pokémon)" xlink:type="simple">Muk</text:a> </text:p>
          </table:table-cell>
          <table:table-cell office:value-type="string" calcext:value-type="string">
            <text:p><text:a xlink:href="https://wiki.xn--rckteqa2e.com/wiki/ベトベトン" xlink:type="simple">ベトベトン</text:a> </text:p>
          </table:table-cell>
          <table:table-cell office:value-type="string" calcext:value-type="string">
            <text:p>Betobeton</text:p>
          </table:table-cell>
          <table:table-cell office:value-type="string" calcext:value-type="string">
            <text:p>Betbeton* </text:p>
          </table:table-cell>
        </table:table-row>
        <table:table-row table:style-name="ro1">
          <table:table-cell office:value-type="string" calcext:value-type="string">
            <text:p>#0090 </text:p>
          </table:table-cell>
          <table:table-cell office:value-type="string" calcext:value-type="string">
            <text:p><text:a xlink:href="https://bulbapedia.bulbagarden.net/wiki/Shellder_(Pokémon)" xlink:type="simple"> </text:a> </text:p>
          </table:table-cell>
          <table:table-cell office:value-type="string" calcext:value-type="string">
            <text:p><text:a xlink:href="https://bulbapedia.bulbagarden.net/wiki/Shellder_(Pokémon)" xlink:type="simple">Shellder</text:a> </text:p>
          </table:table-cell>
          <table:table-cell office:value-type="string" calcext:value-type="string">
            <text:p><text:a xlink:href="https://wiki.xn--rckteqa2e.com/wiki/シェルダー" xlink:type="simple">シェルダー</text:a> </text:p>
          </table:table-cell>
          <table:table-cell office:value-type="string" calcext:value-type="string">
            <text:p>Sherudā</text:p>
          </table:table-cell>
          <table:table-cell office:value-type="string" calcext:value-type="string">
            <text:p>Shellder </text:p>
          </table:table-cell>
        </table:table-row>
        <table:table-row table:style-name="ro1">
          <table:table-cell office:value-type="string" calcext:value-type="string">
            <text:p>#0091 </text:p>
          </table:table-cell>
          <table:table-cell office:value-type="string" calcext:value-type="string">
            <text:p><text:a xlink:href="https://bulbapedia.bulbagarden.net/wiki/Cloyster_(Pokémon)" xlink:type="simple"> </text:a> </text:p>
          </table:table-cell>
          <table:table-cell office:value-type="string" calcext:value-type="string">
            <text:p><text:a xlink:href="https://bulbapedia.bulbagarden.net/wiki/Cloyster_(Pokémon)" xlink:type="simple">Cloyster</text:a> </text:p>
          </table:table-cell>
          <table:table-cell office:value-type="string" calcext:value-type="string">
            <text:p><text:a xlink:href="https://wiki.xn--rckteqa2e.com/wiki/パルシェン" xlink:type="simple">パルシェン</text:a> </text:p>
          </table:table-cell>
          <table:table-cell office:value-type="string" calcext:value-type="string">
            <text:p>Parushen</text:p>
          </table:table-cell>
          <table:table-cell office:value-type="string" calcext:value-type="string">
            <text:p>Parshen </text:p>
          </table:table-cell>
        </table:table-row>
        <table:table-row table:style-name="ro1">
          <table:table-cell office:value-type="string" calcext:value-type="string">
            <text:p>#0092 </text:p>
          </table:table-cell>
          <table:table-cell office:value-type="string" calcext:value-type="string">
            <text:p><text:a xlink:href="https://bulbapedia.bulbagarden.net/wiki/Gastly_(Pokémon)" xlink:type="simple"> </text:a> </text:p>
          </table:table-cell>
          <table:table-cell office:value-type="string" calcext:value-type="string">
            <text:p><text:a xlink:href="https://bulbapedia.bulbagarden.net/wiki/Gastly_(Pokémon)" xlink:type="simple">Gastly</text:a> </text:p>
          </table:table-cell>
          <table:table-cell office:value-type="string" calcext:value-type="string">
            <text:p><text:a xlink:href="https://wiki.xn--rckteqa2e.com/wiki/ゴース" xlink:type="simple">ゴース</text:a> </text:p>
          </table:table-cell>
          <table:table-cell office:value-type="string" calcext:value-type="string">
            <text:p>Gōsu</text:p>
          </table:table-cell>
          <table:table-cell office:value-type="string" calcext:value-type="string">
            <text:p>Ghos </text:p>
          </table:table-cell>
        </table:table-row>
        <table:table-row table:style-name="ro1">
          <table:table-cell office:value-type="string" calcext:value-type="string">
            <text:p>#0093 </text:p>
          </table:table-cell>
          <table:table-cell office:value-type="string" calcext:value-type="string">
            <text:p><text:a xlink:href="https://bulbapedia.bulbagarden.net/wiki/Haunter_(Pokémon)" xlink:type="simple"> </text:a> </text:p>
          </table:table-cell>
          <table:table-cell office:value-type="string" calcext:value-type="string">
            <text:p><text:a xlink:href="https://bulbapedia.bulbagarden.net/wiki/Haunter_(Pokémon)" xlink:type="simple">Haunter</text:a> </text:p>
          </table:table-cell>
          <table:table-cell office:value-type="string" calcext:value-type="string">
            <text:p><text:a xlink:href="https://wiki.xn--rckteqa2e.com/wiki/ゴースト" xlink:type="simple">ゴースト</text:a> </text:p>
          </table:table-cell>
          <table:table-cell office:value-type="string" calcext:value-type="string">
            <text:p>Gōsuto</text:p>
          </table:table-cell>
          <table:table-cell office:value-type="string" calcext:value-type="string">
            <text:p>Ghost </text:p>
          </table:table-cell>
        </table:table-row>
        <table:table-row table:style-name="ro1">
          <table:table-cell office:value-type="string" calcext:value-type="string">
            <text:p>#0094 </text:p>
          </table:table-cell>
          <table:table-cell office:value-type="string" calcext:value-type="string">
            <text:p><text:a xlink:href="https://bulbapedia.bulbagarden.net/wiki/Gengar_(Pokémon)" xlink:type="simple"> </text:a> </text:p>
          </table:table-cell>
          <table:table-cell office:value-type="string" calcext:value-type="string">
            <text:p><text:a xlink:href="https://bulbapedia.bulbagarden.net/wiki/Gengar_(Pokémon)" xlink:type="simple">Gengar</text:a> </text:p>
          </table:table-cell>
          <table:table-cell office:value-type="string" calcext:value-type="string">
            <text:p><text:a xlink:href="https://wiki.xn--rckteqa2e.com/wiki/ゲンガー" xlink:type="simple">ゲンガー</text:a> </text:p>
          </table:table-cell>
          <table:table-cell office:value-type="string" calcext:value-type="string">
            <text:p>Gengā</text:p>
          </table:table-cell>
          <table:table-cell office:value-type="string" calcext:value-type="string">
            <text:p>Gangar* </text:p>
          </table:table-cell>
        </table:table-row>
        <table:table-row table:style-name="ro1">
          <table:table-cell office:value-type="string" calcext:value-type="string">
            <text:p>#0095 </text:p>
          </table:table-cell>
          <table:table-cell office:value-type="string" calcext:value-type="string">
            <text:p><text:a xlink:href="https://bulbapedia.bulbagarden.net/wiki/Onix_(Pokémon)" xlink:type="simple"> </text:a> </text:p>
          </table:table-cell>
          <table:table-cell office:value-type="string" calcext:value-type="string">
            <text:p><text:a xlink:href="https://bulbapedia.bulbagarden.net/wiki/Onix_(Pokémon)" xlink:type="simple">Onix</text:a> </text:p>
          </table:table-cell>
          <table:table-cell office:value-type="string" calcext:value-type="string">
            <text:p><text:a xlink:href="https://wiki.xn--rckteqa2e.com/wiki/イワーク" xlink:type="simple">イワーク</text:a> </text:p>
          </table:table-cell>
          <table:table-cell office:value-type="string" calcext:value-type="string">
            <text:p>Iwāku</text:p>
          </table:table-cell>
          <table:table-cell office:value-type="string" calcext:value-type="string">
            <text:p>Iwark </text:p>
          </table:table-cell>
        </table:table-row>
        <table:table-row table:style-name="ro1">
          <table:table-cell office:value-type="string" calcext:value-type="string">
            <text:p>#0096 </text:p>
          </table:table-cell>
          <table:table-cell office:value-type="string" calcext:value-type="string">
            <text:p><text:a xlink:href="https://bulbapedia.bulbagarden.net/wiki/Drowzee_(Pokémon)" xlink:type="simple"> </text:a> </text:p>
          </table:table-cell>
          <table:table-cell office:value-type="string" calcext:value-type="string">
            <text:p><text:a xlink:href="https://bulbapedia.bulbagarden.net/wiki/Drowzee_(Pokémon)" xlink:type="simple">Drowzee</text:a> </text:p>
          </table:table-cell>
          <table:table-cell office:value-type="string" calcext:value-type="string">
            <text:p><text:a xlink:href="https://wiki.xn--rckteqa2e.com/wiki/スリープ" xlink:type="simple">スリープ</text:a> </text:p>
          </table:table-cell>
          <table:table-cell office:value-type="string" calcext:value-type="string">
            <text:p>Surīpu</text:p>
          </table:table-cell>
          <table:table-cell office:value-type="string" calcext:value-type="string">
            <text:p>Sleepe* </text:p>
          </table:table-cell>
        </table:table-row>
        <table:table-row table:style-name="ro1">
          <table:table-cell office:value-type="string" calcext:value-type="string">
            <text:p>#0097 </text:p>
          </table:table-cell>
          <table:table-cell office:value-type="string" calcext:value-type="string">
            <text:p><text:a xlink:href="https://bulbapedia.bulbagarden.net/wiki/Hypno_(Pokémon)" xlink:type="simple"> </text:a> </text:p>
          </table:table-cell>
          <table:table-cell office:value-type="string" calcext:value-type="string">
            <text:p><text:a xlink:href="https://bulbapedia.bulbagarden.net/wiki/Hypno_(Pokémon)" xlink:type="simple">Hypno</text:a> </text:p>
          </table:table-cell>
          <table:table-cell office:value-type="string" calcext:value-type="string">
            <text:p><text:a xlink:href="https://wiki.xn--rckteqa2e.com/wiki/スリーパー" xlink:type="simple">スリーパー</text:a> </text:p>
          </table:table-cell>
          <table:table-cell office:value-type="string" calcext:value-type="string">
            <text:p>Surīpā</text:p>
          </table:table-cell>
          <table:table-cell office:value-type="string" calcext:value-type="string">
            <text:p>Sleeper </text:p>
          </table:table-cell>
        </table:table-row>
        <table:table-row table:style-name="ro1">
          <table:table-cell office:value-type="string" calcext:value-type="string">
            <text:p>#0098 </text:p>
          </table:table-cell>
          <table:table-cell office:value-type="string" calcext:value-type="string">
            <text:p><text:a xlink:href="https://bulbapedia.bulbagarden.net/wiki/Krabby_(Pokémon)" xlink:type="simple"> </text:a> </text:p>
          </table:table-cell>
          <table:table-cell office:value-type="string" calcext:value-type="string">
            <text:p><text:a xlink:href="https://bulbapedia.bulbagarden.net/wiki/Krabby_(Pokémon)" xlink:type="simple">Krabby</text:a> </text:p>
          </table:table-cell>
          <table:table-cell office:value-type="string" calcext:value-type="string">
            <text:p><text:a xlink:href="https://wiki.xn--rckteqa2e.com/wiki/クラブ" xlink:type="simple">クラブ</text:a> </text:p>
          </table:table-cell>
          <table:table-cell office:value-type="string" calcext:value-type="string">
            <text:p>Kurabu</text:p>
          </table:table-cell>
          <table:table-cell office:value-type="string" calcext:value-type="string">
            <text:p>Crab </text:p>
          </table:table-cell>
        </table:table-row>
        <table:table-row table:style-name="ro1">
          <table:table-cell office:value-type="string" calcext:value-type="string">
            <text:p>#0099 </text:p>
          </table:table-cell>
          <table:table-cell office:value-type="string" calcext:value-type="string">
            <text:p><text:a xlink:href="https://bulbapedia.bulbagarden.net/wiki/Kingler_(Pokémon)" xlink:type="simple"> </text:a> </text:p>
          </table:table-cell>
          <table:table-cell office:value-type="string" calcext:value-type="string">
            <text:p><text:a xlink:href="https://bulbapedia.bulbagarden.net/wiki/Kingler_(Pokémon)" xlink:type="simple">Kingler</text:a> </text:p>
          </table:table-cell>
          <table:table-cell office:value-type="string" calcext:value-type="string">
            <text:p><text:a xlink:href="https://wiki.xn--rckteqa2e.com/wiki/キングラー" xlink:type="simple">キングラー</text:a> </text:p>
          </table:table-cell>
          <table:table-cell office:value-type="string" calcext:value-type="string">
            <text:p>Kingurā</text:p>
          </table:table-cell>
          <table:table-cell office:value-type="string" calcext:value-type="string">
            <text:p>Kingler* </text:p>
          </table:table-cell>
        </table:table-row>
        <table:table-row table:style-name="ro1">
          <table:table-cell office:value-type="string" calcext:value-type="string">
            <text:p>#0100 </text:p>
          </table:table-cell>
          <table:table-cell office:value-type="string" calcext:value-type="string">
            <text:p><text:a xlink:href="https://bulbapedia.bulbagarden.net/wiki/Voltorb_(Pokémon)" xlink:type="simple"> </text:a> </text:p>
          </table:table-cell>
          <table:table-cell office:value-type="string" calcext:value-type="string">
            <text:p><text:a xlink:href="https://bulbapedia.bulbagarden.net/wiki/Voltorb_(Pokémon)" xlink:type="simple">Voltorb</text:a> </text:p>
          </table:table-cell>
          <table:table-cell office:value-type="string" calcext:value-type="string">
            <text:p><text:a xlink:href="https://wiki.xn--rckteqa2e.com/wiki/ビリリダマ" xlink:type="simple">ビリリダマ</text:a> </text:p>
          </table:table-cell>
          <table:table-cell office:value-type="string" calcext:value-type="string">
            <text:p>Biriridama</text:p>
          </table:table-cell>
          <table:table-cell office:value-type="string" calcext:value-type="string">
            <text:p>Biriridama </text:p>
          </table:table-cell>
        </table:table-row>
        <table:table-row table:style-name="ro1">
          <table:table-cell office:value-type="string" calcext:value-type="string">
            <text:p>#0101 </text:p>
          </table:table-cell>
          <table:table-cell office:value-type="string" calcext:value-type="string">
            <text:p><text:a xlink:href="https://bulbapedia.bulbagarden.net/wiki/Electrode_(Pokémon)" xlink:type="simple"> </text:a> </text:p>
          </table:table-cell>
          <table:table-cell office:value-type="string" calcext:value-type="string">
            <text:p><text:a xlink:href="https://bulbapedia.bulbagarden.net/wiki/Electrode_(Pokémon)" xlink:type="simple">Electrode</text:a> </text:p>
          </table:table-cell>
          <table:table-cell office:value-type="string" calcext:value-type="string">
            <text:p><text:a xlink:href="https://wiki.xn--rckteqa2e.com/wiki/マルマイン" xlink:type="simple">マルマイン</text:a> </text:p>
          </table:table-cell>
          <table:table-cell office:value-type="string" calcext:value-type="string">
            <text:p>Marumain</text:p>
          </table:table-cell>
          <table:table-cell office:value-type="string" calcext:value-type="string">
            <text:p>Marumine* </text:p>
          </table:table-cell>
        </table:table-row>
        <table:table-row table:style-name="ro1">
          <table:table-cell office:value-type="string" calcext:value-type="string">
            <text:p>#0102 </text:p>
          </table:table-cell>
          <table:table-cell office:value-type="string" calcext:value-type="string">
            <text:p><text:a xlink:href="https://bulbapedia.bulbagarden.net/wiki/Exeggcute_(Pokémon)" xlink:type="simple"> </text:a> </text:p>
          </table:table-cell>
          <table:table-cell office:value-type="string" calcext:value-type="string">
            <text:p><text:a xlink:href="https://bulbapedia.bulbagarden.net/wiki/Exeggcute_(Pokémon)" xlink:type="simple">Exeggcute</text:a> </text:p>
          </table:table-cell>
          <table:table-cell office:value-type="string" calcext:value-type="string">
            <text:p><text:a xlink:href="https://wiki.xn--rckteqa2e.com/wiki/タマタマ" xlink:type="simple">タマタマ</text:a> </text:p>
          </table:table-cell>
          <table:table-cell office:value-type="string" calcext:value-type="string">
            <text:p>Tamatama</text:p>
          </table:table-cell>
          <table:table-cell office:value-type="string" calcext:value-type="string">
            <text:p>Tamatama </text:p>
          </table:table-cell>
        </table:table-row>
        <table:table-row table:style-name="ro1">
          <table:table-cell office:value-type="string" calcext:value-type="string">
            <text:p>#0103 </text:p>
          </table:table-cell>
          <table:table-cell office:value-type="string" calcext:value-type="string">
            <text:p><text:a xlink:href="https://bulbapedia.bulbagarden.net/wiki/Exeggutor_(Pokémon)" xlink:type="simple"> </text:a> </text:p>
          </table:table-cell>
          <table:table-cell office:value-type="string" calcext:value-type="string">
            <text:p><text:a xlink:href="https://bulbapedia.bulbagarden.net/wiki/Exeggutor_(Pokémon)" xlink:type="simple">Exeggutor</text:a> </text:p>
          </table:table-cell>
          <table:table-cell office:value-type="string" calcext:value-type="string">
            <text:p><text:a xlink:href="https://wiki.xn--rckteqa2e.com/wiki/ナッシー" xlink:type="simple">ナッシー</text:a> </text:p>
          </table:table-cell>
          <table:table-cell office:value-type="string" calcext:value-type="string">
            <text:p>Nasshī</text:p>
          </table:table-cell>
          <table:table-cell office:value-type="string" calcext:value-type="string">
            <text:p>Nassy* </text:p>
          </table:table-cell>
        </table:table-row>
        <table:table-row table:style-name="ro1">
          <table:table-cell office:value-type="string" calcext:value-type="string">
            <text:p>#0104 </text:p>
          </table:table-cell>
          <table:table-cell office:value-type="string" calcext:value-type="string">
            <text:p><text:a xlink:href="https://bulbapedia.bulbagarden.net/wiki/Cubone_(Pokémon)" xlink:type="simple"> </text:a> </text:p>
          </table:table-cell>
          <table:table-cell office:value-type="string" calcext:value-type="string">
            <text:p><text:a xlink:href="https://bulbapedia.bulbagarden.net/wiki/Cubone_(Pokémon)" xlink:type="simple">Cubone</text:a> </text:p>
          </table:table-cell>
          <table:table-cell office:value-type="string" calcext:value-type="string">
            <text:p><text:a xlink:href="https://wiki.xn--rckteqa2e.com/wiki/カラカラ" xlink:type="simple">カラカラ</text:a> </text:p>
          </table:table-cell>
          <table:table-cell office:value-type="string" calcext:value-type="string">
            <text:p>Karakara</text:p>
          </table:table-cell>
          <table:table-cell office:value-type="string" calcext:value-type="string">
            <text:p>Karakara </text:p>
          </table:table-cell>
        </table:table-row>
        <table:table-row table:style-name="ro1">
          <table:table-cell office:value-type="string" calcext:value-type="string">
            <text:p>#0105 </text:p>
          </table:table-cell>
          <table:table-cell office:value-type="string" calcext:value-type="string">
            <text:p><text:a xlink:href="https://bulbapedia.bulbagarden.net/wiki/Marowak_(Pokémon)" xlink:type="simple"> </text:a> </text:p>
          </table:table-cell>
          <table:table-cell office:value-type="string" calcext:value-type="string">
            <text:p><text:a xlink:href="https://bulbapedia.bulbagarden.net/wiki/Marowak_(Pokémon)" xlink:type="simple">Marowak</text:a> </text:p>
          </table:table-cell>
          <table:table-cell office:value-type="string" calcext:value-type="string">
            <text:p><text:a xlink:href="https://wiki.xn--rckteqa2e.com/wiki/ガラガラ" xlink:type="simple">ガラガラ</text:a> </text:p>
          </table:table-cell>
          <table:table-cell office:value-type="string" calcext:value-type="string">
            <text:p>Garagara</text:p>
          </table:table-cell>
          <table:table-cell office:value-type="string" calcext:value-type="string">
            <text:p>Garagara </text:p>
          </table:table-cell>
        </table:table-row>
        <table:table-row table:style-name="ro1">
          <table:table-cell office:value-type="string" calcext:value-type="string">
            <text:p>#0106 </text:p>
          </table:table-cell>
          <table:table-cell office:value-type="string" calcext:value-type="string">
            <text:p><text:a xlink:href="https://bulbapedia.bulbagarden.net/wiki/Hitmonlee_(Pokémon)" xlink:type="simple"> </text:a> </text:p>
          </table:table-cell>
          <table:table-cell office:value-type="string" calcext:value-type="string">
            <text:p><text:a xlink:href="https://bulbapedia.bulbagarden.net/wiki/Hitmonlee_(Pokémon)" xlink:type="simple">Hitmonlee</text:a> </text:p>
          </table:table-cell>
          <table:table-cell office:value-type="string" calcext:value-type="string">
            <text:p><text:a xlink:href="https://wiki.xn--rckteqa2e.com/wiki/サワムラー" xlink:type="simple">サワムラー</text:a> </text:p>
          </table:table-cell>
          <table:table-cell office:value-type="string" calcext:value-type="string">
            <text:p>Sawamurā</text:p>
          </table:table-cell>
          <table:table-cell office:value-type="string" calcext:value-type="string">
            <text:p>Sawamular </text:p>
          </table:table-cell>
        </table:table-row>
        <table:table-row table:style-name="ro1">
          <table:table-cell office:value-type="string" calcext:value-type="string">
            <text:p>#0107 </text:p>
          </table:table-cell>
          <table:table-cell office:value-type="string" calcext:value-type="string">
            <text:p><text:a xlink:href="https://bulbapedia.bulbagarden.net/wiki/Hitmonchan_(Pokémon)" xlink:type="simple"> </text:a> </text:p>
          </table:table-cell>
          <table:table-cell office:value-type="string" calcext:value-type="string">
            <text:p><text:a xlink:href="https://bulbapedia.bulbagarden.net/wiki/Hitmonchan_(Pokémon)" xlink:type="simple">Hitmonchan</text:a> </text:p>
          </table:table-cell>
          <table:table-cell office:value-type="string" calcext:value-type="string">
            <text:p><text:a xlink:href="https://wiki.xn--rckteqa2e.com/wiki/エビワラー" xlink:type="simple">エビワラー</text:a> </text:p>
          </table:table-cell>
          <table:table-cell office:value-type="string" calcext:value-type="string">
            <text:p>Ebiwarā</text:p>
          </table:table-cell>
          <table:table-cell office:value-type="string" calcext:value-type="string">
            <text:p>Ebiwalar </text:p>
          </table:table-cell>
        </table:table-row>
        <table:table-row table:style-name="ro1">
          <table:table-cell office:value-type="string" calcext:value-type="string">
            <text:p>#0108 </text:p>
          </table:table-cell>
          <table:table-cell office:value-type="string" calcext:value-type="string">
            <text:p><text:a xlink:href="https://bulbapedia.bulbagarden.net/wiki/Lickitung_(Pokémon)" xlink:type="simple"> </text:a> </text:p>
          </table:table-cell>
          <table:table-cell office:value-type="string" calcext:value-type="string">
            <text:p><text:a xlink:href="https://bulbapedia.bulbagarden.net/wiki/Lickitung_(Pokémon)" xlink:type="simple">Lickitung</text:a> </text:p>
          </table:table-cell>
          <table:table-cell office:value-type="string" calcext:value-type="string">
            <text:p><text:a xlink:href="https://wiki.xn--rckteqa2e.com/wiki/ベロリンガ" xlink:type="simple">ベロリンガ</text:a> </text:p>
          </table:table-cell>
          <table:table-cell office:value-type="string" calcext:value-type="string">
            <text:p>Beroringa</text:p>
          </table:table-cell>
          <table:table-cell office:value-type="string" calcext:value-type="string">
            <text:p>Beroringa </text:p>
          </table:table-cell>
        </table:table-row>
        <table:table-row table:style-name="ro1">
          <table:table-cell office:value-type="string" calcext:value-type="string">
            <text:p>#0109 </text:p>
          </table:table-cell>
          <table:table-cell office:value-type="string" calcext:value-type="string">
            <text:p><text:a xlink:href="https://bulbapedia.bulbagarden.net/wiki/Koffing_(Pokémon)" xlink:type="simple"> </text:a> </text:p>
          </table:table-cell>
          <table:table-cell office:value-type="string" calcext:value-type="string">
            <text:p><text:a xlink:href="https://bulbapedia.bulbagarden.net/wiki/Koffing_(Pokémon)" xlink:type="simple">Koffing</text:a> </text:p>
          </table:table-cell>
          <table:table-cell office:value-type="string" calcext:value-type="string">
            <text:p><text:a xlink:href="https://wiki.xn--rckteqa2e.com/wiki/ドガース" xlink:type="simple">ドガース</text:a> </text:p>
          </table:table-cell>
          <table:table-cell office:value-type="string" calcext:value-type="string">
            <text:p>Dogāsu</text:p>
          </table:table-cell>
          <table:table-cell office:value-type="string" calcext:value-type="string">
            <text:p>Dogars </text:p>
          </table:table-cell>
        </table:table-row>
        <table:table-row table:style-name="ro1">
          <table:table-cell office:value-type="string" calcext:value-type="string">
            <text:p>#0110 </text:p>
          </table:table-cell>
          <table:table-cell office:value-type="string" calcext:value-type="string">
            <text:p><text:a xlink:href="https://bulbapedia.bulbagarden.net/wiki/Weezing_(Pokémon)" xlink:type="simple"> </text:a> </text:p>
          </table:table-cell>
          <table:table-cell office:value-type="string" calcext:value-type="string">
            <text:p><text:a xlink:href="https://bulbapedia.bulbagarden.net/wiki/Weezing_(Pokémon)" xlink:type="simple">Weezing</text:a> </text:p>
          </table:table-cell>
          <table:table-cell office:value-type="string" calcext:value-type="string">
            <text:p><text:a xlink:href="https://wiki.xn--rckteqa2e.com/wiki/マタドガス" xlink:type="simple">マタドガス</text:a> </text:p>
          </table:table-cell>
          <table:table-cell office:value-type="string" calcext:value-type="string">
            <text:p>Matadogasu</text:p>
          </table:table-cell>
          <table:table-cell office:value-type="string" calcext:value-type="string">
            <text:p>Matadogas* </text:p>
          </table:table-cell>
        </table:table-row>
        <table:table-row table:style-name="ro1">
          <table:table-cell office:value-type="string" calcext:value-type="string">
            <text:p>#0111 </text:p>
          </table:table-cell>
          <table:table-cell office:value-type="string" calcext:value-type="string">
            <text:p><text:a xlink:href="https://bulbapedia.bulbagarden.net/wiki/Rhyhorn_(Pokémon)" xlink:type="simple"> </text:a> </text:p>
          </table:table-cell>
          <table:table-cell office:value-type="string" calcext:value-type="string">
            <text:p><text:a xlink:href="https://bulbapedia.bulbagarden.net/wiki/Rhyhorn_(Pokémon)" xlink:type="simple">Rhyhorn</text:a> </text:p>
          </table:table-cell>
          <table:table-cell office:value-type="string" calcext:value-type="string">
            <text:p><text:a xlink:href="https://wiki.xn--rckteqa2e.com/wiki/サイホーン" xlink:type="simple">サイホーン</text:a> </text:p>
          </table:table-cell>
          <table:table-cell office:value-type="string" calcext:value-type="string">
            <text:p>Saihōn</text:p>
          </table:table-cell>
          <table:table-cell office:value-type="string" calcext:value-type="string">
            <text:p>Sihorn* </text:p>
          </table:table-cell>
        </table:table-row>
        <table:table-row table:style-name="ro1">
          <table:table-cell office:value-type="string" calcext:value-type="string">
            <text:p>#0112 </text:p>
          </table:table-cell>
          <table:table-cell office:value-type="string" calcext:value-type="string">
            <text:p><text:a xlink:href="https://bulbapedia.bulbagarden.net/wiki/Rhydon_(Pokémon)" xlink:type="simple"> </text:a> </text:p>
          </table:table-cell>
          <table:table-cell office:value-type="string" calcext:value-type="string">
            <text:p><text:a xlink:href="https://bulbapedia.bulbagarden.net/wiki/Rhydon_(Pokémon)" xlink:type="simple">Rhydon</text:a> </text:p>
          </table:table-cell>
          <table:table-cell office:value-type="string" calcext:value-type="string">
            <text:p><text:a xlink:href="https://wiki.xn--rckteqa2e.com/wiki/サイドン" xlink:type="simple">サイドン</text:a> </text:p>
          </table:table-cell>
          <table:table-cell office:value-type="string" calcext:value-type="string">
            <text:p>Saidon</text:p>
          </table:table-cell>
          <table:table-cell office:value-type="string" calcext:value-type="string">
            <text:p>Sidon* </text:p>
          </table:table-cell>
        </table:table-row>
        <table:table-row table:style-name="ro1">
          <table:table-cell office:value-type="string" calcext:value-type="string">
            <text:p>#0113 </text:p>
          </table:table-cell>
          <table:table-cell office:value-type="string" calcext:value-type="string">
            <text:p><text:a xlink:href="https://bulbapedia.bulbagarden.net/wiki/Chansey_(Pokémon)" xlink:type="simple"> </text:a> </text:p>
          </table:table-cell>
          <table:table-cell office:value-type="string" calcext:value-type="string">
            <text:p><text:a xlink:href="https://bulbapedia.bulbagarden.net/wiki/Chansey_(Pokémon)" xlink:type="simple">Chansey</text:a> </text:p>
          </table:table-cell>
          <table:table-cell office:value-type="string" calcext:value-type="string">
            <text:p><text:a xlink:href="https://wiki.xn--rckteqa2e.com/wiki/ラッキー" xlink:type="simple">ラッキー</text:a> </text:p>
          </table:table-cell>
          <table:table-cell office:value-type="string" calcext:value-type="string">
            <text:p>Rakkī</text:p>
          </table:table-cell>
          <table:table-cell office:value-type="string" calcext:value-type="string">
            <text:p>Lucky </text:p>
          </table:table-cell>
        </table:table-row>
        <table:table-row table:style-name="ro1">
          <table:table-cell office:value-type="string" calcext:value-type="string">
            <text:p>#0114 </text:p>
          </table:table-cell>
          <table:table-cell office:value-type="string" calcext:value-type="string">
            <text:p><text:a xlink:href="https://bulbapedia.bulbagarden.net/wiki/Tangela_(Pokémon)" xlink:type="simple"> </text:a> </text:p>
          </table:table-cell>
          <table:table-cell office:value-type="string" calcext:value-type="string">
            <text:p><text:a xlink:href="https://bulbapedia.bulbagarden.net/wiki/Tangela_(Pokémon)" xlink:type="simple">Tangela</text:a> </text:p>
          </table:table-cell>
          <table:table-cell office:value-type="string" calcext:value-type="string">
            <text:p><text:a xlink:href="https://wiki.xn--rckteqa2e.com/wiki/モンジャラ" xlink:type="simple">モンジャラ</text:a> </text:p>
          </table:table-cell>
          <table:table-cell office:value-type="string" calcext:value-type="string">
            <text:p>Monjara</text:p>
          </table:table-cell>
          <table:table-cell office:value-type="string" calcext:value-type="string">
            <text:p>Monjara </text:p>
          </table:table-cell>
        </table:table-row>
        <table:table-row table:style-name="ro1">
          <table:table-cell office:value-type="string" calcext:value-type="string">
            <text:p>#0115 </text:p>
          </table:table-cell>
          <table:table-cell office:value-type="string" calcext:value-type="string">
            <text:p><text:a xlink:href="https://bulbapedia.bulbagarden.net/wiki/Kangaskhan_(Pokémon)" xlink:type="simple"> </text:a> </text:p>
          </table:table-cell>
          <table:table-cell office:value-type="string" calcext:value-type="string">
            <text:p><text:a xlink:href="https://bulbapedia.bulbagarden.net/wiki/Kangaskhan_(Pokémon)" xlink:type="simple">Kangaskhan</text:a> </text:p>
          </table:table-cell>
          <table:table-cell office:value-type="string" calcext:value-type="string">
            <text:p><text:a xlink:href="https://wiki.xn--rckteqa2e.com/wiki/ガルーラ" xlink:type="simple">ガルーラ</text:a> </text:p>
          </table:table-cell>
          <table:table-cell office:value-type="string" calcext:value-type="string">
            <text:p>Garūra</text:p>
          </table:table-cell>
          <table:table-cell office:value-type="string" calcext:value-type="string">
            <text:p>Garura </text:p>
          </table:table-cell>
        </table:table-row>
        <table:table-row table:style-name="ro1">
          <table:table-cell office:value-type="string" calcext:value-type="string">
            <text:p>#0116 </text:p>
          </table:table-cell>
          <table:table-cell office:value-type="string" calcext:value-type="string">
            <text:p><text:a xlink:href="https://bulbapedia.bulbagarden.net/wiki/Horsea_(Pokémon)" xlink:type="simple"> </text:a> </text:p>
          </table:table-cell>
          <table:table-cell office:value-type="string" calcext:value-type="string">
            <text:p><text:a xlink:href="https://bulbapedia.bulbagarden.net/wiki/Horsea_(Pokémon)" xlink:type="simple">Horsea</text:a> </text:p>
          </table:table-cell>
          <table:table-cell office:value-type="string" calcext:value-type="string">
            <text:p><text:a xlink:href="https://wiki.xn--rckteqa2e.com/wiki/タッツー" xlink:type="simple">タッツー</text:a> </text:p>
          </table:table-cell>
          <table:table-cell office:value-type="string" calcext:value-type="string">
            <text:p>Tattsū</text:p>
          </table:table-cell>
          <table:table-cell office:value-type="string" calcext:value-type="string">
            <text:p>Tattu </text:p>
          </table:table-cell>
        </table:table-row>
        <table:table-row table:style-name="ro1">
          <table:table-cell office:value-type="string" calcext:value-type="string">
            <text:p>#0117 </text:p>
          </table:table-cell>
          <table:table-cell office:value-type="string" calcext:value-type="string">
            <text:p><text:a xlink:href="https://bulbapedia.bulbagarden.net/wiki/Seadra_(Pokémon)" xlink:type="simple"> </text:a> </text:p>
          </table:table-cell>
          <table:table-cell office:value-type="string" calcext:value-type="string">
            <text:p><text:a xlink:href="https://bulbapedia.bulbagarden.net/wiki/Seadra_(Pokémon)" xlink:type="simple">Seadra</text:a> </text:p>
          </table:table-cell>
          <table:table-cell office:value-type="string" calcext:value-type="string">
            <text:p><text:a xlink:href="https://wiki.xn--rckteqa2e.com/wiki/シードラ" xlink:type="simple">シードラ</text:a> </text:p>
          </table:table-cell>
          <table:table-cell office:value-type="string" calcext:value-type="string">
            <text:p>Shīdora</text:p>
          </table:table-cell>
          <table:table-cell office:value-type="string" calcext:value-type="string">
            <text:p>Seadra </text:p>
          </table:table-cell>
        </table:table-row>
        <table:table-row table:style-name="ro1">
          <table:table-cell office:value-type="string" calcext:value-type="string">
            <text:p>#0118 </text:p>
          </table:table-cell>
          <table:table-cell office:value-type="string" calcext:value-type="string">
            <text:p><text:a xlink:href="https://bulbapedia.bulbagarden.net/wiki/Goldeen_(Pokémon)" xlink:type="simple"> </text:a> </text:p>
          </table:table-cell>
          <table:table-cell office:value-type="string" calcext:value-type="string">
            <text:p><text:a xlink:href="https://bulbapedia.bulbagarden.net/wiki/Goldeen_(Pokémon)" xlink:type="simple">Goldeen</text:a> </text:p>
          </table:table-cell>
          <table:table-cell office:value-type="string" calcext:value-type="string">
            <text:p><text:a xlink:href="https://wiki.xn--rckteqa2e.com/wiki/トサキント" xlink:type="simple">トサキント</text:a> </text:p>
          </table:table-cell>
          <table:table-cell office:value-type="string" calcext:value-type="string">
            <text:p>Tosakinto</text:p>
          </table:table-cell>
          <table:table-cell office:value-type="string" calcext:value-type="string">
            <text:p>Tosakinto </text:p>
          </table:table-cell>
        </table:table-row>
        <table:table-row table:style-name="ro1">
          <table:table-cell office:value-type="string" calcext:value-type="string">
            <text:p>#0119 </text:p>
          </table:table-cell>
          <table:table-cell office:value-type="string" calcext:value-type="string">
            <text:p><text:a xlink:href="https://bulbapedia.bulbagarden.net/wiki/Seaking_(Pokémon)" xlink:type="simple"> </text:a> </text:p>
          </table:table-cell>
          <table:table-cell office:value-type="string" calcext:value-type="string">
            <text:p><text:a xlink:href="https://bulbapedia.bulbagarden.net/wiki/Seaking_(Pokémon)" xlink:type="simple">Seaking</text:a> </text:p>
          </table:table-cell>
          <table:table-cell office:value-type="string" calcext:value-type="string">
            <text:p><text:a xlink:href="https://wiki.xn--rckteqa2e.com/wiki/アズマオウ" xlink:type="simple">アズマオウ</text:a> </text:p>
          </table:table-cell>
          <table:table-cell office:value-type="string" calcext:value-type="string">
            <text:p>Azumaō</text:p>
          </table:table-cell>
          <table:table-cell office:value-type="string" calcext:value-type="string">
            <text:p>Azumao* </text:p>
          </table:table-cell>
        </table:table-row>
        <table:table-row table:style-name="ro1">
          <table:table-cell office:value-type="string" calcext:value-type="string">
            <text:p>#0120 </text:p>
          </table:table-cell>
          <table:table-cell office:value-type="string" calcext:value-type="string">
            <text:p><text:a xlink:href="https://bulbapedia.bulbagarden.net/wiki/Staryu_(Pokémon)" xlink:type="simple"> </text:a> </text:p>
          </table:table-cell>
          <table:table-cell office:value-type="string" calcext:value-type="string">
            <text:p><text:a xlink:href="https://bulbapedia.bulbagarden.net/wiki/Staryu_(Pokémon)" xlink:type="simple">Staryu</text:a> </text:p>
          </table:table-cell>
          <table:table-cell office:value-type="string" calcext:value-type="string">
            <text:p><text:a xlink:href="https://wiki.xn--rckteqa2e.com/wiki/ヒトデマン" xlink:type="simple">ヒトデマン</text:a> </text:p>
          </table:table-cell>
          <table:table-cell office:value-type="string" calcext:value-type="string">
            <text:p>Hitodeman</text:p>
          </table:table-cell>
          <table:table-cell office:value-type="string" calcext:value-type="string">
            <text:p>Hitodeman </text:p>
          </table:table-cell>
        </table:table-row>
        <table:table-row table:style-name="ro1">
          <table:table-cell office:value-type="string" calcext:value-type="string">
            <text:p>#0121 </text:p>
          </table:table-cell>
          <table:table-cell office:value-type="string" calcext:value-type="string">
            <text:p><text:a xlink:href="https://bulbapedia.bulbagarden.net/wiki/Starmie_(Pokémon)" xlink:type="simple"> </text:a> </text:p>
          </table:table-cell>
          <table:table-cell office:value-type="string" calcext:value-type="string">
            <text:p><text:a xlink:href="https://bulbapedia.bulbagarden.net/wiki/Starmie_(Pokémon)" xlink:type="simple">Starmie</text:a> </text:p>
          </table:table-cell>
          <table:table-cell office:value-type="string" calcext:value-type="string">
            <text:p><text:a xlink:href="https://wiki.xn--rckteqa2e.com/wiki/スターミー" xlink:type="simple">スターミー</text:a> </text:p>
          </table:table-cell>
          <table:table-cell office:value-type="string" calcext:value-type="string">
            <text:p>Sutāmī</text:p>
          </table:table-cell>
          <table:table-cell office:value-type="string" calcext:value-type="string">
            <text:p>Starmie </text:p>
          </table:table-cell>
        </table:table-row>
        <table:table-row table:style-name="ro1">
          <table:table-cell office:value-type="string" calcext:value-type="string">
            <text:p>#0122 </text:p>
          </table:table-cell>
          <table:table-cell office:value-type="string" calcext:value-type="string">
            <text:p><text:a xlink:href="https://bulbapedia.bulbagarden.net/wiki/Mr._Mime_(Pokémon)" xlink:type="simple"> </text:a> </text:p>
          </table:table-cell>
          <table:table-cell office:value-type="string" calcext:value-type="string">
            <text:p><text:a xlink:href="https://bulbapedia.bulbagarden.net/wiki/Mr._Mime_(Pokémon)" xlink:type="simple">Mr. Mime</text:a> </text:p>
          </table:table-cell>
          <table:table-cell office:value-type="string" calcext:value-type="string">
            <text:p><text:a xlink:href="https://wiki.xn--rckteqa2e.com/wiki/バリヤード" xlink:type="simple">バリヤード</text:a> </text:p>
          </table:table-cell>
          <table:table-cell office:value-type="string" calcext:value-type="string">
            <text:p>Bariyādo</text:p>
          </table:table-cell>
          <table:table-cell office:value-type="string" calcext:value-type="string">
            <text:p>Barrierd </text:p>
          </table:table-cell>
        </table:table-row>
        <table:table-row table:style-name="ro1">
          <table:table-cell office:value-type="string" calcext:value-type="string">
            <text:p>#0123 </text:p>
          </table:table-cell>
          <table:table-cell office:value-type="string" calcext:value-type="string">
            <text:p><text:a xlink:href="https://bulbapedia.bulbagarden.net/wiki/Scyther_(Pokémon)" xlink:type="simple"> </text:a> </text:p>
          </table:table-cell>
          <table:table-cell office:value-type="string" calcext:value-type="string">
            <text:p><text:a xlink:href="https://bulbapedia.bulbagarden.net/wiki/Scyther_(Pokémon)" xlink:type="simple">Scyther</text:a> </text:p>
          </table:table-cell>
          <table:table-cell office:value-type="string" calcext:value-type="string">
            <text:p><text:a xlink:href="https://wiki.xn--rckteqa2e.com/wiki/ストライク" xlink:type="simple">ストライク</text:a> </text:p>
          </table:table-cell>
          <table:table-cell office:value-type="string" calcext:value-type="string">
            <text:p>Sutoraiku</text:p>
          </table:table-cell>
          <table:table-cell office:value-type="string" calcext:value-type="string">
            <text:p>Strike </text:p>
          </table:table-cell>
        </table:table-row>
        <table:table-row table:style-name="ro1">
          <table:table-cell office:value-type="string" calcext:value-type="string">
            <text:p>#0124 </text:p>
          </table:table-cell>
          <table:table-cell office:value-type="string" calcext:value-type="string">
            <text:p><text:a xlink:href="https://bulbapedia.bulbagarden.net/wiki/Jynx_(Pokémon)" xlink:type="simple"> </text:a> </text:p>
          </table:table-cell>
          <table:table-cell office:value-type="string" calcext:value-type="string">
            <text:p><text:a xlink:href="https://bulbapedia.bulbagarden.net/wiki/Jynx_(Pokémon)" xlink:type="simple">Jynx</text:a> </text:p>
          </table:table-cell>
          <table:table-cell office:value-type="string" calcext:value-type="string">
            <text:p><text:a xlink:href="https://wiki.xn--rckteqa2e.com/wiki/ルージュラ" xlink:type="simple">ルージュラ</text:a> </text:p>
          </table:table-cell>
          <table:table-cell office:value-type="string" calcext:value-type="string">
            <text:p>Rūjura</text:p>
          </table:table-cell>
          <table:table-cell office:value-type="string" calcext:value-type="string">
            <text:p>Rougela </text:p>
          </table:table-cell>
        </table:table-row>
        <table:table-row table:style-name="ro1">
          <table:table-cell office:value-type="string" calcext:value-type="string">
            <text:p>#0125 </text:p>
          </table:table-cell>
          <table:table-cell office:value-type="string" calcext:value-type="string">
            <text:p><text:a xlink:href="https://bulbapedia.bulbagarden.net/wiki/Electabuzz_(Pokémon)" xlink:type="simple"> </text:a> </text:p>
          </table:table-cell>
          <table:table-cell office:value-type="string" calcext:value-type="string">
            <text:p><text:a xlink:href="https://bulbapedia.bulbagarden.net/wiki/Electabuzz_(Pokémon)" xlink:type="simple">Electabuzz</text:a> </text:p>
          </table:table-cell>
          <table:table-cell office:value-type="string" calcext:value-type="string">
            <text:p><text:a xlink:href="https://wiki.xn--rckteqa2e.com/wiki/エレブー" xlink:type="simple">エレブー</text:a> </text:p>
          </table:table-cell>
          <table:table-cell office:value-type="string" calcext:value-type="string">
            <text:p>Erebū</text:p>
          </table:table-cell>
          <table:table-cell office:value-type="string" calcext:value-type="string">
            <text:p>Eleboo </text:p>
          </table:table-cell>
        </table:table-row>
        <table:table-row table:style-name="ro1">
          <table:table-cell office:value-type="string" calcext:value-type="string">
            <text:p>#0126 </text:p>
          </table:table-cell>
          <table:table-cell office:value-type="string" calcext:value-type="string">
            <text:p><text:a xlink:href="https://bulbapedia.bulbagarden.net/wiki/Magmar_(Pokémon)" xlink:type="simple"> </text:a> </text:p>
          </table:table-cell>
          <table:table-cell office:value-type="string" calcext:value-type="string">
            <text:p><text:a xlink:href="https://bulbapedia.bulbagarden.net/wiki/Magmar_(Pokémon)" xlink:type="simple">Magmar</text:a> </text:p>
          </table:table-cell>
          <table:table-cell office:value-type="string" calcext:value-type="string">
            <text:p><text:a xlink:href="https://wiki.xn--rckteqa2e.com/wiki/ブーバー" xlink:type="simple">ブーバー</text:a> </text:p>
          </table:table-cell>
          <table:table-cell office:value-type="string" calcext:value-type="string">
            <text:p>Būbā</text:p>
          </table:table-cell>
          <table:table-cell office:value-type="string" calcext:value-type="string">
            <text:p>Boober </text:p>
          </table:table-cell>
        </table:table-row>
        <table:table-row table:style-name="ro1">
          <table:table-cell office:value-type="string" calcext:value-type="string">
            <text:p>#0127 </text:p>
          </table:table-cell>
          <table:table-cell office:value-type="string" calcext:value-type="string">
            <text:p><text:a xlink:href="https://bulbapedia.bulbagarden.net/wiki/Pinsir_(Pokémon)" xlink:type="simple"> </text:a> </text:p>
          </table:table-cell>
          <table:table-cell office:value-type="string" calcext:value-type="string">
            <text:p><text:a xlink:href="https://bulbapedia.bulbagarden.net/wiki/Pinsir_(Pokémon)" xlink:type="simple">Pinsir</text:a> </text:p>
          </table:table-cell>
          <table:table-cell office:value-type="string" calcext:value-type="string">
            <text:p><text:a xlink:href="https://wiki.xn--rckteqa2e.com/wiki/カイロス" xlink:type="simple">カイロス</text:a> </text:p>
          </table:table-cell>
          <table:table-cell office:value-type="string" calcext:value-type="string">
            <text:p>Kairosu</text:p>
          </table:table-cell>
          <table:table-cell office:value-type="string" calcext:value-type="string">
            <text:p>Kailios </text:p>
          </table:table-cell>
        </table:table-row>
        <table:table-row table:style-name="ro1">
          <table:table-cell office:value-type="string" calcext:value-type="string">
            <text:p>#0128 </text:p>
          </table:table-cell>
          <table:table-cell office:value-type="string" calcext:value-type="string">
            <text:p><text:a xlink:href="https://bulbapedia.bulbagarden.net/wiki/Tauros_(Pokémon)" xlink:type="simple"> </text:a> </text:p>
          </table:table-cell>
          <table:table-cell office:value-type="string" calcext:value-type="string">
            <text:p><text:a xlink:href="https://bulbapedia.bulbagarden.net/wiki/Tauros_(Pokémon)" xlink:type="simple">Tauros</text:a> </text:p>
          </table:table-cell>
          <table:table-cell office:value-type="string" calcext:value-type="string">
            <text:p><text:a xlink:href="https://wiki.xn--rckteqa2e.com/wiki/ケンタロス" xlink:type="simple">ケンタロス</text:a> </text:p>
          </table:table-cell>
          <table:table-cell office:value-type="string" calcext:value-type="string">
            <text:p>Kentarosu</text:p>
          </table:table-cell>
          <table:table-cell office:value-type="string" calcext:value-type="string">
            <text:p>Kentauros </text:p>
          </table:table-cell>
        </table:table-row>
        <table:table-row table:style-name="ro1">
          <table:table-cell office:value-type="string" calcext:value-type="string">
            <text:p>#0129 </text:p>
          </table:table-cell>
          <table:table-cell office:value-type="string" calcext:value-type="string">
            <text:p><text:a xlink:href="https://bulbapedia.bulbagarden.net/wiki/Magikarp_(Pokémon)" xlink:type="simple"> </text:a> </text:p>
          </table:table-cell>
          <table:table-cell office:value-type="string" calcext:value-type="string">
            <text:p><text:a xlink:href="https://bulbapedia.bulbagarden.net/wiki/Magikarp_(Pokémon)" xlink:type="simple">Magikarp</text:a> </text:p>
          </table:table-cell>
          <table:table-cell office:value-type="string" calcext:value-type="string">
            <text:p><text:a xlink:href="https://wiki.xn--rckteqa2e.com/wiki/コイキング" xlink:type="simple">コイキング</text:a> </text:p>
          </table:table-cell>
          <table:table-cell office:value-type="string" calcext:value-type="string">
            <text:p>Koikingu</text:p>
          </table:table-cell>
          <table:table-cell office:value-type="string" calcext:value-type="string">
            <text:p>Koiking </text:p>
          </table:table-cell>
        </table:table-row>
        <table:table-row table:style-name="ro1">
          <table:table-cell office:value-type="string" calcext:value-type="string">
            <text:p>#0130 </text:p>
          </table:table-cell>
          <table:table-cell office:value-type="string" calcext:value-type="string">
            <text:p><text:a xlink:href="https://bulbapedia.bulbagarden.net/wiki/Gyarados_(Pokémon)" xlink:type="simple"> </text:a> </text:p>
          </table:table-cell>
          <table:table-cell office:value-type="string" calcext:value-type="string">
            <text:p><text:a xlink:href="https://bulbapedia.bulbagarden.net/wiki/Gyarados_(Pokémon)" xlink:type="simple">Gyarados</text:a> </text:p>
          </table:table-cell>
          <table:table-cell office:value-type="string" calcext:value-type="string">
            <text:p><text:a xlink:href="https://wiki.xn--rckteqa2e.com/wiki/ギャラドス" xlink:type="simple">ギャラドス</text:a> </text:p>
          </table:table-cell>
          <table:table-cell office:value-type="string" calcext:value-type="string">
            <text:p>Gyaradosu</text:p>
          </table:table-cell>
          <table:table-cell office:value-type="string" calcext:value-type="string">
            <text:p>Gyarados* </text:p>
          </table:table-cell>
        </table:table-row>
        <table:table-row table:style-name="ro1">
          <table:table-cell office:value-type="string" calcext:value-type="string">
            <text:p>#0131 </text:p>
          </table:table-cell>
          <table:table-cell office:value-type="string" calcext:value-type="string">
            <text:p><text:a xlink:href="https://bulbapedia.bulbagarden.net/wiki/Lapras_(Pokémon)" xlink:type="simple"> </text:a> </text:p>
          </table:table-cell>
          <table:table-cell office:value-type="string" calcext:value-type="string">
            <text:p><text:a xlink:href="https://bulbapedia.bulbagarden.net/wiki/Lapras_(Pokémon)" xlink:type="simple">Lapras</text:a> </text:p>
          </table:table-cell>
          <table:table-cell office:value-type="string" calcext:value-type="string">
            <text:p><text:a xlink:href="https://wiki.xn--rckteqa2e.com/wiki/ラプラス" xlink:type="simple">ラプラス</text:a> </text:p>
          </table:table-cell>
          <table:table-cell office:value-type="string" calcext:value-type="string">
            <text:p>Rapurasu</text:p>
          </table:table-cell>
          <table:table-cell office:value-type="string" calcext:value-type="string">
            <text:p>Laplace </text:p>
          </table:table-cell>
        </table:table-row>
        <table:table-row table:style-name="ro1">
          <table:table-cell office:value-type="string" calcext:value-type="string">
            <text:p>#0132 </text:p>
          </table:table-cell>
          <table:table-cell office:value-type="string" calcext:value-type="string">
            <text:p><text:a xlink:href="https://bulbapedia.bulbagarden.net/wiki/Ditto_(Pokémon)" xlink:type="simple"> </text:a> </text:p>
          </table:table-cell>
          <table:table-cell office:value-type="string" calcext:value-type="string">
            <text:p><text:a xlink:href="https://bulbapedia.bulbagarden.net/wiki/Ditto_(Pokémon)" xlink:type="simple">Ditto</text:a> </text:p>
          </table:table-cell>
          <table:table-cell office:value-type="string" calcext:value-type="string">
            <text:p><text:a xlink:href="https://wiki.xn--rckteqa2e.com/wiki/メタモン" xlink:type="simple">メタモン</text:a> </text:p>
          </table:table-cell>
          <table:table-cell office:value-type="string" calcext:value-type="string">
            <text:p>Metamon</text:p>
          </table:table-cell>
          <table:table-cell office:value-type="string" calcext:value-type="string">
            <text:p>Metamon </text:p>
          </table:table-cell>
        </table:table-row>
        <table:table-row table:style-name="ro1">
          <table:table-cell office:value-type="string" calcext:value-type="string">
            <text:p>#0133 </text:p>
          </table:table-cell>
          <table:table-cell office:value-type="string" calcext:value-type="string">
            <text:p><text:a xlink:href="https://bulbapedia.bulbagarden.net/wiki/Eevee_(Pokémon)" xlink:type="simple"> </text:a> </text:p>
          </table:table-cell>
          <table:table-cell office:value-type="string" calcext:value-type="string">
            <text:p><text:a xlink:href="https://bulbapedia.bulbagarden.net/wiki/Eevee_(Pokémon)" xlink:type="simple">Eevee</text:a> </text:p>
          </table:table-cell>
          <table:table-cell office:value-type="string" calcext:value-type="string">
            <text:p><text:a xlink:href="https://wiki.xn--rckteqa2e.com/wiki/イーブイ" xlink:type="simple">イーブイ</text:a> </text:p>
          </table:table-cell>
          <table:table-cell office:value-type="string" calcext:value-type="string">
            <text:p>Ībui</text:p>
          </table:table-cell>
          <table:table-cell office:value-type="string" calcext:value-type="string">
            <text:p>Eievui </text:p>
          </table:table-cell>
        </table:table-row>
        <table:table-row table:style-name="ro1">
          <table:table-cell office:value-type="string" calcext:value-type="string">
            <text:p>#0134 </text:p>
          </table:table-cell>
          <table:table-cell office:value-type="string" calcext:value-type="string">
            <text:p><text:a xlink:href="https://bulbapedia.bulbagarden.net/wiki/Vaporeon_(Pokémon)" xlink:type="simple"> </text:a> </text:p>
          </table:table-cell>
          <table:table-cell office:value-type="string" calcext:value-type="string">
            <text:p><text:a xlink:href="https://bulbapedia.bulbagarden.net/wiki/Vaporeon_(Pokémon)" xlink:type="simple">Vaporeon</text:a> </text:p>
          </table:table-cell>
          <table:table-cell office:value-type="string" calcext:value-type="string">
            <text:p><text:a xlink:href="https://wiki.xn--rckteqa2e.com/wiki/シャワーズ" xlink:type="simple">シャワーズ</text:a> </text:p>
          </table:table-cell>
          <table:table-cell office:value-type="string" calcext:value-type="string">
            <text:p>Shawāzu</text:p>
          </table:table-cell>
          <table:table-cell office:value-type="string" calcext:value-type="string">
            <text:p>Showers </text:p>
          </table:table-cell>
        </table:table-row>
        <table:table-row table:style-name="ro1">
          <table:table-cell office:value-type="string" calcext:value-type="string">
            <text:p>#0135 </text:p>
          </table:table-cell>
          <table:table-cell office:value-type="string" calcext:value-type="string">
            <text:p><text:a xlink:href="https://bulbapedia.bulbagarden.net/wiki/Jolteon_(Pokémon)" xlink:type="simple"> </text:a> </text:p>
          </table:table-cell>
          <table:table-cell office:value-type="string" calcext:value-type="string">
            <text:p><text:a xlink:href="https://bulbapedia.bulbagarden.net/wiki/Jolteon_(Pokémon)" xlink:type="simple">Jolteon</text:a> </text:p>
          </table:table-cell>
          <table:table-cell office:value-type="string" calcext:value-type="string">
            <text:p><text:a xlink:href="https://wiki.xn--rckteqa2e.com/wiki/サンダース" xlink:type="simple">サンダース</text:a> </text:p>
          </table:table-cell>
          <table:table-cell office:value-type="string" calcext:value-type="string">
            <text:p>Sandāsu</text:p>
          </table:table-cell>
          <table:table-cell office:value-type="string" calcext:value-type="string">
            <text:p>Thunders </text:p>
          </table:table-cell>
        </table:table-row>
        <table:table-row table:style-name="ro1">
          <table:table-cell office:value-type="string" calcext:value-type="string">
            <text:p>#0136 </text:p>
          </table:table-cell>
          <table:table-cell office:value-type="string" calcext:value-type="string">
            <text:p><text:a xlink:href="https://bulbapedia.bulbagarden.net/wiki/Flareon_(Pokémon)" xlink:type="simple"> </text:a> </text:p>
          </table:table-cell>
          <table:table-cell office:value-type="string" calcext:value-type="string">
            <text:p><text:a xlink:href="https://bulbapedia.bulbagarden.net/wiki/Flareon_(Pokémon)" xlink:type="simple">Flareon</text:a> </text:p>
          </table:table-cell>
          <table:table-cell office:value-type="string" calcext:value-type="string">
            <text:p><text:a xlink:href="https://wiki.xn--rckteqa2e.com/wiki/ブースター" xlink:type="simple">ブースター</text:a> </text:p>
          </table:table-cell>
          <table:table-cell office:value-type="string" calcext:value-type="string">
            <text:p>Būsutā</text:p>
          </table:table-cell>
          <table:table-cell office:value-type="string" calcext:value-type="string">
            <text:p>Booster </text:p>
          </table:table-cell>
        </table:table-row>
        <table:table-row table:style-name="ro1">
          <table:table-cell office:value-type="string" calcext:value-type="string">
            <text:p>#0137 </text:p>
          </table:table-cell>
          <table:table-cell office:value-type="string" calcext:value-type="string">
            <text:p><text:a xlink:href="https://bulbapedia.bulbagarden.net/wiki/Porygon_(Pokémon)" xlink:type="simple"> </text:a> </text:p>
          </table:table-cell>
          <table:table-cell office:value-type="string" calcext:value-type="string">
            <text:p><text:a xlink:href="https://bulbapedia.bulbagarden.net/wiki/Porygon_(Pokémon)" xlink:type="simple">Porygon</text:a> </text:p>
          </table:table-cell>
          <table:table-cell office:value-type="string" calcext:value-type="string">
            <text:p><text:a xlink:href="https://wiki.xn--rckteqa2e.com/wiki/ポリゴン" xlink:type="simple">ポリゴン</text:a> </text:p>
          </table:table-cell>
          <table:table-cell office:value-type="string" calcext:value-type="string">
            <text:p>Porigon</text:p>
          </table:table-cell>
          <table:table-cell office:value-type="string" calcext:value-type="string">
            <text:p>Porygon </text:p>
          </table:table-cell>
        </table:table-row>
        <table:table-row table:style-name="ro1">
          <table:table-cell office:value-type="string" calcext:value-type="string">
            <text:p>#0138 </text:p>
          </table:table-cell>
          <table:table-cell office:value-type="string" calcext:value-type="string">
            <text:p><text:a xlink:href="https://bulbapedia.bulbagarden.net/wiki/Omanyte_(Pokémon)" xlink:type="simple"> </text:a> </text:p>
          </table:table-cell>
          <table:table-cell office:value-type="string" calcext:value-type="string">
            <text:p><text:a xlink:href="https://bulbapedia.bulbagarden.net/wiki/Omanyte_(Pokémon)" xlink:type="simple">Omanyte</text:a> </text:p>
          </table:table-cell>
          <table:table-cell office:value-type="string" calcext:value-type="string">
            <text:p><text:a xlink:href="https://wiki.xn--rckteqa2e.com/wiki/オムナイト" xlink:type="simple">オムナイト</text:a> </text:p>
          </table:table-cell>
          <table:table-cell office:value-type="string" calcext:value-type="string">
            <text:p>Omunaito</text:p>
          </table:table-cell>
          <table:table-cell office:value-type="string" calcext:value-type="string">
            <text:p>Omnite* </text:p>
          </table:table-cell>
        </table:table-row>
        <table:table-row table:style-name="ro1">
          <table:table-cell office:value-type="string" calcext:value-type="string">
            <text:p>#0139 </text:p>
          </table:table-cell>
          <table:table-cell office:value-type="string" calcext:value-type="string">
            <text:p><text:a xlink:href="https://bulbapedia.bulbagarden.net/wiki/Omastar_(Pokémon)" xlink:type="simple"> </text:a> </text:p>
          </table:table-cell>
          <table:table-cell office:value-type="string" calcext:value-type="string">
            <text:p><text:a xlink:href="https://bulbapedia.bulbagarden.net/wiki/Omastar_(Pokémon)" xlink:type="simple">Omastar</text:a> </text:p>
          </table:table-cell>
          <table:table-cell office:value-type="string" calcext:value-type="string">
            <text:p><text:a xlink:href="https://wiki.xn--rckteqa2e.com/wiki/オムスター" xlink:type="simple">オムスター</text:a> </text:p>
          </table:table-cell>
          <table:table-cell office:value-type="string" calcext:value-type="string">
            <text:p>Omusutā</text:p>
          </table:table-cell>
          <table:table-cell office:value-type="string" calcext:value-type="string">
            <text:p>Omstar* </text:p>
          </table:table-cell>
        </table:table-row>
        <table:table-row table:style-name="ro1">
          <table:table-cell office:value-type="string" calcext:value-type="string">
            <text:p>#0140 </text:p>
          </table:table-cell>
          <table:table-cell office:value-type="string" calcext:value-type="string">
            <text:p><text:a xlink:href="https://bulbapedia.bulbagarden.net/wiki/Kabuto_(Pokémon)" xlink:type="simple"> </text:a> </text:p>
          </table:table-cell>
          <table:table-cell office:value-type="string" calcext:value-type="string">
            <text:p><text:a xlink:href="https://bulbapedia.bulbagarden.net/wiki/Kabuto_(Pokémon)" xlink:type="simple">Kabuto</text:a> </text:p>
          </table:table-cell>
          <table:table-cell office:value-type="string" calcext:value-type="string">
            <text:p><text:a xlink:href="https://wiki.xn--rckteqa2e.com/wiki/カブト" xlink:type="simple">カブト</text:a> 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 </text:p>
          </table:table-cell>
        </table:table-row>
        <table:table-row table:style-name="ro1">
          <table:table-cell office:value-type="string" calcext:value-type="string">
            <text:p>#0141 </text:p>
          </table:table-cell>
          <table:table-cell office:value-type="string" calcext:value-type="string">
            <text:p><text:a xlink:href="https://bulbapedia.bulbagarden.net/wiki/Kabutops_(Pokémon)" xlink:type="simple"> </text:a> </text:p>
          </table:table-cell>
          <table:table-cell office:value-type="string" calcext:value-type="string">
            <text:p><text:a xlink:href="https://bulbapedia.bulbagarden.net/wiki/Kabutops_(Pokémon)" xlink:type="simple">Kabutops</text:a> </text:p>
          </table:table-cell>
          <table:table-cell office:value-type="string" calcext:value-type="string">
            <text:p><text:a xlink:href="https://wiki.xn--rckteqa2e.com/wiki/カブトプス" xlink:type="simple">カブトプス</text:a> </text:p>
          </table:table-cell>
          <table:table-cell office:value-type="string" calcext:value-type="string">
            <text:p>Kabutopusu</text:p>
          </table:table-cell>
          <table:table-cell office:value-type="string" calcext:value-type="string">
            <text:p>Kabutops* </text:p>
          </table:table-cell>
        </table:table-row>
        <table:table-row table:style-name="ro1">
          <table:table-cell office:value-type="string" calcext:value-type="string">
            <text:p>#0142 </text:p>
          </table:table-cell>
          <table:table-cell office:value-type="string" calcext:value-type="string">
            <text:p><text:a xlink:href="https://bulbapedia.bulbagarden.net/wiki/Aerodactyl_(Pokémon)" xlink:type="simple"> </text:a> </text:p>
          </table:table-cell>
          <table:table-cell office:value-type="string" calcext:value-type="string">
            <text:p><text:a xlink:href="https://bulbapedia.bulbagarden.net/wiki/Aerodactyl_(Pokémon)" xlink:type="simple">Aerodactyl</text:a> </text:p>
          </table:table-cell>
          <table:table-cell office:value-type="string" calcext:value-type="string">
            <text:p><text:a xlink:href="https://wiki.xn--rckteqa2e.com/wiki/プテラ" xlink:type="simple">プテラ</text:a> </text:p>
          </table:table-cell>
          <table:table-cell office:value-type="string" calcext:value-type="string">
            <text:p>Putera</text:p>
          </table:table-cell>
          <table:table-cell office:value-type="string" calcext:value-type="string">
            <text:p>Ptera </text:p>
          </table:table-cell>
        </table:table-row>
        <table:table-row table:style-name="ro1">
          <table:table-cell office:value-type="string" calcext:value-type="string">
            <text:p>#0143 </text:p>
          </table:table-cell>
          <table:table-cell office:value-type="string" calcext:value-type="string">
            <text:p><text:a xlink:href="https://bulbapedia.bulbagarden.net/wiki/Snorlax_(Pokémon)" xlink:type="simple"> </text:a> </text:p>
          </table:table-cell>
          <table:table-cell office:value-type="string" calcext:value-type="string">
            <text:p><text:a xlink:href="https://bulbapedia.bulbagarden.net/wiki/Snorlax_(Pokémon)" xlink:type="simple">Snorlax</text:a> </text:p>
          </table:table-cell>
          <table:table-cell office:value-type="string" calcext:value-type="string">
            <text:p><text:a xlink:href="https://wiki.xn--rckteqa2e.com/wiki/カビゴン" xlink:type="simple">カビゴン</text:a> </text:p>
          </table:table-cell>
          <table:table-cell office:value-type="string" calcext:value-type="string">
            <text:p>Kabigon</text:p>
          </table:table-cell>
          <table:table-cell office:value-type="string" calcext:value-type="string">
            <text:p>Kabigon </text:p>
          </table:table-cell>
        </table:table-row>
        <table:table-row table:style-name="ro1">
          <table:table-cell office:value-type="string" calcext:value-type="string">
            <text:p>#0144 </text:p>
          </table:table-cell>
          <table:table-cell office:value-type="string" calcext:value-type="string">
            <text:p><text:a xlink:href="https://bulbapedia.bulbagarden.net/wiki/Articuno_(Pokémon)" xlink:type="simple"> </text:a> </text:p>
          </table:table-cell>
          <table:table-cell office:value-type="string" calcext:value-type="string">
            <text:p><text:a xlink:href="https://bulbapedia.bulbagarden.net/wiki/Articuno_(Pokémon)" xlink:type="simple">Articuno</text:a> </text:p>
          </table:table-cell>
          <table:table-cell office:value-type="string" calcext:value-type="string">
            <text:p><text:a xlink:href="https://wiki.xn--rckteqa2e.com/wiki/フリーザー" xlink:type="simple">フリーザー</text:a> </text:p>
          </table:table-cell>
          <table:table-cell office:value-type="string" calcext:value-type="string">
            <text:p>Furīzā</text:p>
          </table:table-cell>
          <table:table-cell office:value-type="string" calcext:value-type="string">
            <text:p>Freezer </text:p>
          </table:table-cell>
        </table:table-row>
        <table:table-row table:style-name="ro1">
          <table:table-cell office:value-type="string" calcext:value-type="string">
            <text:p>#0145 </text:p>
          </table:table-cell>
          <table:table-cell office:value-type="string" calcext:value-type="string">
            <text:p><text:a xlink:href="https://bulbapedia.bulbagarden.net/wiki/Zapdos_(Pokémon)" xlink:type="simple"> </text:a> </text:p>
          </table:table-cell>
          <table:table-cell office:value-type="string" calcext:value-type="string">
            <text:p><text:a xlink:href="https://bulbapedia.bulbagarden.net/wiki/Zapdos_(Pokémon)" xlink:type="simple">Zapdos</text:a> </text:p>
          </table:table-cell>
          <table:table-cell office:value-type="string" calcext:value-type="string">
            <text:p><text:a xlink:href="https://wiki.xn--rckteqa2e.com/wiki/サンダー" xlink:type="simple">サンダー</text:a> </text:p>
          </table:table-cell>
          <table:table-cell office:value-type="string" calcext:value-type="string">
            <text:p>Sandā</text:p>
          </table:table-cell>
          <table:table-cell office:value-type="string" calcext:value-type="string">
            <text:p>Thunder </text:p>
          </table:table-cell>
        </table:table-row>
        <table:table-row table:style-name="ro1">
          <table:table-cell office:value-type="string" calcext:value-type="string">
            <text:p>#0146 </text:p>
          </table:table-cell>
          <table:table-cell office:value-type="string" calcext:value-type="string">
            <text:p><text:a xlink:href="https://bulbapedia.bulbagarden.net/wiki/Moltres_(Pokémon)" xlink:type="simple"> </text:a> </text:p>
          </table:table-cell>
          <table:table-cell office:value-type="string" calcext:value-type="string">
            <text:p><text:a xlink:href="https://bulbapedia.bulbagarden.net/wiki/Moltres_(Pokémon)" xlink:type="simple">Moltres</text:a> </text:p>
          </table:table-cell>
          <table:table-cell office:value-type="string" calcext:value-type="string">
            <text:p><text:a xlink:href="https://wiki.xn--rckteqa2e.com/wiki/ファイヤー" xlink:type="simple">ファイヤー</text:a> </text:p>
          </table:table-cell>
          <table:table-cell office:value-type="string" calcext:value-type="string">
            <text:p>Faiyā</text:p>
          </table:table-cell>
          <table:table-cell office:value-type="string" calcext:value-type="string">
            <text:p>Fire </text:p>
          </table:table-cell>
        </table:table-row>
        <table:table-row table:style-name="ro1">
          <table:table-cell office:value-type="string" calcext:value-type="string">
            <text:p>#0147 </text:p>
          </table:table-cell>
          <table:table-cell office:value-type="string" calcext:value-type="string">
            <text:p><text:a xlink:href="https://bulbapedia.bulbagarden.net/wiki/Dratini_(Pokémon)" xlink:type="simple"> </text:a> </text:p>
          </table:table-cell>
          <table:table-cell office:value-type="string" calcext:value-type="string">
            <text:p><text:a xlink:href="https://bulbapedia.bulbagarden.net/wiki/Dratini_(Pokémon)" xlink:type="simple">Dratini</text:a> </text:p>
          </table:table-cell>
          <table:table-cell office:value-type="string" calcext:value-type="string">
            <text:p><text:a xlink:href="https://wiki.xn--rckteqa2e.com/wiki/ミニリュウ" xlink:type="simple">ミニリュウ</text:a> </text:p>
          </table:table-cell>
          <table:table-cell office:value-type="string" calcext:value-type="string">
            <text:p>Miniryū</text:p>
          </table:table-cell>
          <table:table-cell office:value-type="string" calcext:value-type="string">
            <text:p>Miniryu </text:p>
          </table:table-cell>
        </table:table-row>
        <table:table-row table:style-name="ro1">
          <table:table-cell office:value-type="string" calcext:value-type="string">
            <text:p>#0148 </text:p>
          </table:table-cell>
          <table:table-cell office:value-type="string" calcext:value-type="string">
            <text:p><text:a xlink:href="https://bulbapedia.bulbagarden.net/wiki/Dragonair_(Pokémon)" xlink:type="simple"> </text:a> </text:p>
          </table:table-cell>
          <table:table-cell office:value-type="string" calcext:value-type="string">
            <text:p><text:a xlink:href="https://bulbapedia.bulbagarden.net/wiki/Dragonair_(Pokémon)" xlink:type="simple">Dragonair</text:a> </text:p>
          </table:table-cell>
          <table:table-cell office:value-type="string" calcext:value-type="string">
            <text:p><text:a xlink:href="https://wiki.xn--rckteqa2e.com/wiki/ハクリュー" xlink:type="simple">ハクリュー</text:a> </text:p>
          </table:table-cell>
          <table:table-cell office:value-type="string" calcext:value-type="string">
            <text:p>Hakuryū</text:p>
          </table:table-cell>
          <table:table-cell office:value-type="string" calcext:value-type="string">
            <text:p>Hakuryu </text:p>
          </table:table-cell>
        </table:table-row>
        <table:table-row table:style-name="ro1">
          <table:table-cell office:value-type="string" calcext:value-type="string">
            <text:p>#0149 </text:p>
          </table:table-cell>
          <table:table-cell office:value-type="string" calcext:value-type="string">
            <text:p><text:a xlink:href="https://bulbapedia.bulbagarden.net/wiki/Dragonite_(Pokémon)" xlink:type="simple"> </text:a> </text:p>
          </table:table-cell>
          <table:table-cell office:value-type="string" calcext:value-type="string">
            <text:p><text:a xlink:href="https://bulbapedia.bulbagarden.net/wiki/Dragonite_(Pokémon)" xlink:type="simple">Dragonite</text:a> </text:p>
          </table:table-cell>
          <table:table-cell office:value-type="string" calcext:value-type="string">
            <text:p><text:a xlink:href="https://wiki.xn--rckteqa2e.com/wiki/カイリュー" xlink:type="simple">カイリュー</text:a> </text:p>
          </table:table-cell>
          <table:table-cell office:value-type="string" calcext:value-type="string">
            <text:p>Kairyū</text:p>
          </table:table-cell>
          <table:table-cell office:value-type="string" calcext:value-type="string">
            <text:p>Kairyu </text:p>
          </table:table-cell>
        </table:table-row>
        <table:table-row table:style-name="ro1">
          <table:table-cell office:value-type="string" calcext:value-type="string">
            <text:p>#0150 </text:p>
          </table:table-cell>
          <table:table-cell office:value-type="string" calcext:value-type="string">
            <text:p><text:a xlink:href="https://bulbapedia.bulbagarden.net/wiki/Mewtwo_(Pokémon)" xlink:type="simple"> </text:a> </text:p>
          </table:table-cell>
          <table:table-cell office:value-type="string" calcext:value-type="string">
            <text:p><text:a xlink:href="https://bulbapedia.bulbagarden.net/wiki/Mewtwo_(Pokémon)" xlink:type="simple">Mewtwo</text:a> </text:p>
          </table:table-cell>
          <table:table-cell office:value-type="string" calcext:value-type="string">
            <text:p><text:a xlink:href="https://wiki.xn--rckteqa2e.com/wiki/ミュウツー" xlink:type="simple">ミュウツー</text:a> </text:p>
          </table:table-cell>
          <table:table-cell office:value-type="string" calcext:value-type="string">
            <text:p>Myūtsū</text:p>
          </table:table-cell>
          <table:table-cell office:value-type="string" calcext:value-type="string">
            <text:p>Mewtwo </text:p>
          </table:table-cell>
        </table:table-row>
        <table:table-row table:style-name="ro1">
          <table:table-cell office:value-type="string" calcext:value-type="string">
            <text:p>#0151 </text:p>
          </table:table-cell>
          <table:table-cell office:value-type="string" calcext:value-type="string">
            <text:p><text:a xlink:href="https://bulbapedia.bulbagarden.net/wiki/Mew_(Pokémon)" xlink:type="simple"> </text:a> </text:p>
          </table:table-cell>
          <table:table-cell office:value-type="string" calcext:value-type="string">
            <text:p><text:a xlink:href="https://bulbapedia.bulbagarden.net/wiki/Mew_(Pokémon)" xlink:type="simple">Mew</text:a> </text:p>
          </table:table-cell>
          <table:table-cell office:value-type="string" calcext:value-type="string">
            <text:p><text:a xlink:href="https://wiki.xn--rckteqa2e.com/wiki/ミュウ" xlink:type="simple">ミュウ</text:a> </text:p>
          </table:table-cell>
          <table:table-cell office:value-type="string" calcext:value-type="string">
            <text:p>Myū</text:p>
          </table:table-cell>
          <table:table-cell office:value-type="string" calcext:value-type="string">
            <text:p>Mew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21:32.626946728</meta:creation-date>
    <dc:date>2023-10-20T21:29:47.339101608</dc:date>
    <meta:editing-duration>PT8M15S</meta:editing-duration>
    <meta:editing-cycles>1</meta:editing-cycles>
    <meta:document-statistic meta:table-count="1" meta:cell-count="906" meta:object-count="151"/>
    <meta:generator>LibreOffice/7.5.6.2$Linux_X86_64 LibreOffice_project/50$Build-2</meta:generator>
  </office:meta>
</office:document-meta>
</file>